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490514"/>
    </style:style>
    <style:style style:name="P34" style:family="paragraph" style:parent-style-name="Standard">
      <style:text-properties officeooo:rsid="0103ba70" officeooo:paragraph-rsid="0051d571"/>
    </style:style>
    <style:style style:name="P35" style:family="paragraph" style:parent-style-name="Standard">
      <style:text-properties officeooo:rsid="0103ba70" officeooo:paragraph-rsid="0053a1b3"/>
    </style:style>
    <style:style style:name="P36" style:family="paragraph" style:parent-style-name="Standard">
      <style:text-properties officeooo:rsid="0103ba70" officeooo:paragraph-rsid="005fc6ef"/>
    </style:style>
    <style:style style:name="P37" style:family="paragraph" style:parent-style-name="Standard">
      <style:text-properties officeooo:rsid="0103ba70" officeooo:paragraph-rsid="0067e248"/>
    </style:style>
    <style:style style:name="P38" style:family="paragraph" style:parent-style-name="Standard">
      <style:text-properties officeooo:rsid="0103ba70" officeooo:paragraph-rsid="006cc756"/>
    </style:style>
    <style:style style:name="P39" style:family="paragraph" style:parent-style-name="Standard">
      <style:text-properties officeooo:rsid="0103ba70" officeooo:paragraph-rsid="006ecd82"/>
    </style:style>
    <style:style style:name="P40" style:family="paragraph" style:parent-style-name="Standard">
      <style:text-properties officeooo:rsid="0103ba70" officeooo:paragraph-rsid="0078fc16"/>
    </style:style>
    <style:style style:name="P41" style:family="paragraph" style:parent-style-name="Standard">
      <style:text-properties officeooo:rsid="0103ba70" officeooo:paragraph-rsid="007e7cc1"/>
    </style:style>
    <style:style style:name="P42" style:family="paragraph" style:parent-style-name="Standard">
      <style:text-properties officeooo:rsid="0103ba70" officeooo:paragraph-rsid="0083578d"/>
    </style:style>
    <style:style style:name="P43" style:family="paragraph" style:parent-style-name="Standard">
      <style:text-properties officeooo:rsid="0103ba70" officeooo:paragraph-rsid="0087d185"/>
    </style:style>
    <style:style style:name="P44" style:family="paragraph" style:parent-style-name="Standard">
      <style:text-properties officeooo:rsid="0103ba70" officeooo:paragraph-rsid="008c37e8"/>
    </style:style>
    <style:style style:name="P45" style:family="paragraph" style:parent-style-name="Standard">
      <style:text-properties officeooo:rsid="0103ba70" officeooo:paragraph-rsid="00964fe4"/>
    </style:style>
    <style:style style:name="P46" style:family="paragraph" style:parent-style-name="Standard">
      <style:text-properties officeooo:rsid="0103ba70" officeooo:paragraph-rsid="009e01e9"/>
    </style:style>
    <style:style style:name="P47" style:family="paragraph" style:parent-style-name="Standard">
      <style:text-properties officeooo:rsid="0103ba70" officeooo:paragraph-rsid="009fa0eb"/>
    </style:style>
    <style:style style:name="P48" style:family="paragraph" style:parent-style-name="Standard">
      <style:text-properties officeooo:rsid="0103ba70" officeooo:paragraph-rsid="00a18b49"/>
    </style:style>
    <style:style style:name="P49" style:family="paragraph" style:parent-style-name="Standard">
      <style:text-properties officeooo:rsid="0103ba70" officeooo:paragraph-rsid="00a621ab"/>
    </style:style>
    <style:style style:name="P50" style:family="paragraph" style:parent-style-name="Standard">
      <style:text-properties officeooo:rsid="0103ba70" officeooo:paragraph-rsid="00b1b7d9"/>
    </style:style>
    <style:style style:name="P51" style:family="paragraph" style:parent-style-name="Standard">
      <style:text-properties officeooo:rsid="0103ba70" officeooo:paragraph-rsid="00d3a383"/>
    </style:style>
    <style:style style:name="P52" style:family="paragraph" style:parent-style-name="Standard">
      <style:text-properties officeooo:rsid="0103ba70" officeooo:paragraph-rsid="00d823ce"/>
    </style:style>
    <style:style style:name="P53" style:family="paragraph" style:parent-style-name="Standard">
      <style:text-properties officeooo:rsid="0103ba70" officeooo:paragraph-rsid="00d83d57"/>
    </style:style>
    <style:style style:name="P54" style:family="paragraph" style:parent-style-name="Standard">
      <style:text-properties officeooo:rsid="0103ba70" officeooo:paragraph-rsid="00f24af6"/>
    </style:style>
    <style:style style:name="P55" style:family="paragraph" style:parent-style-name="Standard">
      <style:text-properties officeooo:rsid="0103ba70" officeooo:paragraph-rsid="00f2f124"/>
    </style:style>
    <style:style style:name="P56" style:family="paragraph" style:parent-style-name="Standard">
      <style:text-properties officeooo:rsid="00272da6" officeooo:paragraph-rsid="00272da6"/>
    </style:style>
    <style:style style:name="P57" style:family="paragraph" style:parent-style-name="Standard">
      <style:text-properties officeooo:rsid="00272da6" officeooo:paragraph-rsid="00490514"/>
    </style:style>
    <style:style style:name="P58" style:family="paragraph" style:parent-style-name="Standard">
      <style:text-properties officeooo:rsid="00272da6" officeooo:paragraph-rsid="0051d571"/>
    </style:style>
    <style:style style:name="P59" style:family="paragraph" style:parent-style-name="Standard">
      <style:text-properties officeooo:rsid="00272da6" officeooo:paragraph-rsid="0053a1b3"/>
    </style:style>
    <style:style style:name="P60" style:family="paragraph" style:parent-style-name="Standard">
      <style:text-properties officeooo:rsid="00272da6" officeooo:paragraph-rsid="005aa5a7"/>
    </style:style>
    <style:style style:name="P61" style:family="paragraph" style:parent-style-name="Standard">
      <style:text-properties officeooo:rsid="00272da6" officeooo:paragraph-rsid="005fc6ef"/>
    </style:style>
    <style:style style:name="P62" style:family="paragraph" style:parent-style-name="Standard">
      <style:text-properties officeooo:rsid="00272da6" officeooo:paragraph-rsid="0067e248"/>
    </style:style>
    <style:style style:name="P63" style:family="paragraph" style:parent-style-name="Standard">
      <style:paragraph-properties fo:text-align="justify" style:justify-single-word="false"/>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964fe4"/>
    </style:style>
    <style:style style:name="P65" style:family="paragraph" style:parent-style-name="Standard">
      <style:paragraph-properties fo:text-align="justify" style:justify-single-word="false"/>
      <style:text-properties officeooo:rsid="00272da6" officeooo:paragraph-rsid="00a6388c"/>
    </style:style>
    <style:style style:name="P66" style:family="paragraph" style:parent-style-name="Standard">
      <style:text-properties officeooo:rsid="00272da6" officeooo:paragraph-rsid="006cc756"/>
    </style:style>
    <style:style style:name="P67" style:family="paragraph" style:parent-style-name="Standard">
      <style:text-properties officeooo:rsid="00272da6" officeooo:paragraph-rsid="006ecd82"/>
    </style:style>
    <style:style style:name="P68" style:family="paragraph" style:parent-style-name="Standard">
      <style:text-properties officeooo:rsid="00272da6" officeooo:paragraph-rsid="0078fc16"/>
    </style:style>
    <style:style style:name="P69" style:family="paragraph" style:parent-style-name="Standard">
      <style:text-properties officeooo:paragraph-rsid="0042eb09"/>
    </style:style>
    <style:style style:name="P70" style:family="paragraph" style:parent-style-name="Standard">
      <style:text-properties officeooo:paragraph-rsid="00490514"/>
    </style:style>
    <style:style style:name="P71" style:family="paragraph" style:parent-style-name="Standard">
      <style:paragraph-properties fo:text-align="justify" style:justify-single-word="false"/>
      <style:text-properties officeooo:rsid="0042eb09" officeooo:paragraph-rsid="0042eb09"/>
    </style:style>
    <style:style style:name="P72" style:family="paragraph" style:parent-style-name="Standard">
      <style:paragraph-properties fo:text-align="justify" style:justify-single-word="false"/>
      <style:text-properties officeooo:rsid="0042eb09" officeooo:paragraph-rsid="0051d571"/>
    </style:style>
    <style:style style:name="P73" style:family="paragraph" style:parent-style-name="Standard">
      <style:text-properties officeooo:rsid="004b1f7f" officeooo:paragraph-rsid="004b1f7f"/>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font-name="Consolas" fo:font-size="10pt" officeooo:paragraph-rsid="008c37e8" style:font-size-asian="10pt"/>
    </style:style>
    <style:style style:name="P77" style:family="paragraph" style:parent-style-name="Standard">
      <style:paragraph-properties fo:text-align="start" style:justify-single-word="false"/>
      <style:text-properties fo:color="#000000" style:font-name="Consolas" fo:font-size="10pt" officeooo:paragraph-rsid="00a621ab" style:font-size-asian="10pt"/>
    </style:style>
    <style:style style:name="P78" style:family="paragraph" style:parent-style-name="Standard">
      <style:paragraph-properties fo:text-align="start" style:justify-single-word="false"/>
      <style:text-properties fo:color="#000000" style:font-name="Consolas" fo:font-size="10pt" officeooo:paragraph-rsid="00b1b7d9" style:font-size-asian="10pt"/>
    </style:style>
    <style:style style:name="P7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1" style:family="paragraph" style:parent-style-name="Standard">
      <style:text-properties officeooo:paragraph-rsid="0051d571"/>
    </style:style>
    <style:style style:name="P8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3f7f5f" style:font-name="Consolas" fo:font-size="10pt" officeooo:paragraph-rsid="00b556d5" style:font-size-asian="10pt"/>
    </style:style>
    <style:style style:name="P86" style:family="paragraph" style:parent-style-name="Standard">
      <style:text-properties officeooo:paragraph-rsid="0053a1b3"/>
    </style:style>
    <style:style style:name="P87" style:family="paragraph" style:parent-style-name="Standard">
      <style:paragraph-properties fo:text-align="justify" style:justify-single-word="false"/>
      <style:text-properties officeooo:rsid="00570fd3" officeooo:paragraph-rsid="00570fd3"/>
    </style:style>
    <style:style style:name="P88" style:family="paragraph" style:parent-style-name="Standard">
      <style:text-properties officeooo:paragraph-rsid="005fc6ef"/>
    </style:style>
    <style:style style:name="P89" style:family="paragraph" style:parent-style-name="Standard">
      <style:text-properties officeooo:rsid="00631401" officeooo:paragraph-rsid="00631401"/>
    </style:style>
    <style:style style:name="P90" style:family="paragraph" style:parent-style-name="Standard">
      <style:text-properties officeooo:rsid="00631401" officeooo:paragraph-rsid="0067e248"/>
    </style:style>
    <style:style style:name="P91" style:family="paragraph" style:parent-style-name="Standard">
      <style:text-properties officeooo:rsid="00631401" officeooo:paragraph-rsid="006cc756"/>
    </style:style>
    <style:style style:name="P92" style:family="paragraph" style:parent-style-name="Standard">
      <style:text-properties officeooo:rsid="00631401" officeooo:paragraph-rsid="006ecd82"/>
    </style:style>
    <style:style style:name="P93" style:family="paragraph" style:parent-style-name="Standard">
      <style:text-properties officeooo:rsid="00631401" officeooo:paragraph-rsid="0078fc16"/>
    </style:style>
    <style:style style:name="P94" style:family="paragraph" style:parent-style-name="Standard">
      <style:text-properties officeooo:paragraph-rsid="0067e248"/>
    </style:style>
    <style:style style:name="P95" style:family="paragraph" style:parent-style-name="Standard">
      <style:text-properties officeooo:paragraph-rsid="006cc756"/>
    </style:style>
    <style:style style:name="P96" style:family="paragraph" style:parent-style-name="Standard">
      <style:paragraph-properties fo:text-align="justify" style:justify-single-word="false"/>
      <style:text-properties officeooo:rsid="006d183d" officeooo:paragraph-rsid="006d183d"/>
    </style:style>
    <style:style style:name="P97" style:family="paragraph" style:parent-style-name="Standard">
      <style:paragraph-properties fo:text-align="justify" style:justify-single-word="false"/>
      <style:text-properties officeooo:rsid="006d183d" officeooo:paragraph-rsid="006ecd82"/>
    </style:style>
    <style:style style:name="P98" style:family="paragraph" style:parent-style-name="Standard">
      <style:text-properties officeooo:paragraph-rsid="006ecd82"/>
    </style:style>
    <style:style style:name="P99" style:family="paragraph" style:parent-style-name="Standard">
      <style:text-properties officeooo:rsid="00684807" officeooo:paragraph-rsid="00736b32"/>
    </style:style>
    <style:style style:name="P100" style:family="paragraph" style:parent-style-name="Standard">
      <style:text-properties officeooo:paragraph-rsid="0078fc16"/>
    </style:style>
    <style:style style:name="P101" style:family="paragraph" style:parent-style-name="Standard">
      <style:paragraph-properties fo:text-align="justify" style:justify-single-word="false"/>
      <style:text-properties officeooo:rsid="007ddfe8" officeooo:paragraph-rsid="007e7cc1"/>
    </style:style>
    <style:style style:name="P102" style:family="paragraph" style:parent-style-name="Standard">
      <style:paragraph-properties fo:text-align="justify" style:justify-single-word="false"/>
      <style:text-properties officeooo:rsid="007ddfe8" officeooo:paragraph-rsid="0083578d"/>
    </style:style>
    <style:style style:name="P103" style:family="paragraph" style:parent-style-name="Standard">
      <style:paragraph-properties fo:text-align="justify" style:justify-single-word="false"/>
      <style:text-properties officeooo:rsid="007ddfe8" officeooo:paragraph-rsid="0087d185"/>
    </style:style>
    <style:style style:name="P104" style:family="paragraph" style:parent-style-name="Standard">
      <style:paragraph-properties fo:text-align="justify" style:justify-single-word="false"/>
      <style:text-properties officeooo:rsid="007ddfe8" officeooo:paragraph-rsid="008c37e8"/>
    </style:style>
    <style:style style:name="P105" style:family="paragraph" style:parent-style-name="Standard">
      <style:paragraph-properties fo:text-align="justify" style:justify-single-word="false"/>
      <style:text-properties officeooo:rsid="007ddfe8" officeooo:paragraph-rsid="00964fe4"/>
    </style:style>
    <style:style style:name="P106" style:family="paragraph" style:parent-style-name="Standard">
      <style:paragraph-properties fo:text-align="justify" style:justify-single-word="false"/>
      <style:text-properties officeooo:rsid="007ddfe8" officeooo:paragraph-rsid="009e01e9"/>
    </style:style>
    <style:style style:name="P107" style:family="paragraph" style:parent-style-name="Standard">
      <style:paragraph-properties fo:text-align="justify" style:justify-single-word="false"/>
      <style:text-properties officeooo:rsid="007ddfe8" officeooo:paragraph-rsid="009fa0eb"/>
    </style:style>
    <style:style style:name="P108" style:family="paragraph" style:parent-style-name="Standard">
      <style:paragraph-properties fo:text-align="justify" style:justify-single-word="false"/>
      <style:text-properties officeooo:rsid="007ddfe8" officeooo:paragraph-rsid="00a18b49"/>
    </style:style>
    <style:style style:name="P109" style:family="paragraph" style:parent-style-name="Standard">
      <style:paragraph-properties fo:text-align="justify" style:justify-single-word="false"/>
      <style:text-properties officeooo:rsid="007ddfe8" officeooo:paragraph-rsid="00b1b7d9"/>
    </style:style>
    <style:style style:name="P110" style:family="paragraph" style:parent-style-name="Standard">
      <style:paragraph-properties fo:text-align="justify" style:justify-single-word="false"/>
      <style:text-properties officeooo:rsid="007ddfe8" officeooo:paragraph-rsid="00d3a383"/>
    </style:style>
    <style:style style:name="P111" style:family="paragraph" style:parent-style-name="Standard">
      <style:paragraph-properties fo:text-align="justify" style:justify-single-word="false"/>
      <style:text-properties officeooo:rsid="007ddfe8" officeooo:paragraph-rsid="00d823ce"/>
    </style:style>
    <style:style style:name="P112" style:family="paragraph" style:parent-style-name="Standard">
      <style:text-properties officeooo:rsid="007e7cc1" officeooo:paragraph-rsid="007f9b52"/>
    </style:style>
    <style:style style:name="P113" style:family="paragraph" style:parent-style-name="Standard">
      <style:text-properties officeooo:rsid="007e7cc1" officeooo:paragraph-rsid="0087d185"/>
    </style:style>
    <style:style style:name="P114" style:family="paragraph" style:parent-style-name="Standard">
      <style:text-properties officeooo:rsid="007e7cc1" officeooo:paragraph-rsid="008c37e8"/>
    </style:style>
    <style:style style:name="P115" style:family="paragraph" style:parent-style-name="Standard">
      <style:paragraph-properties fo:text-align="justify" style:justify-single-word="false"/>
      <style:text-properties officeooo:paragraph-rsid="007eeebb"/>
    </style:style>
    <style:style style:name="P116" style:family="paragraph" style:parent-style-name="Standard">
      <style:paragraph-properties fo:text-align="justify" style:justify-single-word="false"/>
      <style:text-properties officeooo:paragraph-rsid="0083578d"/>
    </style:style>
    <style:style style:name="P117" style:family="paragraph" style:parent-style-name="Standard">
      <style:paragraph-properties fo:text-align="justify" style:justify-single-word="false"/>
      <style:text-properties officeooo:paragraph-rsid="0087d185"/>
    </style:style>
    <style:style style:name="P118" style:family="paragraph" style:parent-style-name="Standard">
      <style:paragraph-properties fo:text-align="justify" style:justify-single-word="false"/>
      <style:text-properties officeooo:paragraph-rsid="008c37e8"/>
    </style:style>
    <style:style style:name="P119" style:family="paragraph" style:parent-style-name="Standard">
      <style:paragraph-properties fo:text-align="justify" style:justify-single-word="false"/>
      <style:text-properties officeooo:paragraph-rsid="00964fe4"/>
    </style:style>
    <style:style style:name="P120" style:family="paragraph" style:parent-style-name="Standard">
      <style:paragraph-properties fo:text-align="justify" style:justify-single-word="false"/>
      <style:text-properties officeooo:paragraph-rsid="009e01e9"/>
    </style:style>
    <style:style style:name="P121" style:family="paragraph" style:parent-style-name="Standard">
      <style:paragraph-properties fo:text-align="justify" style:justify-single-word="false"/>
      <style:text-properties officeooo:paragraph-rsid="009fa0eb"/>
    </style:style>
    <style:style style:name="P122" style:family="paragraph" style:parent-style-name="Standard">
      <style:paragraph-properties fo:text-align="justify" style:justify-single-word="false"/>
      <style:text-properties officeooo:paragraph-rsid="00a18b49"/>
    </style:style>
    <style:style style:name="P123" style:family="paragraph" style:parent-style-name="Standard">
      <style:paragraph-properties fo:text-align="justify" style:justify-single-word="false"/>
      <style:text-properties officeooo:paragraph-rsid="00b1b7d9"/>
    </style:style>
    <style:style style:name="P124" style:family="paragraph" style:parent-style-name="Standard">
      <style:paragraph-properties fo:text-align="justify" style:justify-single-word="false"/>
      <style:text-properties officeooo:paragraph-rsid="00cc1c4c"/>
    </style:style>
    <style:style style:name="P125" style:family="paragraph" style:parent-style-name="Standard">
      <style:paragraph-properties fo:text-align="justify" style:justify-single-word="false"/>
      <style:text-properties officeooo:paragraph-rsid="00d3a383"/>
    </style:style>
    <style:style style:name="P126" style:family="paragraph" style:parent-style-name="Standard">
      <style:paragraph-properties fo:text-align="justify" style:justify-single-word="false"/>
      <style:text-properties officeooo:paragraph-rsid="00d823ce"/>
    </style:style>
    <style:style style:name="P127" style:family="paragraph" style:parent-style-name="Standard">
      <style:paragraph-properties fo:text-align="justify" style:justify-single-word="false"/>
      <style:text-properties officeooo:paragraph-rsid="00d83d57"/>
    </style:style>
    <style:style style:name="P128" style:family="paragraph" style:parent-style-name="Standard">
      <style:paragraph-properties fo:text-align="justify" style:justify-single-word="false"/>
      <style:text-properties officeooo:paragraph-rsid="00f09877"/>
    </style:style>
    <style:style style:name="P129" style:family="paragraph" style:parent-style-name="Standard">
      <style:paragraph-properties fo:text-align="justify" style:justify-single-word="false"/>
      <style:text-properties officeooo:paragraph-rsid="00f24af6"/>
    </style:style>
    <style:style style:name="P130" style:family="paragraph" style:parent-style-name="Standard">
      <style:paragraph-properties fo:text-align="justify" style:justify-single-word="false"/>
      <style:text-properties officeooo:rsid="007eeebb" officeooo:paragraph-rsid="007eeebb"/>
    </style:style>
    <style:style style:name="P131" style:family="paragraph" style:parent-style-name="Standard">
      <style:paragraph-properties fo:text-align="justify" style:justify-single-word="false"/>
      <style:text-properties officeooo:rsid="007eeebb" officeooo:paragraph-rsid="0083578d"/>
    </style:style>
    <style:style style:name="P132" style:family="paragraph" style:parent-style-name="Standard">
      <style:paragraph-properties fo:text-align="justify" style:justify-single-word="false"/>
      <style:text-properties officeooo:rsid="007eeebb" officeooo:paragraph-rsid="0087d185"/>
    </style:style>
    <style:style style:name="P133" style:family="paragraph" style:parent-style-name="Standard">
      <style:paragraph-properties fo:text-align="justify" style:justify-single-word="false"/>
      <style:text-properties officeooo:rsid="007eeebb" officeooo:paragraph-rsid="008c37e8"/>
    </style:style>
    <style:style style:name="P134" style:family="paragraph" style:parent-style-name="Standard">
      <style:paragraph-properties fo:text-align="justify" style:justify-single-word="false"/>
      <style:text-properties officeooo:rsid="007eeebb" officeooo:paragraph-rsid="00964fe4"/>
    </style:style>
    <style:style style:name="P135" style:family="paragraph" style:parent-style-name="Standard">
      <style:paragraph-properties fo:text-align="justify" style:justify-single-word="false"/>
      <style:text-properties officeooo:rsid="007eeebb" officeooo:paragraph-rsid="009e01e9"/>
    </style:style>
    <style:style style:name="P136" style:family="paragraph" style:parent-style-name="Standard">
      <style:paragraph-properties fo:text-align="justify" style:justify-single-word="false"/>
      <style:text-properties officeooo:rsid="007eeebb" officeooo:paragraph-rsid="009fa0eb"/>
    </style:style>
    <style:style style:name="P137" style:family="paragraph" style:parent-style-name="Standard">
      <style:paragraph-properties fo:text-align="justify" style:justify-single-word="false"/>
      <style:text-properties officeooo:rsid="007eeebb" officeooo:paragraph-rsid="00a18b49"/>
    </style:style>
    <style:style style:name="P138" style:family="paragraph" style:parent-style-name="Standard">
      <style:paragraph-properties fo:text-align="justify" style:justify-single-word="false"/>
      <style:text-properties officeooo:rsid="007eeebb" officeooo:paragraph-rsid="00b1b7d9"/>
    </style:style>
    <style:style style:name="P139" style:family="paragraph" style:parent-style-name="Standard">
      <style:paragraph-properties fo:text-align="justify" style:justify-single-word="false"/>
      <style:text-properties officeooo:rsid="007eeebb" officeooo:paragraph-rsid="00cc1c4c"/>
    </style:style>
    <style:style style:name="P140" style:family="paragraph" style:parent-style-name="Standard">
      <style:paragraph-properties fo:text-align="justify" style:justify-single-word="false"/>
      <style:text-properties officeooo:rsid="007eeebb" officeooo:paragraph-rsid="00d3a383"/>
    </style:style>
    <style:style style:name="P14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3" style:family="paragraph" style:parent-style-name="Standard">
      <style:paragraph-properties fo:text-align="start" style:justify-single-word="false"/>
      <style:text-properties fo:color="#408080" style:font-name="Consolas" fo:font-size="10pt" officeooo:paragraph-rsid="008c37e8" style:font-size-asian="10pt"/>
    </style:style>
    <style:style style:name="P144"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5"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6" style:family="paragraph" style:parent-style-name="Standard">
      <style:paragraph-properties fo:text-align="justify" style:justify-single-word="false"/>
      <style:text-properties officeooo:rsid="00799b55" officeooo:paragraph-rsid="0087d185"/>
    </style:style>
    <style:style style:name="P147" style:family="paragraph" style:parent-style-name="Standard">
      <style:paragraph-properties fo:text-align="justify" style:justify-single-word="false"/>
      <style:text-properties officeooo:rsid="00799b55" officeooo:paragraph-rsid="008c37e8"/>
    </style:style>
    <style:style style:name="P148" style:family="paragraph" style:parent-style-name="Standard">
      <style:paragraph-properties fo:text-align="justify" style:justify-single-word="false"/>
      <style:text-properties officeooo:rsid="00799b55" officeooo:paragraph-rsid="00964fe4"/>
    </style:style>
    <style:style style:name="P149" style:family="paragraph" style:parent-style-name="Standard">
      <style:paragraph-properties fo:text-align="justify" style:justify-single-word="false"/>
      <style:text-properties officeooo:rsid="00799b55" officeooo:paragraph-rsid="009fa0eb"/>
    </style:style>
    <style:style style:name="P150" style:family="paragraph" style:parent-style-name="Standard">
      <style:paragraph-properties fo:text-align="justify" style:justify-single-word="false"/>
      <style:text-properties officeooo:rsid="00799b55" officeooo:paragraph-rsid="00a18b49"/>
    </style:style>
    <style:style style:name="P151" style:family="paragraph" style:parent-style-name="Standard">
      <style:text-properties officeooo:paragraph-rsid="0087d185"/>
    </style:style>
    <style:style style:name="P152" style:family="paragraph" style:parent-style-name="Standard">
      <style:paragraph-properties fo:text-align="start" style:justify-single-word="false"/>
      <style:text-properties officeooo:paragraph-rsid="0087d185"/>
    </style:style>
    <style:style style:name="P153" style:family="paragraph" style:parent-style-name="Standard">
      <style:paragraph-properties fo:text-align="start" style:justify-single-word="false"/>
      <style:text-properties officeooo:paragraph-rsid="008c37e8"/>
    </style:style>
    <style:style style:name="P154" style:family="paragraph" style:parent-style-name="Standard">
      <style:paragraph-properties fo:text-align="start" style:justify-single-word="false"/>
      <style:text-properties officeooo:paragraph-rsid="00b556d5"/>
    </style:style>
    <style:style style:name="P155" style:family="paragraph" style:parent-style-name="Standard">
      <style:paragraph-properties fo:text-align="justify" style:justify-single-word="false"/>
      <style:text-properties officeooo:rsid="008afe7f" officeooo:paragraph-rsid="008afe7f"/>
    </style:style>
    <style:style style:name="P15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6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6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68" style:family="paragraph" style:parent-style-name="Standard">
      <style:text-properties officeooo:paragraph-rsid="008c37e8"/>
    </style:style>
    <style:style style:name="P169" style:family="paragraph" style:parent-style-name="Standard">
      <style:paragraph-properties fo:text-align="justify" style:justify-single-word="false"/>
      <style:text-properties officeooo:rsid="00a257b5" officeooo:paragraph-rsid="009fa0eb"/>
    </style:style>
    <style:style style:name="P170" style:family="paragraph" style:parent-style-name="Standard">
      <style:paragraph-properties fo:text-align="justify" style:justify-single-word="false"/>
      <style:text-properties officeooo:rsid="00a257b5" officeooo:paragraph-rsid="00a257b5"/>
    </style:style>
    <style:style style:name="P171" style:family="paragraph" style:parent-style-name="Standard">
      <style:paragraph-properties fo:text-align="justify" style:justify-single-word="false"/>
      <style:text-properties officeooo:rsid="00a257b5" officeooo:paragraph-rsid="00b1b7d9"/>
    </style:style>
    <style:style style:name="P172" style:family="paragraph" style:parent-style-name="Standard">
      <style:paragraph-properties fo:text-align="justify" style:justify-single-word="false"/>
      <style:text-properties officeooo:rsid="00a257b5" officeooo:paragraph-rsid="00cc1c4c"/>
    </style:style>
    <style:style style:name="P173" style:family="paragraph" style:parent-style-name="Standard">
      <style:paragraph-properties fo:text-align="justify" style:justify-single-word="false"/>
      <style:text-properties officeooo:rsid="00a257b5" officeooo:paragraph-rsid="00d3a383"/>
    </style:style>
    <style:style style:name="P174" style:family="paragraph" style:parent-style-name="Standard">
      <style:paragraph-properties fo:text-align="justify" style:justify-single-word="false"/>
      <style:text-properties officeooo:rsid="00a257b5" officeooo:paragraph-rsid="00d83d57"/>
    </style:style>
    <style:style style:name="P175" style:family="paragraph" style:parent-style-name="Standard">
      <style:paragraph-properties fo:text-align="justify" style:justify-single-word="false"/>
      <style:text-properties officeooo:rsid="00a257b5" officeooo:paragraph-rsid="00f24af6"/>
    </style:style>
    <style:style style:name="P176" style:family="paragraph" style:parent-style-name="Standard">
      <style:text-properties officeooo:paragraph-rsid="00a621ab"/>
    </style:style>
    <style:style style:name="P177" style:family="paragraph" style:parent-style-name="Standard">
      <style:text-properties officeooo:paragraph-rsid="00b1b7d9"/>
    </style:style>
    <style:style style:name="P178" style:family="paragraph" style:parent-style-name="Standard">
      <style:text-properties officeooo:paragraph-rsid="00d3a383"/>
    </style:style>
    <style:style style:name="P179" style:family="paragraph" style:parent-style-name="Standard">
      <style:paragraph-properties fo:text-align="justify" style:justify-single-word="false"/>
      <style:text-properties fo:color="#007dc3" style:font-name="Calibri2" fo:font-size="14pt" fo:font-style="normal" fo:font-weight="bold" officeooo:rsid="0087d185" officeooo:paragraph-rsid="00f24af6"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0" style:family="paragraph" style:parent-style-name="Standard">
      <style:text-properties officeooo:paragraph-rsid="00f2f124"/>
    </style:style>
    <style:style style:name="P18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8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8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8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85" style:family="paragraph" style:parent-style-name="Footer">
      <style:text-properties style:font-name="Calibri" fo:font-size="11pt" fo:language="ca" fo:country="ES" officeooo:paragraph-rsid="001dc238" style:font-size-asian="11pt" style:font-size-complex="11pt"/>
    </style:style>
    <style:style style:name="P18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8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8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8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90" style:family="paragraph" style:parent-style-name="Standard">
      <style:paragraph-properties fo:margin-top="0.499cm" fo:margin-bottom="0.199cm" loext:contextual-spacing="false" fo:text-align="end" style:justify-single-word="false"/>
      <style:text-properties officeooo:paragraph-rsid="001bba47"/>
    </style:style>
    <style:style style:name="P19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9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9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9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9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97" style:family="paragraph" style:parent-style-name="Standard">
      <style:paragraph-properties fo:margin-left="0cm" fo:margin-right="0cm" fo:text-align="start" style:justify-single-word="false" fo:text-indent="0cm" style:auto-text-indent="false"/>
    </style:style>
    <style:style style:name="P19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9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0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0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16" style:family="paragraph" style:parent-style-name="Text_20_body">
      <style:paragraph-properties fo:text-align="justify" style:justify-single-word="false"/>
      <style:text-properties officeooo:rsid="00511cfb" officeooo:paragraph-rsid="00511cfb"/>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Heading_20_1" style:master-page-name="Cos">
      <style:paragraph-properties fo:text-align="center" style:justify-single-word="false" style:page-number="auto"/>
    </style:style>
    <style:style style:name="P222" style:family="paragraph" style:parent-style-name="Heading_20_1">
      <style:paragraph-properties fo:break-before="page"/>
      <style:text-properties officeooo:rsid="002e6a31" officeooo:paragraph-rsid="002e6a31"/>
    </style:style>
    <style:style style:name="P223" style:family="paragraph" style:parent-style-name="Heading_20_2">
      <style:text-properties officeooo:rsid="00469a69" officeooo:paragraph-rsid="002e6a31"/>
    </style:style>
    <style:style style:name="P224" style:family="paragraph" style:parent-style-name="Heading_20_2">
      <style:text-properties officeooo:rsid="00469a69" officeooo:paragraph-rsid="00490514"/>
    </style:style>
    <style:style style:name="P225" style:family="paragraph" style:parent-style-name="Heading_20_2">
      <style:text-properties officeooo:rsid="00469a69" officeooo:paragraph-rsid="0051d571"/>
    </style:style>
    <style:style style:name="P226" style:family="paragraph" style:parent-style-name="Heading_20_2">
      <style:text-properties officeooo:rsid="00469a69" officeooo:paragraph-rsid="0053a1b3"/>
    </style:style>
    <style:style style:name="P227" style:family="paragraph" style:parent-style-name="Heading_20_2">
      <style:text-properties officeooo:rsid="00469a69" officeooo:paragraph-rsid="005fc6ef"/>
    </style:style>
    <style:style style:name="P228" style:family="paragraph" style:parent-style-name="Heading_20_2">
      <style:text-properties officeooo:rsid="00469a69" officeooo:paragraph-rsid="0067e248"/>
    </style:style>
    <style:style style:name="P229" style:family="paragraph" style:parent-style-name="Heading_20_2">
      <style:text-properties officeooo:rsid="00469a69" officeooo:paragraph-rsid="006cc756"/>
    </style:style>
    <style:style style:name="P230" style:family="paragraph" style:parent-style-name="Heading_20_2">
      <style:text-properties officeooo:rsid="00469a69" officeooo:paragraph-rsid="006ecd82"/>
    </style:style>
    <style:style style:name="P231" style:family="paragraph" style:parent-style-name="Heading_20_2">
      <style:text-properties officeooo:rsid="00469a69" officeooo:paragraph-rsid="0078fc16"/>
    </style:style>
    <style:style style:name="P232" style:family="paragraph" style:parent-style-name="Heading_20_2">
      <style:paragraph-properties fo:text-align="justify" style:justify-single-word="false"/>
      <style:text-properties officeooo:rsid="00469a69" officeooo:paragraph-rsid="007ddfe8"/>
    </style:style>
    <style:style style:name="P233" style:family="paragraph" style:parent-style-name="Heading_20_2">
      <style:paragraph-properties fo:text-align="justify" style:justify-single-word="false"/>
      <style:text-properties officeooo:rsid="00469a69" officeooo:paragraph-rsid="0083578d"/>
    </style:style>
    <style:style style:name="P234" style:family="paragraph" style:parent-style-name="Heading_20_2">
      <style:paragraph-properties fo:text-align="justify" style:justify-single-word="false"/>
      <style:text-properties officeooo:paragraph-rsid="0087d185"/>
    </style:style>
    <style:style style:name="P235" style:family="paragraph" style:parent-style-name="Heading_20_2">
      <style:paragraph-properties fo:text-align="justify" style:justify-single-word="false"/>
      <style:text-properties officeooo:paragraph-rsid="008c37e8"/>
    </style:style>
    <style:style style:name="P236" style:family="paragraph" style:parent-style-name="Heading_20_2">
      <style:paragraph-properties fo:text-align="justify" style:justify-single-word="false"/>
      <style:text-properties officeooo:paragraph-rsid="00964fe4"/>
    </style:style>
    <style:style style:name="P237" style:family="paragraph" style:parent-style-name="Heading_20_2">
      <style:paragraph-properties fo:text-align="justify" style:justify-single-word="false"/>
      <style:text-properties officeooo:paragraph-rsid="009e01e9"/>
    </style:style>
    <style:style style:name="P238" style:family="paragraph" style:parent-style-name="Heading_20_2">
      <style:paragraph-properties fo:text-align="justify" style:justify-single-word="false"/>
      <style:text-properties officeooo:paragraph-rsid="009fa0eb"/>
    </style:style>
    <style:style style:name="P239" style:family="paragraph" style:parent-style-name="Heading_20_2">
      <style:paragraph-properties fo:text-align="justify" style:justify-single-word="false"/>
      <style:text-properties officeooo:paragraph-rsid="00a18b49"/>
    </style:style>
    <style:style style:name="P240" style:family="paragraph" style:parent-style-name="Heading_20_2">
      <style:paragraph-properties fo:text-align="justify" style:justify-single-word="false"/>
      <style:text-properties officeooo:paragraph-rsid="00b1b7d9"/>
    </style:style>
    <style:style style:name="P241" style:family="paragraph" style:parent-style-name="Heading_20_2">
      <style:paragraph-properties fo:text-align="justify" style:justify-single-word="false"/>
      <style:text-properties officeooo:paragraph-rsid="00c0adb5"/>
    </style:style>
    <style:style style:name="P242" style:family="paragraph" style:parent-style-name="Heading_20_2">
      <style:paragraph-properties fo:text-align="justify" style:justify-single-word="false"/>
      <style:text-properties officeooo:paragraph-rsid="00cc1c4c"/>
    </style:style>
    <style:style style:name="P243" style:family="paragraph" style:parent-style-name="Heading_20_2">
      <style:paragraph-properties fo:text-align="justify" style:justify-single-word="false"/>
      <style:text-properties officeooo:paragraph-rsid="00d823ce"/>
    </style:style>
    <style:style style:name="P244" style:family="paragraph" style:parent-style-name="Heading_20_2">
      <style:paragraph-properties fo:text-align="justify" style:justify-single-word="false"/>
      <style:text-properties officeooo:paragraph-rsid="00d83d57"/>
    </style:style>
    <style:style style:name="P245" style:family="paragraph" style:parent-style-name="Heading_20_2">
      <style:paragraph-properties fo:text-align="justify" style:justify-single-word="false"/>
      <style:text-properties officeooo:paragraph-rsid="00f24af6"/>
    </style:style>
    <style:style style:name="P246" style:family="paragraph" style:parent-style-name="Standard" style:list-style-name="L1">
      <style:text-properties officeooo:paragraph-rsid="0042eb09"/>
    </style:style>
    <style:style style:name="P247" style:family="paragraph" style:parent-style-name="Standard" style:list-style-name="L1">
      <style:text-properties officeooo:paragraph-rsid="0051d571"/>
    </style:style>
    <style:style style:name="P248" style:family="paragraph" style:parent-style-name="Standard" style:list-style-name="L2">
      <style:text-properties officeooo:rsid="00272da6" officeooo:paragraph-rsid="00272da6"/>
    </style:style>
    <style:style style:name="P249" style:family="paragraph" style:parent-style-name="Standard" style:list-style-name="L6">
      <style:text-properties officeooo:rsid="00272da6" officeooo:paragraph-rsid="0051d571"/>
    </style:style>
    <style:style style:name="P250" style:family="paragraph" style:parent-style-name="Standard" style:list-style-name="L8">
      <style:text-properties officeooo:rsid="00272da6" officeooo:paragraph-rsid="0053a1b3"/>
    </style:style>
    <style:style style:name="P251" style:family="paragraph" style:parent-style-name="Standard" style:list-style-name="L10">
      <style:text-properties officeooo:rsid="00272da6" officeooo:paragraph-rsid="005fc6ef"/>
    </style:style>
    <style:style style:name="P252" style:family="paragraph" style:parent-style-name="Standard" style:list-style-name="L11">
      <style:paragraph-properties fo:text-align="justify" style:justify-single-word="false"/>
      <style:text-properties officeooo:rsid="00272da6" officeooo:paragraph-rsid="005fc6ef"/>
    </style:style>
    <style:style style:name="P253" style:family="paragraph" style:parent-style-name="Standard" style:list-style-name="L13">
      <style:paragraph-properties fo:text-align="justify" style:justify-single-word="false"/>
      <style:text-properties officeooo:rsid="00272da6" officeooo:paragraph-rsid="0067e248"/>
    </style:style>
    <style:style style:name="P254" style:family="paragraph" style:parent-style-name="Standard" style:list-style-name="L21">
      <style:paragraph-properties fo:text-align="justify" style:justify-single-word="false"/>
      <style:text-properties officeooo:rsid="00272da6" officeooo:paragraph-rsid="0078fc16"/>
    </style:style>
    <style:style style:name="P255" style:family="paragraph" style:parent-style-name="Standard" style:list-style-name="L3">
      <style:paragraph-properties fo:text-align="justify" style:justify-single-word="false"/>
      <style:text-properties officeooo:rsid="0042eb09" officeooo:paragraph-rsid="0042eb09"/>
    </style:style>
    <style:style style:name="P256" style:family="paragraph" style:parent-style-name="Standard" style:list-style-name="L7">
      <style:paragraph-properties fo:text-align="justify" style:justify-single-word="false"/>
      <style:text-properties officeooo:rsid="0042eb09" officeooo:paragraph-rsid="0051d571"/>
    </style:style>
    <style:style style:name="P257" style:family="paragraph" style:parent-style-name="Standard" style:list-style-name="L1">
      <style:text-properties officeooo:rsid="00490514" officeooo:paragraph-rsid="005003b0"/>
    </style:style>
    <style:style style:name="P258" style:family="paragraph" style:parent-style-name="Standard" style:list-style-name="L1">
      <style:text-properties officeooo:rsid="00490514" officeooo:paragraph-rsid="00490514"/>
    </style:style>
    <style:style style:name="P259" style:family="paragraph" style:parent-style-name="Standard" style:list-style-name="L4">
      <style:text-properties officeooo:rsid="004b4673" officeooo:paragraph-rsid="004b4673"/>
    </style:style>
    <style:style style:name="P260" style:family="paragraph" style:parent-style-name="Standard" style:list-style-name="L1">
      <style:text-properties officeooo:rsid="0103ba70" officeooo:paragraph-rsid="0053a1b3"/>
    </style:style>
    <style:style style:name="P261" style:family="paragraph" style:parent-style-name="Standard" style:list-style-name="L9">
      <style:paragraph-properties fo:text-align="justify" style:justify-single-word="false"/>
      <style:text-properties officeooo:rsid="00570fd3" officeooo:paragraph-rsid="00570fd3"/>
    </style:style>
    <style:style style:name="P262" style:family="paragraph" style:parent-style-name="Standard" style:list-style-name="L1">
      <style:text-properties officeooo:rsid="005fc6ef" officeooo:paragraph-rsid="007dfd8c"/>
    </style:style>
    <style:style style:name="P263" style:family="paragraph" style:parent-style-name="Standard" style:list-style-name="L1">
      <style:text-properties officeooo:rsid="005fc6ef" officeooo:paragraph-rsid="0067e248"/>
    </style:style>
    <style:style style:name="P264" style:family="paragraph" style:parent-style-name="Standard" style:list-style-name="L1">
      <style:text-properties officeooo:rsid="005fc6ef" officeooo:paragraph-rsid="0078fc16"/>
    </style:style>
    <style:style style:name="P265" style:family="paragraph" style:parent-style-name="Standard" style:list-style-name="L14">
      <style:text-properties officeooo:rsid="005fc6ef" officeooo:paragraph-rsid="006cc756"/>
    </style:style>
    <style:style style:name="P266" style:family="paragraph" style:parent-style-name="Standard" style:list-style-name="L14">
      <style:text-properties officeooo:rsid="005fc6ef" officeooo:paragraph-rsid="00709e6b"/>
    </style:style>
    <style:style style:name="P267" style:family="paragraph" style:parent-style-name="Standard" style:list-style-name="L1">
      <style:text-properties officeooo:rsid="00631401" officeooo:paragraph-rsid="007dfd8c"/>
    </style:style>
    <style:style style:name="P268" style:family="paragraph" style:parent-style-name="Standard" style:list-style-name="L12">
      <style:text-properties officeooo:rsid="00684807" officeooo:paragraph-rsid="00684807"/>
    </style:style>
    <style:style style:name="P269" style:family="paragraph" style:parent-style-name="Standard" style:list-style-name="L15">
      <style:text-properties officeooo:rsid="00684807" officeooo:paragraph-rsid="006cc756"/>
    </style:style>
    <style:style style:name="P270" style:family="paragraph" style:parent-style-name="Standard" style:list-style-name="L12">
      <style:text-properties officeooo:rsid="006ae1bd" officeooo:paragraph-rsid="006ae1bd"/>
    </style:style>
    <style:style style:name="P271" style:family="paragraph" style:parent-style-name="Standard" style:list-style-name="L16">
      <style:text-properties officeooo:rsid="006d183d" officeooo:paragraph-rsid="006d183d"/>
    </style:style>
    <style:style style:name="P272" style:family="paragraph" style:parent-style-name="Standard" style:list-style-name="L17">
      <style:paragraph-properties fo:text-align="justify" style:justify-single-word="false"/>
      <style:text-properties officeooo:rsid="006d183d" officeooo:paragraph-rsid="006d183d"/>
    </style:style>
    <style:style style:name="P273" style:family="paragraph" style:parent-style-name="Standard" style:list-style-name="L19">
      <style:paragraph-properties fo:text-align="justify" style:justify-single-word="false"/>
      <style:text-properties officeooo:rsid="006d183d" officeooo:paragraph-rsid="006ecd82"/>
    </style:style>
    <style:style style:name="P274" style:family="paragraph" style:parent-style-name="Standard" style:list-style-name="L43">
      <style:paragraph-properties fo:text-align="justify" style:justify-single-word="false"/>
      <style:text-properties officeooo:rsid="006d183d" officeooo:paragraph-rsid="00b556d5"/>
    </style:style>
    <style:style style:name="P275" style:family="paragraph" style:parent-style-name="Standard" style:list-style-name="L42">
      <style:paragraph-properties fo:text-align="justify" style:justify-single-word="false"/>
      <style:text-properties officeooo:rsid="006d183d" officeooo:paragraph-rsid="00d83d57"/>
    </style:style>
    <style:style style:name="P276" style:family="paragraph" style:parent-style-name="Standard" style:list-style-name="L18">
      <style:text-properties officeooo:rsid="00736b32" officeooo:paragraph-rsid="00736b32"/>
    </style:style>
    <style:style style:name="P277" style:family="paragraph" style:parent-style-name="Standard" style:list-style-name="L18">
      <style:text-properties officeooo:rsid="00736b32" officeooo:paragraph-rsid="007f9b52"/>
    </style:style>
    <style:style style:name="P278" style:family="paragraph" style:parent-style-name="Standard" style:list-style-name="L28">
      <style:text-properties officeooo:rsid="00736b32" officeooo:paragraph-rsid="008c37e8"/>
    </style:style>
    <style:style style:name="P279" style:family="paragraph" style:parent-style-name="Standard" style:list-style-name="L20">
      <style:text-properties officeooo:rsid="00799b55" officeooo:paragraph-rsid="00799b55"/>
    </style:style>
    <style:style style:name="P280" style:family="paragraph" style:parent-style-name="Standard" style:list-style-name="L20">
      <style:paragraph-properties fo:text-align="justify" style:justify-single-word="false"/>
      <style:text-properties officeooo:rsid="00799b55" officeooo:paragraph-rsid="007e7cc1"/>
    </style:style>
    <style:style style:name="P281" style:family="paragraph" style:parent-style-name="Standard" style:list-style-name="L23">
      <style:paragraph-properties fo:text-align="justify" style:justify-single-word="false"/>
      <style:text-properties officeooo:rsid="00799b55" officeooo:paragraph-rsid="00866800"/>
    </style:style>
    <style:style style:name="P282" style:family="paragraph" style:parent-style-name="Standard" style:list-style-name="L24">
      <style:paragraph-properties fo:text-align="justify" style:justify-single-word="false"/>
      <style:text-properties officeooo:rsid="00799b55" officeooo:paragraph-rsid="0083578d"/>
    </style:style>
    <style:style style:name="P283" style:family="paragraph" style:parent-style-name="Standard" style:list-style-name="L26">
      <style:paragraph-properties fo:text-align="justify" style:justify-single-word="false"/>
      <style:text-properties officeooo:rsid="00799b55" officeooo:paragraph-rsid="0087d185"/>
    </style:style>
    <style:style style:name="P284" style:family="paragraph" style:parent-style-name="Standard" style:list-style-name="L29">
      <style:paragraph-properties fo:text-align="justify" style:justify-single-word="false"/>
      <style:text-properties officeooo:rsid="00799b55" officeooo:paragraph-rsid="008c37e8"/>
    </style:style>
    <style:style style:name="P285" style:family="paragraph" style:parent-style-name="Standard" style:list-style-name="L31">
      <style:paragraph-properties fo:text-align="justify" style:justify-single-word="false"/>
      <style:text-properties officeooo:rsid="00799b55" officeooo:paragraph-rsid="00964fe4"/>
    </style:style>
    <style:style style:name="P286" style:family="paragraph" style:parent-style-name="Standard" style:list-style-name="L33">
      <style:paragraph-properties fo:text-align="justify" style:justify-single-word="false"/>
      <style:text-properties officeooo:rsid="00799b55" officeooo:paragraph-rsid="009e01e9"/>
    </style:style>
    <style:style style:name="P287" style:family="paragraph" style:parent-style-name="Standard" style:list-style-name="L35">
      <style:paragraph-properties fo:text-align="justify" style:justify-single-word="false"/>
      <style:text-properties officeooo:rsid="00799b55" officeooo:paragraph-rsid="009fa0eb"/>
    </style:style>
    <style:style style:name="P288" style:family="paragraph" style:parent-style-name="Standard" style:list-style-name="L38">
      <style:paragraph-properties fo:text-align="justify" style:justify-single-word="false"/>
      <style:text-properties officeooo:rsid="00799b55" officeooo:paragraph-rsid="00a18b49"/>
    </style:style>
    <style:style style:name="P289" style:family="paragraph" style:parent-style-name="Standard" style:list-style-name="L43">
      <style:paragraph-properties fo:text-align="justify" style:justify-single-word="false"/>
      <style:text-properties officeooo:rsid="00799b55" officeooo:paragraph-rsid="00b1b7d9"/>
    </style:style>
    <style:style style:name="P290" style:family="paragraph" style:parent-style-name="Standard" style:list-style-name="L22">
      <style:paragraph-properties fo:text-align="justify" style:justify-single-word="false"/>
      <style:text-properties officeooo:rsid="007ddfe8" officeooo:paragraph-rsid="007ddfe8"/>
    </style:style>
    <style:style style:name="P291" style:family="paragraph" style:parent-style-name="Standard" style:list-style-name="L22">
      <style:paragraph-properties fo:text-align="justify" style:justify-single-word="false"/>
      <style:text-properties officeooo:rsid="007ddfe8" officeooo:paragraph-rsid="007e7cc1"/>
    </style:style>
    <style:style style:name="P292" style:family="paragraph" style:parent-style-name="Standard" style:list-style-name="L22">
      <style:paragraph-properties fo:text-align="justify" style:justify-single-word="false"/>
      <style:text-properties officeooo:rsid="007ddfe8" officeooo:paragraph-rsid="00847eb0"/>
    </style:style>
    <style:style style:name="P293" style:family="paragraph" style:parent-style-name="Standard" style:list-style-name="L22">
      <style:paragraph-properties fo:text-align="justify" style:justify-single-word="false"/>
      <style:text-properties officeooo:rsid="007ddfe8" officeooo:paragraph-rsid="0088989a"/>
    </style:style>
    <style:style style:name="P294" style:family="paragraph" style:parent-style-name="Standard" style:list-style-name="L22">
      <style:paragraph-properties fo:text-align="justify" style:justify-single-word="false"/>
      <style:text-properties officeooo:rsid="007ddfe8" officeooo:paragraph-rsid="008c37e8"/>
    </style:style>
    <style:style style:name="P295" style:family="paragraph" style:parent-style-name="Standard" style:list-style-name="L22">
      <style:paragraph-properties fo:text-align="justify" style:justify-single-word="false"/>
      <style:text-properties officeooo:rsid="007ddfe8" officeooo:paragraph-rsid="008f574f"/>
    </style:style>
    <style:style style:name="P296" style:family="paragraph" style:parent-style-name="Standard" style:list-style-name="L22">
      <style:paragraph-properties fo:text-align="justify" style:justify-single-word="false"/>
      <style:text-properties officeooo:rsid="007ddfe8" officeooo:paragraph-rsid="009246f4"/>
    </style:style>
    <style:style style:name="P297" style:family="paragraph" style:parent-style-name="Standard" style:list-style-name="L22">
      <style:paragraph-properties fo:text-align="justify" style:justify-single-word="false"/>
      <style:text-properties officeooo:rsid="007ddfe8" officeooo:paragraph-rsid="0093ceaf"/>
    </style:style>
    <style:style style:name="P298" style:family="paragraph" style:parent-style-name="Standard" style:list-style-name="L22">
      <style:paragraph-properties fo:text-align="justify" style:justify-single-word="false"/>
      <style:text-properties officeooo:rsid="007ddfe8" officeooo:paragraph-rsid="009a3c41"/>
    </style:style>
    <style:style style:name="P299" style:family="paragraph" style:parent-style-name="Standard" style:list-style-name="L22">
      <style:paragraph-properties fo:text-align="justify" style:justify-single-word="false"/>
      <style:text-properties officeooo:rsid="007ddfe8" officeooo:paragraph-rsid="009d0b72"/>
    </style:style>
    <style:style style:name="P300" style:family="paragraph" style:parent-style-name="Standard" style:list-style-name="L22">
      <style:paragraph-properties fo:text-align="justify" style:justify-single-word="false"/>
      <style:text-properties officeooo:rsid="007ddfe8" officeooo:paragraph-rsid="009e01e9"/>
    </style:style>
    <style:style style:name="P301" style:family="paragraph" style:parent-style-name="Standard" style:list-style-name="L22">
      <style:paragraph-properties fo:text-align="justify" style:justify-single-word="false"/>
      <style:text-properties officeooo:rsid="007ddfe8" officeooo:paragraph-rsid="009fa0eb"/>
    </style:style>
    <style:style style:name="P302" style:family="paragraph" style:parent-style-name="Standard" style:list-style-name="L22">
      <style:paragraph-properties fo:text-align="justify" style:justify-single-word="false"/>
      <style:text-properties officeooo:rsid="007ddfe8" officeooo:paragraph-rsid="00a257b5"/>
    </style:style>
    <style:style style:name="P303" style:family="paragraph" style:parent-style-name="Standard" style:list-style-name="L22">
      <style:paragraph-properties fo:text-align="justify" style:justify-single-word="false"/>
      <style:text-properties officeooo:rsid="007ddfe8" officeooo:paragraph-rsid="00a4587a"/>
    </style:style>
    <style:style style:name="P304" style:family="paragraph" style:parent-style-name="Standard" style:list-style-name="L22">
      <style:paragraph-properties fo:text-align="justify" style:justify-single-word="false"/>
      <style:text-properties officeooo:rsid="007ddfe8" officeooo:paragraph-rsid="00aa1124"/>
    </style:style>
    <style:style style:name="P305" style:family="paragraph" style:parent-style-name="Standard" style:list-style-name="L22">
      <style:paragraph-properties fo:text-align="justify" style:justify-single-word="false"/>
      <style:text-properties officeooo:rsid="007ddfe8" officeooo:paragraph-rsid="00d823ce"/>
    </style:style>
    <style:style style:name="P306" style:family="paragraph" style:parent-style-name="Standard" style:list-style-name="L39">
      <style:paragraph-properties fo:text-align="justify" style:justify-single-word="false"/>
      <style:text-properties officeooo:rsid="007ddfe8" officeooo:paragraph-rsid="00b1b7d9"/>
    </style:style>
    <style:style style:name="P307" style:family="paragraph" style:parent-style-name="Standard" style:list-style-name="L45">
      <style:paragraph-properties fo:text-align="justify" style:justify-single-word="false"/>
      <style:text-properties officeooo:rsid="007ddfe8" officeooo:paragraph-rsid="00d3a383"/>
    </style:style>
    <style:style style:name="P308" style:family="paragraph" style:parent-style-name="Standard" style:list-style-name="L25">
      <style:text-properties officeooo:paragraph-rsid="0087d185"/>
    </style:style>
    <style:style style:name="P309" style:family="paragraph" style:parent-style-name="Standard" style:list-style-name="L27">
      <style:paragraph-properties fo:text-align="justify" style:justify-single-word="false"/>
      <style:text-properties officeooo:rsid="008afe7f" officeooo:paragraph-rsid="008afe7f"/>
    </style:style>
    <style:style style:name="P31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1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1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1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1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1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1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17" style:family="paragraph" style:parent-style-name="Standard" style:list-style-name="L28">
      <style:paragraph-properties fo:text-align="start" style:justify-single-word="false"/>
      <style:text-properties officeooo:paragraph-rsid="008c37e8"/>
    </style:style>
    <style:style style:name="P318" style:family="paragraph" style:parent-style-name="Standard" style:list-style-name="L28">
      <style:paragraph-properties fo:text-align="start" style:justify-single-word="false"/>
      <style:text-properties officeooo:paragraph-rsid="00a621ab"/>
    </style:style>
    <style:style style:name="P319" style:family="paragraph" style:parent-style-name="Standard" style:list-style-name="L41">
      <style:paragraph-properties fo:text-align="start" style:justify-single-word="false"/>
      <style:text-properties officeooo:paragraph-rsid="00b1b7d9"/>
    </style:style>
    <style:style style:name="P320" style:family="paragraph" style:parent-style-name="Standard" style:list-style-name="L47">
      <style:paragraph-properties fo:text-align="start" style:justify-single-word="false"/>
      <style:text-properties officeooo:paragraph-rsid="00d3a383"/>
    </style:style>
    <style:style style:name="P321" style:family="paragraph" style:parent-style-name="Standard" style:list-style-name="L56">
      <style:paragraph-properties fo:text-align="start" style:justify-single-word="false"/>
      <style:text-properties officeooo:paragraph-rsid="00f2f124"/>
    </style:style>
    <style:style style:name="P322" style:family="paragraph" style:parent-style-name="Standard" style:list-style-name="L30">
      <style:text-properties officeooo:rsid="00964fe4" officeooo:paragraph-rsid="00964fe4"/>
    </style:style>
    <style:style style:name="P323" style:family="paragraph" style:parent-style-name="Standard" style:list-style-name="L32">
      <style:text-properties officeooo:rsid="00964fe4" officeooo:paragraph-rsid="009e01e9"/>
    </style:style>
    <style:style style:name="P324" style:family="paragraph" style:parent-style-name="Standard" style:list-style-name="L34">
      <style:text-properties officeooo:rsid="00964fe4" officeooo:paragraph-rsid="009fa0eb"/>
    </style:style>
    <style:style style:name="P325" style:family="paragraph" style:parent-style-name="Standard" style:list-style-name="L37">
      <style:text-properties officeooo:rsid="00964fe4" officeooo:paragraph-rsid="00a621ab"/>
    </style:style>
    <style:style style:name="P326" style:family="paragraph" style:parent-style-name="Standard" style:list-style-name="L40">
      <style:text-properties officeooo:rsid="00964fe4" officeooo:paragraph-rsid="00b1b7d9"/>
    </style:style>
    <style:style style:name="P327" style:family="paragraph" style:parent-style-name="Standard" style:list-style-name="L46">
      <style:text-properties officeooo:rsid="00964fe4" officeooo:paragraph-rsid="00d3a383"/>
    </style:style>
    <style:style style:name="P328" style:family="paragraph" style:parent-style-name="Standard" style:list-style-name="L51">
      <style:text-properties officeooo:rsid="00964fe4" officeooo:paragraph-rsid="00d823ce"/>
    </style:style>
    <style:style style:name="P329" style:family="paragraph" style:parent-style-name="Standard" style:list-style-name="L54">
      <style:text-properties officeooo:rsid="00964fe4" officeooo:paragraph-rsid="00d83d57"/>
    </style:style>
    <style:style style:name="P330" style:family="paragraph" style:parent-style-name="Standard" style:list-style-name="L30">
      <style:text-properties officeooo:rsid="009bafdc" officeooo:paragraph-rsid="009bafdc"/>
    </style:style>
    <style:style style:name="P331" style:family="paragraph" style:parent-style-name="Standard" style:list-style-name="L30">
      <style:text-properties officeooo:rsid="009d0b72" officeooo:paragraph-rsid="009d0b72"/>
    </style:style>
    <style:style style:name="P332" style:family="paragraph" style:parent-style-name="Standard" style:list-style-name="L31">
      <style:paragraph-properties fo:text-align="justify" style:justify-single-word="false"/>
      <style:text-properties officeooo:paragraph-rsid="00964fe4"/>
    </style:style>
    <style:style style:name="P333" style:family="paragraph" style:parent-style-name="Standard" style:list-style-name="L31">
      <style:paragraph-properties fo:text-align="justify" style:justify-single-word="false"/>
      <style:text-properties officeooo:paragraph-rsid="00a6388c"/>
    </style:style>
    <style:style style:name="P334" style:family="paragraph" style:parent-style-name="Standard" style:list-style-name="L36">
      <style:paragraph-properties fo:text-align="justify" style:justify-single-word="false"/>
      <style:text-properties officeooo:paragraph-rsid="00b1b7d9"/>
    </style:style>
    <style:style style:name="P335" style:family="paragraph" style:parent-style-name="Standard" style:list-style-name="L36">
      <style:paragraph-properties fo:text-align="justify" style:justify-single-word="false"/>
      <style:text-properties officeooo:rsid="00a257b5" officeooo:paragraph-rsid="00a4587a"/>
    </style:style>
    <style:style style:name="P336" style:family="paragraph" style:parent-style-name="Standard" style:list-style-name="L36">
      <style:paragraph-properties fo:text-align="justify" style:justify-single-word="false"/>
      <style:text-properties officeooo:rsid="00a257b5" officeooo:paragraph-rsid="00a393eb"/>
    </style:style>
    <style:style style:name="P337" style:family="paragraph" style:parent-style-name="Standard" style:list-style-name="L36">
      <style:paragraph-properties fo:text-align="justify" style:justify-single-word="false"/>
      <style:text-properties officeooo:rsid="00a257b5" officeooo:paragraph-rsid="00b1b7d9"/>
    </style:style>
    <style:style style:name="P338" style:family="paragraph" style:parent-style-name="Standard" style:list-style-name="L36">
      <style:paragraph-properties fo:text-align="justify" style:justify-single-word="false"/>
      <style:text-properties officeooo:rsid="00a257b5" officeooo:paragraph-rsid="00cc1c4c"/>
    </style:style>
    <style:style style:name="P339" style:family="paragraph" style:parent-style-name="Standard" style:list-style-name="L36">
      <style:paragraph-properties fo:text-align="justify" style:justify-single-word="false"/>
      <style:text-properties officeooo:rsid="00a257b5" officeooo:paragraph-rsid="00d83d57"/>
    </style:style>
    <style:style style:name="P340" style:family="paragraph" style:parent-style-name="Standard" style:list-style-name="L36">
      <style:paragraph-properties fo:text-align="justify" style:justify-single-word="false"/>
      <style:text-properties officeooo:rsid="00a257b5" officeooo:paragraph-rsid="00ec8d5c"/>
    </style:style>
    <style:style style:name="P341" style:family="paragraph" style:parent-style-name="Standard" style:list-style-name="L44">
      <style:paragraph-properties fo:text-align="justify" style:justify-single-word="false"/>
      <style:text-properties officeooo:rsid="00a257b5" officeooo:paragraph-rsid="00d3a383"/>
    </style:style>
    <style:style style:name="P342" style:family="paragraph" style:parent-style-name="Standard" style:list-style-name="L36">
      <style:paragraph-properties fo:text-align="start" style:justify-single-word="false"/>
      <style:text-properties officeooo:rsid="00a257b5" officeooo:paragraph-rsid="00a4587a"/>
    </style:style>
    <style:style style:name="P343" style:family="paragraph" style:parent-style-name="Standard" style:list-style-name="L31">
      <style:paragraph-properties fo:text-align="justify" style:justify-single-word="false"/>
      <style:text-properties officeooo:rsid="00a899dc" officeooo:paragraph-rsid="00a899dc"/>
    </style:style>
    <style:style style:name="P344" style:family="paragraph" style:parent-style-name="Standard" style:list-style-name="L42">
      <style:paragraph-properties fo:text-align="justify" style:justify-single-word="false"/>
      <style:text-properties officeooo:rsid="00bd84ae" officeooo:paragraph-rsid="00bbeaf7"/>
    </style:style>
    <style:style style:name="P3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46"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4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48" style:family="paragraph" style:parent-style-name="Standard" style:list-style-name="L55">
      <style:paragraph-properties fo:text-align="justify" style:justify-single-word="false"/>
      <style:text-properties officeooo:rsid="00e5e3fc" officeooo:paragraph-rsid="00e5e3fc"/>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52" style:family="paragraph" style:parent-style-name="Text_20_body" style:list-style-name="L5">
      <style:paragraph-properties fo:text-align="justify" style:justify-single-word="false"/>
      <style:text-properties officeooo:rsid="004161ac" officeooo:paragraph-rsid="00511cfb"/>
    </style:style>
    <style:style style:name="P353" style:family="paragraph" style:parent-style-name="Text_20_body" style:list-style-name="L5">
      <style:paragraph-properties fo:text-align="justify" style:justify-single-word="false"/>
      <style:text-properties officeooo:rsid="004a8c55" officeooo:paragraph-rsid="00511cfb"/>
    </style:style>
    <style:style style:name="P354" style:family="paragraph" style:parent-style-name="Text_20_body" style:list-style-name="L5">
      <style:paragraph-properties fo:text-align="justify" style:justify-single-word="false"/>
      <style:text-properties officeooo:rsid="00511cfb" officeooo:paragraph-rsid="00511cfb"/>
    </style:style>
    <style:style style:name="P35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000000" style:rfc-language-tag="es-ES-u-co-trad" fo:language="es" fo:country="ES"/>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f0be9" style:font-size-asian="18pt" style:font-size-complex="18pt"/>
    </style:style>
    <style:style style:name="T52" style:family="text">
      <style:text-properties fo:color="#007dc3" style:font-name="Calibri1" fo:font-size="18pt" officeooo:rsid="00c6f0f3" style:font-size-asian="18pt" style:font-size-complex="18pt"/>
    </style:style>
    <style:style style:name="T53" style:family="text">
      <style:text-properties fo:color="#007dc3" style:font-name="Calibri1" fo:font-size="18pt" officeooo:rsid="00d3a383" style:font-size-asian="18pt" style:font-size-complex="18pt"/>
    </style:style>
    <style:style style:name="T54" style:family="text">
      <style:text-properties fo:color="#007dc3" style:font-name="Calibri1" fo:font-size="18pt" officeooo:rsid="00e14b73" style:font-size-asian="18pt" style:font-size-complex="18pt"/>
    </style:style>
    <style:style style:name="T55" style:family="text">
      <style:text-properties fo:color="#007dc3" style:font-name="Calibri1" fo:font-size="18pt" officeooo:rsid="00ec8d5c" style:font-size-asian="18pt" style:font-size-complex="18pt"/>
    </style:style>
    <style:style style:name="T56" style:family="text">
      <style:text-properties fo:color="#007dc3" style:font-name="Calibri1" fo:font-size="18pt" officeooo:rsid="00f60f01" style:font-size-asian="18pt" style:font-size-complex="18pt"/>
    </style:style>
    <style:style style:name="T57"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4000c8" style:font-name="Consolas" fo:font-size="10pt" fo:font-weight="bold" style:font-size-asian="10pt" style:font-weight-asian="bold"/>
    </style:style>
    <style:style style:name="T77" style:family="text">
      <style:text-properties officeooo:rsid="0083578d"/>
    </style:style>
    <style:style style:name="T78" style:family="text">
      <style:text-properties officeooo:rsid="00847eb0"/>
    </style:style>
    <style:style style:name="T79" style:family="text">
      <style:text-properties officeooo:rsid="00469a69"/>
    </style:style>
    <style:style style:name="T80" style:family="text">
      <style:text-properties officeooo:rsid="0088989a"/>
    </style:style>
    <style:style style:name="T81" style:family="text">
      <style:text-properties officeooo:rsid="00736b32"/>
    </style:style>
    <style:style style:name="T82" style:family="text">
      <style:text-properties fo:font-style="italic" style:font-style-asian="italic" style:font-style-complex="italic"/>
    </style:style>
    <style:style style:name="T83" style:family="text">
      <style:text-properties fo:font-style="italic" officeooo:rsid="00736b32" style:font-style-asian="italic" style:font-style-complex="italic"/>
    </style:style>
    <style:style style:name="T84" style:family="text">
      <style:text-properties fo:font-style="italic" officeooo:rsid="00964fe4" style:font-style-asian="italic" style:font-style-complex="italic"/>
    </style:style>
    <style:style style:name="T85" style:family="text">
      <style:text-properties officeooo:rsid="008c37e8"/>
    </style:style>
    <style:style style:name="T86" style:family="text">
      <style:text-properties fo:color="#0000ff" style:font-name="Consolas" fo:font-size="10pt" style:font-size-asian="10pt"/>
    </style:style>
    <style:style style:name="T87" style:family="text">
      <style:text-properties officeooo:rsid="008e988b"/>
    </style:style>
    <style:style style:name="T88" style:family="text">
      <style:text-properties officeooo:rsid="008f574f"/>
    </style:style>
    <style:style style:name="T89" style:family="text">
      <style:text-properties officeooo:rsid="009246f4"/>
    </style:style>
    <style:style style:name="T90" style:family="text">
      <style:text-properties officeooo:rsid="0094c775"/>
    </style:style>
    <style:style style:name="T91" style:family="text">
      <style:text-properties officeooo:rsid="00964fe4"/>
    </style:style>
    <style:style style:name="T92" style:family="text">
      <style:text-properties officeooo:rsid="0099b60c"/>
    </style:style>
    <style:style style:name="T93" style:family="text">
      <style:text-properties officeooo:rsid="00799b55"/>
    </style:style>
    <style:style style:name="T94" style:family="text">
      <style:text-properties officeooo:rsid="009a3c41"/>
    </style:style>
    <style:style style:name="T95" style:family="text">
      <style:text-properties officeooo:rsid="009bafdc"/>
    </style:style>
    <style:style style:name="T96" style:family="text">
      <style:text-properties officeooo:rsid="009d0b72"/>
    </style:style>
    <style:style style:name="T97" style:family="text">
      <style:text-properties officeooo:rsid="009e01e9"/>
    </style:style>
    <style:style style:name="T98" style:family="text">
      <style:text-properties officeooo:rsid="009fa0eb"/>
    </style:style>
    <style:style style:name="T99" style:family="text">
      <style:text-properties officeooo:rsid="00a18b49"/>
    </style:style>
    <style:style style:name="T100" style:family="text">
      <style:text-properties officeooo:rsid="00a257b5"/>
    </style:style>
    <style:style style:name="T101" style:family="text">
      <style:text-properties officeooo:rsid="00a309f2"/>
    </style:style>
    <style:style style:name="T102" style:family="text">
      <style:text-properties officeooo:rsid="00a393eb"/>
    </style:style>
    <style:style style:name="T103" style:family="text">
      <style:text-properties officeooo:rsid="00a4587a"/>
    </style:style>
    <style:style style:name="T104" style:family="text">
      <style:text-properties officeooo:rsid="00a621ab"/>
    </style:style>
    <style:style style:name="T105" style:family="text">
      <style:text-properties officeooo:rsid="00aa1124"/>
    </style:style>
    <style:style style:name="T106" style:family="text">
      <style:text-properties officeooo:rsid="00ac7603"/>
    </style:style>
    <style:style style:name="T107" style:family="text">
      <style:text-properties officeooo:rsid="00b1b7d9"/>
    </style:style>
    <style:style style:name="T108" style:family="text">
      <style:text-properties officeooo:rsid="00bb6d03"/>
    </style:style>
    <style:style style:name="T109" style:family="text">
      <style:text-properties officeooo:rsid="00c0adb5"/>
    </style:style>
    <style:style style:name="T110" style:family="text">
      <style:text-properties officeooo:rsid="00c6f0f3"/>
    </style:style>
    <style:style style:name="T111" style:family="text">
      <style:text-properties officeooo:rsid="00cc29a3"/>
    </style:style>
    <style:style style:name="T112" style:family="text">
      <style:text-properties officeooo:rsid="00ca90d1"/>
    </style:style>
    <style:style style:name="T113" style:family="text">
      <style:text-properties fo:font-weight="bold" officeooo:rsid="00ca90d1" style:font-weight-asian="bold" style:font-weight-complex="bold"/>
    </style:style>
    <style:style style:name="T114" style:family="text">
      <style:text-properties fo:font-weight="normal" officeooo:rsid="00ca90d1" style:font-weight-asian="normal" style:font-weight-complex="normal"/>
    </style:style>
    <style:style style:name="T115" style:family="text">
      <style:text-properties fo:color="#800000" style:font-name="Consolas" fo:font-size="10pt" fo:font-weight="bold" style:font-size-asian="10pt" style:font-weight-asian="bold"/>
    </style:style>
    <style:style style:name="T116" style:family="text">
      <style:text-properties fo:color="#800000" fo:font-weight="bold" style:font-weight-asian="bold"/>
    </style:style>
    <style:style style:name="T117" style:family="text">
      <style:text-properties fo:color="#008000" style:font-name="Consolas" fo:font-size="10pt" style:font-size-asian="10pt"/>
    </style:style>
    <style:style style:name="T118" style:family="text">
      <style:text-properties fo:color="#808080" style:font-name="Consolas" fo:font-size="10pt" style:font-size-asian="10pt"/>
    </style:style>
    <style:style style:name="T119" style:family="text">
      <style:text-properties fo:color="#000080" style:font-name="Consolas" fo:font-size="10pt" fo:font-weight="bold" style:font-size-asian="10pt" style:font-weight-asian="bold"/>
    </style:style>
    <style:style style:name="T120" style:family="text">
      <style:text-properties fo:color="#ff0000"/>
    </style:style>
    <style:style style:name="T121" style:family="text">
      <style:text-properties fo:color="#ff0000" style:font-name="Consolas" fo:font-size="10pt" style:font-size-asian="10pt"/>
    </style:style>
    <style:style style:name="T122" style:family="text">
      <style:text-properties officeooo:rsid="00d58e78"/>
    </style:style>
    <style:style style:name="T123" style:family="text">
      <style:text-properties officeooo:rsid="00d7a81d"/>
    </style:style>
    <style:style style:name="T124" style:family="text">
      <style:text-properties officeooo:rsid="00d823ce"/>
    </style:style>
    <style:style style:name="T125" style:family="text">
      <style:text-properties officeooo:rsid="00de0860"/>
    </style:style>
    <style:style style:name="T126" style:family="text">
      <style:text-properties officeooo:rsid="007eeebb"/>
    </style:style>
    <style:style style:name="T127" style:family="text">
      <style:text-properties officeooo:rsid="00f24af6"/>
    </style:style>
    <style:style style:name="T128" style:family="text">
      <style:text-properties officeooo:rsid="00f60f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55"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55"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9">Control de versions <text:span text:style-name="T5">de DISTRIBUCIO</text:span></text:p>
      <text:p text:style-name="P190"><text:span text:style-name="T49">0</text:span><text:span text:style-name="T56">5</text:span><text:span text:style-name="T51"> </text:span><text:span text:style-name="T47">d</text:span><text:span text:style-name="T52">e m</text:span><text:span text:style-name="T56">arç</text:span><text:span text:style-name="T53"> </text:span><text:span text:style-name="T47">de </text:span><text:span text:style-name="T48">2</text:span><text:span text:style-name="T50">02</text:span><text:span text:style-name="T54">1</text:span></text:p>
      <text:p text:style-name="P186">Serveis d’Administració Electrònica en el Govern de les Illes Balears</text:p>
      <text:p text:style-name="P187">Lot 3 (Serveis de tramitació d’expedients electrònics)</text:p>
      <text:p text:style-name="P187"/>
      <text:p text:style-name="P187"/>
      <text:p text:style-name="P187"/>
      <text:p text:style-name="P187"/>
      <text:p text:style-name="P188">Oficina Tècnica de Direcció de Projecte</text:p>
      <text:list xml:id="list835100320" text:style-name="Outline">
        <text:list-header>
          <text:h text:style-name="P22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91">Control de Canvis</text:p>
          </table:table-cell>
          <table:covered-table-cell/>
          <table:covered-table-cell/>
          <table:covered-table-cell/>
        </table:table-row>
        <table:table-row table:style-name="Taula1.1">
          <table:table-cell table:style-name="Taula1.A2" office:value-type="string">
            <text:p text:style-name="P192">Data</text:p>
          </table:table-cell>
          <table:table-cell table:style-name="Taula1.B2" office:value-type="string">
            <text:p text:style-name="P193">Autor</text:p>
          </table:table-cell>
          <table:table-cell table:style-name="Taula1.B2" office:value-type="string">
            <text:p text:style-name="P193">Versió</text:p>
          </table:table-cell>
          <table:table-cell table:style-name="Taula1.D2" office:value-type="string">
            <text:p text:style-name="P193">Canvis</text:p>
          </table:table-cell>
        </table:table-row>
        <table:table-row table:style-name="Taula1.1">
          <table:table-cell table:style-name="Taula1.A3" office:value-type="string">
            <text:p text:style-name="P194"><text:span text:style-name="T6">04</text:span>/<text:span text:style-name="T6">02</text:span>/<text:span text:style-name="T2">2019</text:span></text:p>
          </table:table-cell>
          <table:table-cell table:style-name="Taula1.B3" office:value-type="string">
            <text:p text:style-name="P195">Limit Tecnologies</text:p>
          </table:table-cell>
          <table:table-cell table:style-name="Taula1.C3" office:value-type="string">
            <text:p text:style-name="P194">v1.0</text:p>
          </table:table-cell>
          <table:table-cell table:style-name="Taula1.D3" office:value-type="string">
            <text:p text:style-name="P194">Versió inicial</text:p>
          </table:table-cell>
        </table:table-row>
        <table:table-row table:style-name="Taula1.1">
          <table:table-cell table:style-name="Taula1.A4" office:value-type="string">
            <text:p text:style-name="P196"/>
          </table:table-cell>
          <table:table-cell table:style-name="Taula1.B4" office:value-type="string">
            <text:p text:style-name="P196"/>
          </table:table-cell>
          <table:table-cell table:style-name="Taula1.C4" office:value-type="string">
            <text:p text:style-name="P196"/>
          </table:table-cell>
          <table:table-cell table:style-name="Taula1.D4" office:value-type="string">
            <text:p text:style-name="P196"/>
          </table:table-cell>
        </table:table-row>
        <table:table-row table:style-name="Taula1.1">
          <table:table-cell table:style-name="Taula1.A5" office:value-type="string">
            <text:p text:style-name="P196"/>
          </table:table-cell>
          <table:table-cell table:style-name="Taula1.B5" office:value-type="string">
            <text:p text:style-name="P196"/>
          </table:table-cell>
          <table:table-cell table:style-name="Taula1.C5" office:value-type="string">
            <text:p text:style-name="P196"/>
          </table:table-cell>
          <table:table-cell table:style-name="Taula1.D5" office:value-type="string">
            <text:p text:style-name="P196"/>
          </table:table-cell>
        </table:table-row>
        <table:table-row table:style-name="Taula1.1">
          <table:table-cell table:style-name="Taula1.A6" office:value-type="string">
            <text:p text:style-name="P196"/>
          </table:table-cell>
          <table:table-cell table:style-name="Taula1.B6" office:value-type="string">
            <text:p text:style-name="P196"/>
          </table:table-cell>
          <table:table-cell table:style-name="Taula1.C6" office:value-type="string">
            <text:p text:style-name="P196"/>
          </table:table-cell>
          <table:table-cell table:style-name="Taula1.D6" office:value-type="string">
            <text:p text:style-name="P19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91">Revisat per</text:p>
          </table:table-cell>
          <table:covered-table-cell/>
          <table:covered-table-cell/>
        </table:table-row>
        <table:table-row table:style-name="Taula2.1">
          <table:table-cell table:style-name="Taula2.A2" office:value-type="string">
            <text:p text:style-name="P192">Nom</text:p>
          </table:table-cell>
          <table:table-cell table:style-name="Taula2.B2" office:value-type="string">
            <text:p text:style-name="P193">Data</text:p>
          </table:table-cell>
          <table:table-cell table:style-name="Taula2.C2" office:value-type="string">
            <text:p text:style-name="P193">Àrea, departament o empresa</text:p>
          </table:table-cell>
        </table:table-row>
        <table:table-row table:style-name="Taula2.1">
          <table:table-cell table:style-name="Taula2.A3" office:value-type="string">
            <text:p text:style-name="P194"/>
          </table:table-cell>
          <table:table-cell table:style-name="Taula2.B3" office:value-type="string">
            <text:p text:style-name="P194"/>
          </table:table-cell>
          <table:table-cell table:style-name="Taula2.C3" office:value-type="string">
            <text:p text:style-name="P194"/>
          </table:table-cell>
        </table:table-row>
        <table:table-row table:style-name="Taula2.1">
          <table:table-cell table:style-name="Taula2.A4" office:value-type="string">
            <text:p text:style-name="P196"/>
          </table:table-cell>
          <table:table-cell table:style-name="Taula2.B4" office:value-type="string">
            <text:p text:style-name="P196"/>
          </table:table-cell>
          <table:table-cell table:style-name="Taula2.C4" office:value-type="string">
            <text:p text:style-name="P196"/>
          </table:table-cell>
        </table:table-row>
        <table:table-row table:style-name="Taula2.1">
          <table:table-cell table:style-name="Taula2.A5" office:value-type="string">
            <text:p text:style-name="P196"/>
          </table:table-cell>
          <table:table-cell table:style-name="Taula2.B5" office:value-type="string">
            <text:p text:style-name="P196"/>
          </table:table-cell>
          <table:table-cell table:style-name="Taula2.C5" office:value-type="string">
            <text:p text:style-name="P196"/>
          </table:table-cell>
        </table:table-row>
        <table:table-row table:style-name="Taula2.1">
          <table:table-cell table:style-name="Taula2.A6" office:value-type="string">
            <text:p text:style-name="P196"/>
          </table:table-cell>
          <table:table-cell table:style-name="Taula2.B6" office:value-type="string">
            <text:p text:style-name="P196"/>
          </table:table-cell>
          <table:table-cell table:style-name="Taula2.C6" office:value-type="string">
            <text:p text:style-name="P19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91">Aprovat per</text:p>
          </table:table-cell>
          <table:covered-table-cell/>
          <table:covered-table-cell/>
        </table:table-row>
        <table:table-row table:style-name="Taula3.1">
          <table:table-cell table:style-name="Taula3.A2" office:value-type="string">
            <text:p text:style-name="P192">Nom</text:p>
          </table:table-cell>
          <table:table-cell table:style-name="Taula3.B2" office:value-type="string">
            <text:p text:style-name="P193">Data</text:p>
          </table:table-cell>
          <table:table-cell table:style-name="Taula3.C2" office:value-type="string">
            <text:p text:style-name="P193">Àrea, departament o empresa</text:p>
          </table:table-cell>
        </table:table-row>
        <table:table-row table:style-name="Taula3.1">
          <table:table-cell table:style-name="Taula3.A3" office:value-type="string">
            <text:p text:style-name="P194"/>
          </table:table-cell>
          <table:table-cell table:style-name="Taula3.B3" office:value-type="string">
            <text:p text:style-name="P194"/>
          </table:table-cell>
          <table:table-cell table:style-name="Taula3.C3" office:value-type="string">
            <text:p text:style-name="P194"/>
          </table:table-cell>
        </table:table-row>
        <table:table-row table:style-name="Taula3.1">
          <table:table-cell table:style-name="Taula3.A4" office:value-type="string">
            <text:p text:style-name="P196"/>
          </table:table-cell>
          <table:table-cell table:style-name="Taula3.B4" office:value-type="string">
            <text:p text:style-name="P196"/>
          </table:table-cell>
          <table:table-cell table:style-name="Taula3.C4" office:value-type="string">
            <text:p text:style-name="P196"/>
          </table:table-cell>
        </table:table-row>
        <table:table-row table:style-name="Taula3.1">
          <table:table-cell table:style-name="Taula3.A5" office:value-type="string">
            <text:p text:style-name="P196"/>
          </table:table-cell>
          <table:table-cell table:style-name="Taula3.B5" office:value-type="string">
            <text:p text:style-name="P196"/>
          </table:table-cell>
          <table:table-cell table:style-name="Taula3.C5" office:value-type="string">
            <text:p text:style-name="P196"/>
          </table:table-cell>
        </table:table-row>
        <table:table-row table:style-name="Taula3.1">
          <table:table-cell table:style-name="Taula3.A6" office:value-type="string">
            <text:p text:style-name="P196"/>
          </table:table-cell>
          <table:table-cell table:style-name="Taula3.B6" office:value-type="string">
            <text:p text:style-name="P196"/>
          </table:table-cell>
          <table:table-cell table:style-name="Taula3.C6" office:value-type="string">
            <text:p text:style-name="P19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91">Llista de distribució</text:p>
          </table:table-cell>
          <table:covered-table-cell/>
          <table:covered-table-cell/>
        </table:table-row>
        <table:table-row table:style-name="Taula6.1">
          <table:table-cell table:style-name="Taula6.A2" office:value-type="string">
            <text:p text:style-name="P192">Nom</text:p>
          </table:table-cell>
          <table:table-cell table:style-name="Taula6.B2" office:value-type="string">
            <text:p text:style-name="P193">Àrea, departament o empresa</text:p>
          </table:table-cell>
          <table:table-cell table:style-name="Taula6.C2" office:value-type="string">
            <text:p text:style-name="P193">Correu electrònic</text:p>
          </table:table-cell>
        </table:table-row>
        <table:table-row table:style-name="Taula6.1">
          <table:table-cell table:style-name="Taula6.A3" office:value-type="string">
            <text:p text:style-name="P194"/>
          </table:table-cell>
          <table:table-cell table:style-name="Taula6.B3" office:value-type="string">
            <text:p text:style-name="P194"/>
          </table:table-cell>
          <table:table-cell table:style-name="Taula6.C3" office:value-type="string">
            <text:p text:style-name="P194"/>
          </table:table-cell>
        </table:table-row>
        <table:table-row table:style-name="Taula6.1">
          <table:table-cell table:style-name="Taula6.A4" office:value-type="string">
            <text:p text:style-name="P196"/>
          </table:table-cell>
          <table:table-cell table:style-name="Taula6.B4" office:value-type="string">
            <text:p text:style-name="P196"/>
          </table:table-cell>
          <table:table-cell table:style-name="Taula6.C4" office:value-type="string">
            <text:p text:style-name="P196"/>
          </table:table-cell>
        </table:table-row>
        <table:table-row table:style-name="Taula6.1">
          <table:table-cell table:style-name="Taula6.A5" office:value-type="string">
            <text:p text:style-name="P196"/>
          </table:table-cell>
          <table:table-cell table:style-name="Taula6.B5" office:value-type="string">
            <text:p text:style-name="P196"/>
          </table:table-cell>
          <table:table-cell table:style-name="Taula6.C5" office:value-type="string">
            <text:p text:style-name="P196"/>
          </table:table-cell>
        </table:table-row>
        <table:table-row table:style-name="Taula6.1">
          <table:table-cell table:style-name="Taula6.A6" office:value-type="string">
            <text:p text:style-name="P196"/>
          </table:table-cell>
          <table:table-cell table:style-name="Taula6.B6" office:value-type="string">
            <text:p text:style-name="P196"/>
          </table:table-cell>
          <table:table-cell table:style-name="Taula6.C6" office:value-type="string">
            <text:p text:style-name="P19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7"><text:a xlink:type="simple" xlink:href="#__RefHeading___Toc21421_3940995463" text:style-name="Index_20_Link" text:visited-style-name="Index_20_Link">Control de versions del document<text:tab/>2</text:a></text:p>
          <text:p text:style-name="P217"><text:a xlink:type="simple" xlink:href="#__RefHeading___Toc21295_3940995463" text:style-name="Index_20_Link" text:visited-style-name="Index_20_Link">1. Històric de versions<text:tab/>4</text:a></text:p>
          <text:p text:style-name="P218"><text:a xlink:type="simple" xlink:href="#__RefHeading___Toc19787_3508694843" text:style-name="Index_20_Link" text:visited-style-name="Index_20_Link">Versió 0.9.18<text:tab/>4</text:a></text:p>
          <text:p text:style-name="P218"><text:a xlink:type="simple" xlink:href="#__RefHeading___Toc17655_2825458360" text:style-name="Index_20_Link" text:visited-style-name="Index_20_Link">Versió 0.9.19<text:tab/>4</text:a></text:p>
          <text:p text:style-name="P218"><text:a xlink:type="simple" xlink:href="#__RefHeading___Toc70927_588639221" text:style-name="Index_20_Link" text:visited-style-name="Index_20_Link">Versió 0.9.20<text:tab/>5</text:a></text:p>
          <text:p text:style-name="P218"><text:a xlink:type="simple" xlink:href="#__RefHeading___Toc18370_3439170243" text:style-name="Index_20_Link" text:visited-style-name="Index_20_Link">Versió 0.9.21<text:tab/>6</text:a></text:p>
          <text:p text:style-name="P218"><text:a xlink:type="simple" xlink:href="#__RefHeading___Toc834_417853881" text:style-name="Index_20_Link" text:visited-style-name="Index_20_Link">Versió 0.9.22<text:tab/>6</text:a></text:p>
          <text:p text:style-name="P218"><text:a xlink:type="simple" xlink:href="#__RefHeading___Toc61704_1680181998" text:style-name="Index_20_Link" text:visited-style-name="Index_20_Link">Versió 0.9.22.2<text:tab/>7</text:a></text:p>
          <text:p text:style-name="P218"><text:a xlink:type="simple" xlink:href="#__RefHeading___Toc20227_1512682159" text:style-name="Index_20_Link" text:visited-style-name="Index_20_Link">Versió 0.9.23<text:tab/>7</text:a></text:p>
          <text:p text:style-name="P218"><text:a xlink:type="simple" xlink:href="#__RefHeading___Toc20229_1512682159" text:style-name="Index_20_Link" text:visited-style-name="Index_20_Link">Versió 0.9.24<text:tab/>8</text:a></text:p>
          <text:p text:style-name="P218"><text:a xlink:type="simple" xlink:href="#__RefHeading___Toc424222_3031935846" text:style-name="Index_20_Link" text:visited-style-name="Index_20_Link">Versió 0.9.24.1<text:tab/>9</text:a></text:p>
          <text:p text:style-name="P218"><text:a xlink:type="simple" xlink:href="#__RefHeading___Toc96292_1762273572" text:style-name="Index_20_Link" text:visited-style-name="Index_20_Link">Versió 0.9.25<text:tab/>10</text:a></text:p>
          <text:p text:style-name="P218"><text:a xlink:type="simple" xlink:href="#__RefHeading___Toc27894_1180952855" text:style-name="Index_20_Link" text:visited-style-name="Index_20_Link">Versió 0.9.25.1 Processar anotacions amb error o pendents d'Arxiu<text:tab/>11</text:a></text:p>
          <text:p text:style-name="P21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1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1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1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1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1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1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1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1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1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1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1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index-body>
      </text:table-of-content>
      <text:p text:style-name="P5"/>
      <text:list xml:id="list110458849778539" text:continue-numbering="true" text:style-name="Outline">
        <text:list-item>
          <text:h text:style-name="P222" text:outline-level="1"><text:bookmark-start text:name="__RefHeading___Toc21295_3940995463"/>Històric de versions<text:bookmark-end text:name="__RefHeading___Toc21295_3940995463"/></text:h>
          <text:list>
            <text:list-header>
              <text:h text:style-name="P223" text:outline-level="2" text:is-list-header="true"><text:bookmark-start text:name="__RefHeading___Toc19787_3508694843"/>Versió 0.9.18<text:bookmark-end text:name="__RefHeading___Toc19787_3508694843"/></text:h>
            </text:list-header>
          </text:list>
        </text:list-item>
      </text:list>
      <text:p text:style-name="P32">Data: </text:p>
      <text:p text:style-name="P56"><text:tab/><text:span text:style-name="T5">07</text:span>/<text:span text:style-name="T5">02</text:span>/201<text:span text:style-name="T5">9</text:span></text:p>
      <text:p text:style-name="P56">Resum: </text:p>
      <text:p text:style-name="P5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6"/>
      <text:p text:style-name="P69"><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897894028" text:style-name="L1">
        <text:list-item>
          <text:p text:style-name="P24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4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4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1"/>
      <text:p text:style-name="P32">Base de dades:<text:span text:style-name="T2"> </text:span></text:p>
      <text:list xml:id="list2290950469" text:style-name="L2">
        <text:list-item>
          <text:p text:style-name="P248">Sense canvis</text:p>
        </text:list-item>
      </text:list>
      <text:p text:style-name="P31"/>
      <text:p text:style-name="P8"><text:span text:style-name="T3">Propietats globals</text:span>: </text:p>
      <text:list xml:id="list2004235408" text:style-name="L3">
        <text:list-item>
          <text:p text:style-name="P255">Sense canvis</text:p>
        </text:list-item>
      </text:list>
      <text:p text:style-name="P71"/>
      <text:list xml:id="list110458953170713" text:continue-list="list110458849778539" text:style-name="Outline">
        <text:list-item>
          <text:list>
            <text:list-header>
              <text:h text:style-name="P224" text:outline-level="2" text:is-list-header="true"><text:bookmark-start text:name="__RefHeading___Toc17655_2825458360"/>Versió 0.9.1<text:span text:style-name="T13">9</text:span><text:bookmark-end text:name="__RefHeading___Toc17655_2825458360"/></text:h>
            </text:list-header>
          </text:list>
        </text:list-item>
      </text:list>
      <text:p text:style-name="P33">Data: </text:p>
      <text:p text:style-name="P57"><text:tab/><text:span text:style-name="T15">05</text:span>/<text:span text:style-name="T5">03</text:span>/201<text:span text:style-name="T5">9</text:span></text:p>
      <text:p text:style-name="P57">Resum: </text:p>
      <text:p text:style-name="P73"><text:tab/>Mesures correctores per diversos errors en el tractament de l'alta d'anotacions. Millores per poder veure les anotacions pendents amb errors.</text:p>
      <text:p text:style-name="P57"><text:tab/></text:p>
      <text:p text:style-name="P57"/>
      <text:p text:style-name="P70"><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0458040672348" text:continue-list="list897894028" text:style-name="L1">
        <text:list-item>
          <text:p text:style-name="P25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57"><text:a xlink:type="simple" xlink:href="https://github.com/GovernIB/distribucio/issues/39" text:style-name="Internet_20_link" text:visited-style-name="Visited_20_Internet_20_Link">#39</text:a> Millorar els estats de les anotacions</text:p>
        </text:list-item>
        <text:list-item>
          <text:p text:style-name="P257"><text:a xlink:type="simple" xlink:href="https://github.com/GovernIB/distribucio/issues/42" text:style-name="Internet_20_link" text:visited-style-name="Visited_20_Internet_20_Link">#42</text:a> Marcar anotacions com a no processades després de reenviar-les </text:p>
        </text:list-item>
        <text:list-item>
          <text:p text:style-name="P257"><text:a xlink:type="simple" xlink:href="https://github.com/GovernIB/distribucio/issues/47" text:style-name="Internet_20_link" text:visited-style-name="Visited_20_Internet_20_Link">#47</text:a> Intentar guardar tots els annexos a dins l'arxiu</text:p>
        </text:list-item>
        <text:list-item>
          <text:p text:style-name="P257"><text:a xlink:type="simple" xlink:href="https://github.com/GovernIB/distribucio/issues/50" text:style-name="Internet_20_link" text:visited-style-name="Visited_20_Internet_20_Link">#50</text:a> Error esborrant bústia amb continguts</text:p>
        </text:list-item>
        <text:list-item>
          <text:p text:style-name="P258"><text:a xlink:type="simple" xlink:href="https://github.com/GovernIB/distribucio/issues/51" text:style-name="Internet_20_link" text:visited-style-name="Visited_20_Internet_20_Link">#51</text:a> Revisar els filtres quan es prem INTRO</text:p>
        </text:list-item>
        <text:list-item>
          <text:p text:style-name="P258"><text:a xlink:type="simple" xlink:href="https://github.com/GovernIB/distribucio/issues/52" text:style-name="Internet_20_link" text:visited-style-name="Visited_20_Internet_20_Link">#52</text:a> Error esborrant regles</text:p>
        </text:list-item>
        <text:list-item>
          <text:p text:style-name="P258"><text:a xlink:type="simple" xlink:href="https://github.com/GovernIB/distribucio/issues/53" text:style-name="Internet_20_link" text:visited-style-name="Visited_20_Internet_20_Link">#53</text:a> Problemes de cerca amb accents en els camps de cerca</text:p>
        </text:list-item>
        <text:list-item>
          <text:p text:style-name="P258"><text:a xlink:type="simple" xlink:href="https://github.com/GovernIB/distribucio/issues/58" text:style-name="Internet_20_link" text:visited-style-name="Visited_20_Internet_20_Link">#58</text:a> Descarregar versió imprimible documents annexos</text:p>
        </text:list-item>
        <text:list-item>
          <text:p text:style-name="P258"><text:a xlink:type="simple" xlink:href="https://github.com/GovernIB/distribucio/issues/60" text:style-name="Internet_20_link" text:visited-style-name="Visited_20_Internet_20_Link">#60</text:a> Revisar errors amb el plugin de destió documental</text:p>
        </text:list-item>
        <text:list-item>
          <text:p text:style-name="P258"><text:a xlink:type="simple" xlink:href="https://github.com/GovernIB/distribucio/issues/61" text:style-name="Internet_20_link" text:visited-style-name="Visited_20_Internet_20_Link">#61</text:a> Error amb els filtres per data al contingut de bústies</text:p>
        </text:list-item>
        <text:list-item>
          <text:p text:style-name="P25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5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58"><text:a xlink:type="simple" xlink:href="https://github.com/GovernIB/distribucio/issues/64" text:style-name="Internet_20_link" text:visited-style-name="Visited_20_Internet_20_Link">#64</text:a> Mostrar errors integracions als logs</text:p>
        </text:list-item>
        <text:list-item>
          <text:p text:style-name="P258"><text:a xlink:type="simple" xlink:href="https://github.com/GovernIB/distribucio/issues/65" text:style-name="Internet_20_link" text:visited-style-name="Visited_20_Internet_20_Link">#65</text:a> Ajuntar canvis de la branca desenv</text:p>
        </text:list-item>
        <text:list-item>
          <text:p text:style-name="P258"><text:a xlink:type="simple" xlink:href="https://github.com/GovernIB/distribucio/issues/66" text:style-name="Internet_20_link" text:visited-style-name="Visited_20_Internet_20_Link">#66</text:a> Messures correctores de rendiment del llistat d'anotacions pendents</text:p>
        </text:list-item>
      </text:list>
      <text:p text:style-name="P33"/>
      <text:p text:style-name="P33">Base de dades:<text:span text:style-name="T2"> </text:span></text:p>
      <text:list xml:id="list3765984069" text:style-name="L4">
        <text:list-item>
          <text:p text:style-name="P259">Actualització dels literals pels estats i ampliació de la columna del nom del fitxer pels annexos i les firmes.</text:p>
          <text:list>
            <text:list-item>
              <text:p text:style-name="P259">distribucio_update_0.9.19.sql</text:p>
            </text:list-item>
          </text:list>
        </text:list-item>
      </text:list>
      <text:p text:style-name="P33"/>
      <text:p text:style-name="P9"><text:span text:style-name="T3">Propietats globals</text:span>: </text:p>
      <text:list xml:id="list1320567527" text:style-name="L5">
        <text:list-item>
          <text:p text:style-name="P352"><text:span text:style-name="T14">distribucio_update_0.9.19</text:span>.properties: </text:p>
          <text:list>
            <text:list-item>
              <text:p text:style-name="P353">Url base del context per generar els enllaços dins els mails que envia distribució</text:p>
            </text:list-item>
            <text:list-item>
              <text:p text:style-name="P354">Propietats per la distribució i aplicació de regles:</text:p>
              <text:list>
                <text:list-item>
                  <text:p text:style-name="P35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2"># ESBORRADA es.caib.distribucio.tasca.dist.anotacio.pendent.periode.execucio</text:p>
            <text:p text:style-name="P82"># ESBORRADA es.caib.distribucio.tasca.dist.anotacio.pendent.max.reintents</text:p>
            <text:p text:style-name="P84"># ESBORRADA es.caib.distribucio.tasca.dist.anotacio.asincrona</text:p>
          </table:table-cell>
        </table:table-row>
      </table:table>
      <text:list xml:id="list110458744652195" text:continue-numbering="true" text:style-name="L5">
        <text:list-item>
          <text:list>
            <text:list-item>
              <text:list>
                <text:list-header>
                  <text:p text:style-name="P354"/>
                </text:list-header>
                <text:list-item>
                  <text:p text:style-name="P35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4"><text:span text:style-name="T27">es.caib.distribucio.tasca.guardar.annexos.temps.espera.execucio=</text:span><text:span text:style-name="T20">60000</text:span></text:p>
            <text:p text:style-name="P197"><text:span text:style-name="T16">es.caib.distribucio.tasca.guardar.annexos.max.reintents=</text:span><text:span text:style-name="T20">2</text:span></text:p>
            <text:p text:style-name="P197"><text:span text:style-name="T16">es.caib.distribucio.tasca.aplicar.regles.temps.espera.execucio=</text:span><text:span text:style-name="T20">300000</text:span></text:p>
            <text:p text:style-name="P197"><text:span text:style-name="T16">es.caib.distribucio.tasca.aplicar.regles.max.reintents=</text:span><text:span text:style-name="T20">2</text:span></text:p>
            <text:p text:style-name="P74"><text:span text:style-name="T27">es.caib.distribucio.tasca.tancar.contenidors.temps.espera.execucio=</text:span><text:span text:style-name="T20">600000</text:span></text:p>
            <text:p text:style-name="P74"><text:span text:style-name="T28">es.caib.distribucio.anotacio.processament.asincron=</text:span><text:span text:style-name="T25">true</text:span></text:p>
          </table:table-cell>
        </table:table-row>
      </table:table>
      <text:p text:style-name="P216"/>
      <text:list xml:id="list110459584708638" text:continue-list="list110458953170713" text:style-name="Outline">
        <text:list-item>
          <text:list>
            <text:list-header>
              <text:h text:style-name="P225" text:outline-level="2" text:is-list-header="true"><text:bookmark-start text:name="__RefHeading___Toc70927_588639221"/>Versió 0.9.<text:span text:style-name="T29">20</text:span><text:bookmark-end text:name="__RefHeading___Toc70927_588639221"/></text:h>
            </text:list-header>
          </text:list>
        </text:list-item>
      </text:list>
      <text:p text:style-name="P34">Data: </text:p>
      <text:p text:style-name="P58"><text:tab/><text:span text:style-name="T29">20</text:span>/<text:span text:style-name="T5">02</text:span>/201<text:span text:style-name="T5">9</text:span></text:p>
      <text:p text:style-name="P58">Resum: </text:p>
      <text:p text:style-name="P58"><text:tab/><text:span text:style-name="T30">Resolució de la descàrrega de documents no PDF firmats amb CAdES i altres modificacions menors.</text:span></text:p>
      <text:p text:style-name="P58"/>
      <text:p text:style-name="P81"><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0458613618309" text:continue-list="list110458040672348" text:style-name="L1">
        <text:list-item>
          <text:p text:style-name="P247"><text:a xlink:type="simple" xlink:href="https://github.com/GovernIB/distribucio/issues/73" text:style-name="Internet_20_link" text:visited-style-name="Visited_20_Internet_20_Link">#73</text:a> Revisar notificacions a usuaris per rol</text:p>
        </text:list-item>
        <text:list-item>
          <text:p text:style-name="P24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47"><text:a xlink:type="simple" xlink:href="https://github.com/GovernIB/distribucio/issues/71" text:style-name="Internet_20_link" text:visited-style-name="Visited_20_Internet_20_Link">#71</text:a> Modificar posició spinner quan una taula carrega dades</text:p>
        </text:list-item>
        <text:list-item>
          <text:p text:style-name="P24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47"><text:a xlink:type="simple" xlink:href="https://github.com/GovernIB/distribucio/issues/74" text:style-name="Internet_20_link" text:visited-style-name="Visited_20_Internet_20_Link">#74</text:a> Error descarregant la versió imprimible d'arxius CADES no PDFs</text:p>
        </text:list-item>
      </text:list>
      <text:p text:style-name="P34"/>
      <text:p text:style-name="P34">Base de dades:<text:span text:style-name="T2"> </text:span></text:p>
      <text:list xml:id="list2903840118" text:style-name="L6">
        <text:list-item>
          <text:p text:style-name="P249"><text:soft-page-break/>Sense canvis</text:p>
        </text:list-item>
      </text:list>
      <text:p text:style-name="P34"/>
      <text:p text:style-name="P10"><text:span text:style-name="T3">Propietats globals</text:span>: </text:p>
      <text:list xml:id="list1889901670" text:style-name="L7">
        <text:list-item>
          <text:p text:style-name="P256">Sense canvis</text:p>
        </text:list-item>
      </text:list>
      <text:p text:style-name="P72"/>
      <text:p text:style-name="P72"/>
      <text:p text:style-name="P72"/>
      <text:p text:style-name="P72"/>
      <text:list xml:id="list110458065965299" text:continue-list="list110459584708638" text:style-name="Outline">
        <text:list-item>
          <text:list>
            <text:list-header>
              <text:h text:style-name="P226" text:outline-level="2" text:is-list-header="true"><text:bookmark-start text:name="__RefHeading___Toc18370_3439170243"/>Versió 0.9.<text:span text:style-name="T29">21</text:span><text:bookmark-end text:name="__RefHeading___Toc18370_3439170243"/></text:h>
            </text:list-header>
          </text:list>
        </text:list-item>
      </text:list>
      <text:p text:style-name="P35">Data: <text:span text:style-name="T35">28/03/2019</text:span></text:p>
      <text:p text:style-name="P59"><text:tab/></text:p>
      <text:p text:style-name="P60">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9"/>
      <text:p text:style-name="P86"><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0459412074298" text:continue-list="list110458613618309" text:style-name="L1">
        <text:list-item>
          <text:p text:style-name="P26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6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5">Base de dades:<text:span text:style-name="T2"> </text:span></text:p>
      <text:list xml:id="list453116183" text:style-name="L8">
        <text:list-item>
          <text:p text:style-name="P250">Sense canvis</text:p>
        </text:list-item>
      </text:list>
      <text:p text:style-name="P35"/>
      <text:p text:style-name="P11"><text:span text:style-name="T3">Propietats globals</text:span>: </text:p>
      <text:list xml:id="list2791045853" text:style-name="L9">
        <text:list-item>
          <text:p text:style-name="P26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2"># ###</text:p>
            <text:p text:style-name="P197"><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201"># ###</text:p>
            <text:p text:style-name="P74"><text:span text:style-name="T27">es.caib.distribucio.concsv.base.url=</text:span><text:span text:style-name="T20">https://dev.caib.es/concsv</text:span></text:p>
          </table:table-cell>
        </table:table-row>
      </table:table>
      <text:p text:style-name="P87"/>
      <text:list xml:id="list110458559577685" text:continue-list="list110458065965299" text:style-name="Outline">
        <text:list-item>
          <text:list>
            <text:list-header>
              <text:h text:style-name="P227" text:outline-level="2" text:is-list-header="true"><text:bookmark-start text:name="__RefHeading___Toc834_417853881"/>Versió 0.9.<text:span text:style-name="T29">22</text:span><text:bookmark-end text:name="__RefHeading___Toc834_417853881"/></text:h>
            </text:list-header>
          </text:list>
        </text:list-item>
      </text:list>
      <text:p text:style-name="P36">Data: <text:span text:style-name="T37">16/04/2019</text:span></text:p>
      <text:p text:style-name="P61"><text:tab/></text:p>
      <text:p text:style-name="P61">Resum:<text:span text:style-name="T36"> Solució a anotacions pendents de processar, esborrat d'arxius temporals. Millora en les notificacions de noves anotacions i metadades ENI del registre als annexos.</text:span></text:p>
      <text:p text:style-name="P61"/>
      <text:p text:style-name="P88"><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0459422389424" text:continue-list="list110459412074298" text:style-name="L1">
        <text:list-item>
          <text:p text:style-name="P262"><text:a xlink:type="simple" xlink:href="https://github.com/GovernIB/distribucio/issues/76" text:style-name="Internet_20_link" text:visited-style-name="Visited_20_Internet_20_Link">#76</text:a>: Missatge d'error erroni esborrant bústia amb regles sense anotacions</text:p>
        </text:list-item>
        <text:list-item>
          <text:p text:style-name="P26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62"><text:a xlink:type="simple" xlink:href="https://github.com/GovernIB/distribucio/issues/81" text:style-name="Internet_20_link" text:visited-style-name="Visited_20_Internet_20_Link">#81</text:a>: Afegir número de registre a l'assumpte del correu electrònic</text:p>
        </text:list-item>
        <text:list-item>
          <text:p text:style-name="P262"><text:a xlink:type="simple" xlink:href="https://github.com/GovernIB/distribucio/issues/83" text:style-name="Internet_20_link" text:visited-style-name="Visited_20_Internet_20_Link">#83</text:a>: Error accés usuaris sense permís a bústies</text:p>
        </text:list-item>
        <text:list-item>
          <text:p text:style-name="P262"><text:a xlink:type="simple" xlink:href="https://github.com/GovernIB/distribucio/issues/84" text:style-name="Internet_20_link" text:visited-style-name="Visited_20_Internet_20_Link">#84</text:a>: Anotacions que queden pendents de enviar annexos a l'Arxiu</text:p>
        </text:list-item>
        <text:list-item>
          <text:p text:style-name="P262"><text:a xlink:type="simple" xlink:href="https://github.com/GovernIB/distribucio/issues/85" text:style-name="Internet_20_link" text:visited-style-name="Visited_20_Internet_20_Link">#85</text:a>: Emplenar les metadades ENI relatives al registre pels annexos</text:p>
        </text:list-item>
        <text:list-item>
          <text:p text:style-name="P26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62"><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67"><text:a xlink:type="simple" xlink:href="https://github.com/GovernIB/distribucio/issues/90" text:style-name="Internet_20_link" text:visited-style-name="Visited_20_Internet_20_Link">#90</text:a>: Error sincronitzant UO</text:p>
        </text:list-item>
        <text:list-item>
          <text:p text:style-name="P267"><text:a xlink:type="simple" xlink:href="https://github.com/GovernIB/distribucio/issues/91" text:style-name="Internet_20_link" text:visited-style-name="Visited_20_Internet_20_Link">#91</text:a>: Error creant regla. La bústia no s'associa correctament</text:p>
        </text:list-item>
      </text:list>
      <text:p text:style-name="P89"/>
      <text:p text:style-name="P36">Base de dades:<text:span text:style-name="T2"> </text:span></text:p>
      <text:list xml:id="list1953855032" text:style-name="L10">
        <text:list-item>
          <text:p text:style-name="P251">Sense canvis</text:p>
        </text:list-item>
      </text:list>
      <text:p text:style-name="P36"/>
      <text:p text:style-name="P12"><text:span text:style-name="T3">Propietats globals</text:span>: </text:p>
      <text:list xml:id="list2565781215" text:style-name="L11">
        <text:list-item>
          <text:p text:style-name="P252">Sense canvis</text:p>
        </text:list-item>
      </text:list>
      <text:p text:style-name="P87"/>
      <text:p text:style-name="P87"/>
      <text:list xml:id="list110459828235034" text:continue-list="list110458559577685" text:style-name="Outline">
        <text:list-item>
          <text:list>
            <text:list-header>
              <text:h text:style-name="P228" text:outline-level="2" text:is-list-header="true"><text:bookmark-start text:name="__RefHeading___Toc61704_1680181998"/>Versió 0.9.<text:span text:style-name="T29">22.2</text:span><text:bookmark-end text:name="__RefHeading___Toc61704_1680181998"/></text:h>
            </text:list-header>
          </text:list>
        </text:list-item>
      </text:list>
      <text:p text:style-name="P37">Data: <text:span text:style-name="T40">03/06/2019</text:span></text:p>
      <text:p text:style-name="P62"><text:tab/></text:p>
      <text:p text:style-name="P62">Resum:<text:span text:style-name="T36"> Correcció urgent per poder enviar anotacions per correu electrònic i veure el detall de les firmes.</text:span></text:p>
      <text:p text:style-name="P62"/>
      <text:p text:style-name="P94"><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0459597714851" text:continue-list="list110459422389424" text:style-name="L1">
        <text:list-item>
          <text:p text:style-name="P263"><text:a xlink:type="simple" xlink:href="https://github.com/GovernIB/ripea/issues/102" text:style-name="Internet_20_link" text:visited-style-name="Visited_20_Internet_20_Link"><text:span text:style-name="T38">#102</text:span></text:a>: Error enviant anotacions per email</text:p>
        </text:list-item>
        <text:list-item>
          <text:p text:style-name="P263"><text:a xlink:type="simple" xlink:href="https://github.com/GovernIB/distribucio/issues/106" text:style-name="Internet_20_link" text:visited-style-name="Visited_20_Internet_20_Link">#106</text:a> Error consultant bústia per defecte</text:p>
        </text:list-item>
      </text:list>
      <text:p text:style-name="P90"/>
      <text:p text:style-name="P37">Base de dades:<text:span text:style-name="T2"> </text:span></text:p>
      <text:list xml:id="list1560505696" text:style-name="L12">
        <text:list-item>
          <text:p text:style-name="P268">distribucio_update_0.9.22.<text:span text:style-name="T39">2</text:span>.sql:</text:p>
          <text:list>
            <text:list-header>
              <text:p text:style-name="P268">Script d'actualització per corregir les dades d'annexos i firmes d'annexos.</text:p>
              <text:p text:style-name="P270">Corregeix també els codis d'unitat orgànica de les bústies</text:p>
            </text:list-header>
          </text:list>
          <text:p text:style-name="P268"/>
        </text:list-item>
      </text:list>
      <text:p text:style-name="P37"/>
      <text:p text:style-name="P13"><text:span text:style-name="T3">Propietats globals</text:span>: </text:p>
      <text:list xml:id="list1801323107" text:style-name="L13">
        <text:list-item>
          <text:p text:style-name="P253">Sense canvis</text:p>
        </text:list-item>
      </text:list>
      <text:p text:style-name="P63"/>
      <text:list xml:id="list110459230329389" text:continue-list="list110459828235034" text:style-name="Outline">
        <text:list-item>
          <text:list>
            <text:list-header>
              <text:h text:style-name="P229" text:outline-level="2" text:is-list-header="true"><text:bookmark-start text:name="__RefHeading___Toc20227_1512682159"/>Versió 0.9.<text:span text:style-name="T29">23</text:span><text:bookmark-end text:name="__RefHeading___Toc20227_1512682159"/></text:h>
            </text:list-header>
          </text:list>
        </text:list-item>
      </text:list>
      <text:p text:style-name="P38">Data: <text:span text:style-name="T41">17/06/2019</text:span></text:p>
      <text:p text:style-name="P66"><text:tab/></text:p>
      <text:p text:style-name="P66">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6"/>
      <text:p text:style-name="P95"><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335532615" text:style-name="L14">
        <text:list-item>
          <text:p text:style-name="P265"><text:a xlink:type="simple" xlink:href="https://github.com/GovernIB/distribucio/issues/108" text:style-name="Internet_20_link" text:visited-style-name="Visited_20_Internet_20_Link">#108</text:a> Nova opció pels administradors per moure contingut entre bústies</text:p>
        </text:list-item>
        <text:list-item>
          <text:p text:style-name="P265"><text:a xlink:type="simple" xlink:href="https://github.com/GovernIB/distribucio/issues/107" text:style-name="Internet_20_link" text:visited-style-name="Visited_20_Internet_20_Link">#107</text:a> Poder veure el contingut de bústies innactives</text:p>
        </text:list-item>
        <text:list-item>
          <text:p text:style-name="P26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65"><text:a xlink:type="simple" xlink:href="https://github.com/GovernIB/distribucio/issues/88" text:style-name="Internet_20_link" text:visited-style-name="Visited_20_Internet_20_Link">#88</text:a> Backoffices asíncrons</text:p>
        </text:list-item>
        <text:list-item>
          <text:p text:style-name="P265"><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65"><text:a xlink:type="simple" xlink:href="https://github.com/GovernIB/distribucio/issues/98" text:style-name="Internet_20_link" text:visited-style-name="Visited_20_Internet_20_Link">#98</text:a> Eliminar informació de la data de còpia en el número de registre</text:p>
        </text:list-item>
        <text:list-item>
          <text:p text:style-name="P26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65"><text:a xlink:type="simple" xlink:href="https://github.com/GovernIB/distribucio/issues/95" text:style-name="Internet_20_link" text:visited-style-name="Visited_20_Internet_20_Link">#95</text:a> Error botó tancar detall anotació sense modal</text:p>
        </text:list-item>
        <text:list-item>
          <text:p text:style-name="P265"><text:a xlink:type="simple" xlink:href="https://github.com/GovernIB/distribucio/issues/93" text:style-name="Internet_20_link" text:visited-style-name="Visited_20_Internet_20_Link">#93</text:a> NullPointerException reintentant processament</text:p>
        </text:list-item>
        <text:list-item>
          <text:p text:style-name="P265"><text:a xlink:type="simple" xlink:href="https://github.com/GovernIB/distribucio/issues/92" text:style-name="Internet_20_link" text:visited-style-name="Visited_20_Internet_20_Link">#92</text:a> Error nodes duplicats a l'Arxiu</text:p>
        </text:list-item>
        <text:list-item>
          <text:p text:style-name="P265"><text:a xlink:type="simple" xlink:href="https://github.com/GovernIB/distribucio/issues/89" text:style-name="Internet_20_link" text:visited-style-name="Visited_20_Internet_20_Link">#89</text:a> Tractar firmar amb CADEs els PDF que arribin sense firmar</text:p>
        </text:list-item>
        <text:list-item>
          <text:p text:style-name="P265"><text:a xlink:type="simple" xlink:href="https://github.com/GovernIB/distribucio/issues/59" text:style-name="Internet_20_link" text:visited-style-name="Visited_20_Internet_20_Link">#59</text:a> Regles a partir del codi SIA</text:p>
        </text:list-item>
      </text:list>
      <text:p text:style-name="P91"/>
      <text:p text:style-name="P38">Base de dades:<text:span text:style-name="T2"> </text:span></text:p>
      <text:list xml:id="list1629527035" text:style-name="L15">
        <text:list-item>
          <text:p text:style-name="P269">distribucio_update_0.9.2<text:span text:style-name="T42">3</text:span>.sql:</text:p>
        </text:list-item>
      </text:list>
      <text:list xml:id="list1333815196" text:style-name="L16">
        <text:list-item>
          <text:p text:style-name="P271">Canvis per tenir el codi de procediment SIA de l'anotació.</text:p>
        </text:list-item>
        <text:list-item>
          <text:p text:style-name="P271">Script per treure la data del número de registre en el cas de les còpies d'anotacions.</text:p>
        </text:list-item>
        <text:list-item>
          <text:p text:style-name="P271">Canvis per poder treballar amb backoffices de Distribució.</text:p>
        </text:list-item>
      </text:list>
      <text:list xml:id="list110459270407268" text:continue-list="list1629527035" text:style-name="L15">
        <text:list-header>
          <text:p text:style-name="P269"/>
        </text:list-header>
      </text:list>
      <text:p text:style-name="P38"/>
      <text:p text:style-name="P14"><text:span text:style-name="T3">Propietats globals</text:span>: </text:p>
      <text:list xml:id="list4047570128" text:style-name="L17">
        <text:list-item>
          <text:p text:style-name="P272">Noves propietats afegides pels backoffices de Distribució. Les propietats que contenen "test" són per provar els backoffices amb la propia aplicació de Distribució.</text:p>
          <text:list>
            <text:list-item>
              <text:p text:style-name="P272">distribucio_update_0.9.23.properties:</text:p>
            </text:list-item>
          </text:list>
        </text:list-item>
      </text:list>
      <text:p text:style-name="P96"/>
      <table:table table:name="Tabla4" table:style-name="Tabla4">
        <table:table-column table:style-name="Tabla4.A"/>
        <table:table-row table:style-name="Tabla4.1">
          <table:table-cell table:style-name="Tabla4.A1" office:value-type="string">
            <text:p text:style-name="P82"># ################### #</text:p>
            <text:p text:style-name="P201"># PROPERTIES AFEGIDES #</text:p>
            <text:p text:style-name="P201"># ################### #</text:p>
            <text:p text:style-name="P203"/>
            <text:p text:style-name="P197"><text:span text:style-name="T31"># </text:span><text:span text:style-name="T34">Backoffices</text:span><text:span text:style-name="T31"> </text:span><text:span text:style-name="T34">asíncrons</text:span></text:p>
            <text:p text:style-name="P197"><text:span text:style-name="T16">es.caib.distribucio.tasca.enviar.anotacions.backoffice.temps.espera.execucio=</text:span><text:span text:style-name="T20">60000</text:span></text:p>
            <text:p text:style-name="P197"><text:span text:style-name="T16">es.caib.distribucio.backoffice.integracio.clau=</text:span><text:span text:style-name="T20">clauSecreta</text:span></text:p>
            <text:p text:style-name="P197"><text:span text:style-name="T16">es.caib.distribucio.backoffice.integracio.retornarAnnexIFirmaContingut=</text:span><text:span text:style-name="T20">false</text:span></text:p>
            <text:p text:style-name="P203"/>
            <text:p text:style-name="P197"><text:span text:style-name="T16">es.caib.distribucio.backoffice.test.backofficeIntegracio.url=</text:span><text:span text:style-name="T20">https://dev.caib.es/distribucio/ws/backofficeIntegracio</text:span></text:p>
            <text:p text:style-name="P197"><text:span text:style-name="T16">es.caib.distribucio.backoffice.test.backofficeIntegracio.usuari=</text:span><text:span text:style-name="T20">USUARI</text:span></text:p>
            <text:p text:style-name="P74"><text:span text:style-name="T27">es.caib.distribucio.backoffice.test.backofficeIntegracio.contrasenya=</text:span><text:span text:style-name="T20">CONTRASENYA</text:span></text:p>
          </table:table-cell>
        </table:table-row>
      </table:table>
      <text:p text:style-name="P96"/>
      <text:p text:style-name="P96"/>
      <text:list xml:id="list110458514915549" text:continue-list="list110459230329389" text:style-name="Outline">
        <text:list-item>
          <text:list>
            <text:list-header>
              <text:h text:style-name="P230" text:outline-level="2" text:is-list-header="true"><text:bookmark-start text:name="__RefHeading___Toc20229_1512682159"/>Versió 0.9.<text:span text:style-name="T29">24</text:span><text:bookmark-end text:name="__RefHeading___Toc20229_1512682159"/></text:h>
            </text:list-header>
          </text:list>
        </text:list-item>
      </text:list>
      <text:p text:style-name="P39">Data: <text:span text:style-name="T46">08/07/2019</text:span></text:p>
      <text:p text:style-name="P67"><text:tab/></text:p>
      <text:p text:style-name="P67">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7"/>
      <text:p text:style-name="P98"><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0459817007483" text:continue-list="list2335532615" text:style-name="L14">
        <text:list-item>
          <text:p text:style-name="P266"><text:a xlink:type="simple" xlink:href="https://github.com/GovernIB/distribucio/issues/101" text:style-name="Internet_20_link" text:visited-style-name="Visited_20_Internet_20_Link">#101</text:a> 00107_DIST_classificació</text:p>
        </text:list-item>
        <text:list-item>
          <text:p text:style-name="P266"><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66"><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6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66"><text:a xlink:type="simple" xlink:href="https://github.com/GovernIB/distribucio/issues/113" text:style-name="Internet_20_link" text:visited-style-name="Visited_20_Internet_20_Link">#113</text:a> Error en la pàgina de monitor d'integracions</text:p>
        </text:list-item>
        <text:list-item>
          <text:p text:style-name="P26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2"/>
      <text:p text:style-name="P39">Base de dades:<text:span text:style-name="T2"> </text:span></text:p>
      <text:list xml:id="list3672038992" text:style-name="L18">
        <text:list-item>
          <text:p text:style-name="P276">Canvis per ampliar el camp d'observacions del backoffice i per incloure els codis de pais, província i municipi en les anotacions de registre.</text:p>
          <text:list>
            <text:list-item>
              <text:p text:style-name="P27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4"><text:span text:style-name="T45">ALTER</text:span><text:span text:style-name="T27"> </text:span><text:span text:style-name="T45">TABLE</text:span><text:span text:style-name="T27"> DIS_REGISTRE MODIFY BACK_OBSERVACIONS VARCHAR2(4000);</text:span></text:p>
            <text:p text:style-name="P203"/>
            <text:p text:style-name="P206">-- #109 Afegir codis de municipi, país i província a les anotacions de registre </text:p>
            <text:p text:style-name="P206">-- amplia la columna de la descripció del país</text:p>
            <text:p text:style-name="P197"><text:span text:style-name="T45">ALTER</text:span><text:span text:style-name="T16"> </text:span><text:span text:style-name="T45">TABLE</text:span><text:span text:style-name="T16"> DIS_REGISTRE_INTER MODIFY PAIS VARCHAR2(100);</text:span></text:p>
            <text:p text:style-name="P206">-- afegeix les noves columnes</text:p>
            <text:p text:style-name="P197"><text:span text:style-name="T45">ALTER</text:span><text:span text:style-name="T16"> </text:span><text:span text:style-name="T45">TABLE</text:span><text:span text:style-name="T16"> DIS_REGISTRE_INTER </text:span><text:span text:style-name="T45">ADD</text:span><text:span text:style-name="T16"> PAIS_CODI VARCHAR2(4);</text:span></text:p>
            <text:p text:style-name="P197"><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74"><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99"/>
      <text:p text:style-name="P39"/>
      <text:p text:style-name="P15"><text:span text:style-name="T3">Propietats globals</text:span>: </text:p>
      <text:list xml:id="list2962445715" text:style-name="L19">
        <text:list-item>
          <text:p text:style-name="P273">Noves propietats afegides <text:span text:style-name="T44">per configurar el plugin de procediments de consulta a Rolsac</text:span>.</text:p>
          <text:list>
            <text:list-item>
              <text:p text:style-name="P273">distribucio_update_0.9.2<text:span text:style-name="T44">4</text:span>.properties:</text:p>
            </text:list-item>
          </text:list>
        </text:list-item>
      </text:list>
      <text:p text:style-name="P97"/>
      <table:table table:name="Tabla5" table:style-name="Tabla5">
        <table:table-column table:style-name="Tabla5.A"/>
        <table:table-row table:style-name="Tabla5.1">
          <table:table-cell table:style-name="Tabla5.A1" office:value-type="string">
            <text:p text:style-name="P83"># ################### #</text:p>
            <text:p text:style-name="P201"># PROPERTIES AFEGIDES #</text:p>
            <text:p text:style-name="P201"># ################### #</text:p>
            <text:p text:style-name="P203"/>
            <text:p text:style-name="P197"><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197"><text:span text:style-name="T16">es.caib.distribucio.plugin.procediment.class=</text:span><text:span text:style-name="T20">es.caib.distribucio.plugin.caib.procediment.ProcedimentPluginRolsac</text:span></text:p>
            <text:p text:style-name="P197"><text:span text:style-name="T16">es.caib.distribucio.plugin.procediment.rolsac.service.url=</text:span><text:span text:style-name="T20">https://proves.caib.es/rolsac/api/rest/v1/procedimientos</text:span></text:p>
            <text:p text:style-name="P197"><text:span text:style-name="T16">es.caib.distribucio.plugin.procediment.rolsac.service.username=</text:span><text:span text:style-name="T20">$distribucio_rolsac</text:span></text:p>
            <text:p text:style-name="P75"><text:span text:style-name="T27">es.caib.distribucio.plugin.procediment.rolsac.service.password=</text:span><text:span text:style-name="T21">********</text:span><text:span text:style-name="T27"> </text:span></text:p>
          </table:table-cell>
        </table:table-row>
      </table:table>
      <text:p text:style-name="P97"/>
      <text:p text:style-name="P97"/>
      <text:list xml:id="list110458093303451" text:continue-list="list110458514915549" text:style-name="Outline">
        <text:list-item>
          <text:list>
            <text:list-header>
              <text:h text:style-name="P231" text:outline-level="2" text:is-list-header="true"><text:bookmark-start text:name="__RefHeading___Toc424222_3031935846"/>Versió 0.9.<text:span text:style-name="T29">24.1</text:span><text:bookmark-end text:name="__RefHeading___Toc424222_3031935846"/></text:h>
            </text:list-header>
          </text:list>
        </text:list-item>
      </text:list>
      <text:p text:style-name="P40">Data: 04/09/2019</text:p>
      <text:p text:style-name="P68"><text:tab/></text:p>
      <text:p text:style-name="P68">Resum: Correcció de l'enviament d'emails d'avisos de notificació de nous elements pendents a les bústies pels usuaris amb permisos sobre les bústies i l'error de processament pel camp del paràmetre 1 dels logs quan el l'extracte supera els 255 caracters.</text:p>
      <text:p text:style-name="P68"/>
      <text:p text:style-name="P100"><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0459832227969" text:continue-list="list110459597714851" text:style-name="L1">
        <text:list-item>
          <text:p text:style-name="P264"><text:a xlink:type="simple" xlink:href="https://github.com/GovernIB/distribucio/issues/127" text:style-name="Internet_20_link" text:visited-style-name="Visited_20_Internet_20_Link">#127</text:a> No s'envien els enviaments d'avisos de nous elements a les busties</text:p>
        </text:list-item>
        <text:list-item>
          <text:p text:style-name="P264"><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3"/>
      <text:p text:style-name="P40">Base de dades:<text:span text:style-name="T2"> </text:span></text:p>
      <text:list xml:id="list1464475049" text:style-name="L20">
        <text:list-item>
          <text:p text:style-name="P279">Sense canvis</text:p>
        </text:list-item>
      </text:list>
      <text:p text:style-name="P40"/>
      <text:p text:style-name="P16"><text:span text:style-name="T3">Propietats globals</text:span>: </text:p>
      <text:list xml:id="list3835525434" text:style-name="L21">
        <text:list-item>
          <text:p text:style-name="P254">Sense canvis</text:p>
        </text:list-item>
      </text:list>
      <text:p text:style-name="P16"/>
      <text:list xml:id="list110458886347179" text:continue-list="list110458093303451" text:style-name="Outline">
        <text:list-item>
          <text:list>
            <text:list-header>
              <text:h text:style-name="P23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5"/>
      <text:p text:style-name="P13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634054285" text:style-name="L22">
        <text:list-item>
          <text:p text:style-name="P290"><text:a xlink:type="simple" xlink:href="https://github.com/GovernIB/distribucio/issues/82" text:style-name="Internet_20_link" text:visited-style-name="Visited_20_Internet_20_Link">#82</text:a> Usuaris puguin veure anotacions amb errors</text:p>
        </text:list-item>
        <text:list-item>
          <text:p text:style-name="P290"><text:a xlink:type="simple" xlink:href="https://github.com/GovernIB/distribucio/issues/94" text:style-name="Internet_20_link" text:visited-style-name="Visited_20_Internet_20_Link">#94</text:a> Implementació d'un sistema d'avisos</text:p>
        </text:list-item>
        <text:list-item>
          <text:p text:style-name="P290"><text:a xlink:type="simple" xlink:href="https://github.com/GovernIB/distribucio/issues/100" text:style-name="Internet_20_link" text:visited-style-name="Visited_20_Internet_20_Link">#100</text:a> <text:s/>Nou filtre en localitzador d'anotacions </text:p>
        </text:list-item>
        <text:list-item>
          <text:p text:style-name="P290"><text:a xlink:type="simple" xlink:href="https://github.com/GovernIB/distribucio/issues/103" text:style-name="Internet_20_link" text:visited-style-name="Visited_20_Internet_20_Link">#103</text:a> Afegir el camp "backoffice" a les anotacions de registre</text:p>
        </text:list-item>
        <text:list-item>
          <text:p text:style-name="P290"><text:a xlink:type="simple" xlink:href="https://github.com/GovernIB/distribucio/issues/104" text:style-name="Internet_20_link" text:visited-style-name="Visited_20_Internet_20_Link">#104</text:a> Múltiples codis SIA a les regles</text:p>
        </text:list-item>
        <text:list-item>
          <text:p text:style-name="P290"><text:a xlink:type="simple" xlink:href="https://github.com/GovernIB/distribucio/issues/105" text:style-name="Internet_20_link" text:visited-style-name="Visited_20_Internet_20_Link">#105</text:a> Informació unificada d'accions sobre una anotació</text:p>
        </text:list-item>
        <text:list-item>
          <text:p text:style-name="P290"><text:a xlink:type="simple" xlink:href="https://github.com/GovernIB/distribucio/issues/112" text:style-name="Internet_20_link" text:visited-style-name="Visited_20_Internet_20_Link">#112</text:a> Corregir informació interessats i representants a l'email</text:p>
        </text:list-item>
        <text:list-item>
          <text:p text:style-name="P290"><text:a xlink:type="simple" xlink:href="https://github.com/GovernIB/distribucio/issues/115" text:style-name="Internet_20_link" text:visited-style-name="Visited_20_Internet_20_Link">#115</text:a> Posar <text:s/>les pantalles de l'aplicació a pantalla completa</text:p>
        </text:list-item>
        <text:list-item>
          <text:p text:style-name="P290"><text:a xlink:type="simple" xlink:href="https://github.com/GovernIB/distribucio/issues/116" text:style-name="Internet_20_link" text:visited-style-name="Visited_20_Internet_20_Link">#116</text:a> Canvis pantalla principal</text:p>
        </text:list-item>
        <text:list-item>
          <text:p text:style-name="P290"><text:a xlink:type="simple" xlink:href="https://github.com/GovernIB/distribucio/issues/117" text:style-name="Internet_20_link" text:visited-style-name="Visited_20_Internet_20_Link">#117</text:a> Classificació permetre consultar procediments en UOs filles</text:p>
        </text:list-item>
        <text:list-item>
          <text:p text:style-name="P290"><text:a xlink:type="simple" xlink:href="https://github.com/GovernIB/distribucio/issues/118" text:style-name="Internet_20_link" text:visited-style-name="Visited_20_Internet_20_Link">#118</text:a> Nous camps pel WS d'alta d'anotacions de registre</text:p>
        </text:list-item>
        <text:list-item>
          <text:p text:style-name="P29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90"><text:a xlink:type="simple" xlink:href="https://github.com/GovernIB/distribucio/issues/120" text:style-name="Internet_20_link" text:visited-style-name="Visited_20_Internet_20_Link">#120</text:a> Lentitud en la càrrega de diferents pantalles</text:p>
        </text:list-item>
        <text:list-item>
          <text:p text:style-name="P290"><text:a xlink:type="simple" xlink:href="https://github.com/GovernIB/distribucio/issues/121" text:style-name="Internet_20_link" text:visited-style-name="Visited_20_Internet_20_Link">#121</text:a> Problema amb l’enviament de correus</text:p>
        </text:list-item>
        <text:list-item>
          <text:p text:style-name="P290"><text:a xlink:type="simple" xlink:href="https://github.com/GovernIB/distribucio/issues/123" text:style-name="Internet_20_link" text:visited-style-name="Visited_20_Internet_20_Link">#123</text:a> Eliminar obligatorietat del camp Tipo Asunto</text:p>
        </text:list-item>
        <text:list-item>
          <text:p text:style-name="P29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90"><text:a xlink:type="simple" xlink:href="https://github.com/GovernIB/distribucio/issues/125" text:style-name="Internet_20_link" text:visited-style-name="Visited_20_Internet_20_Link">#125</text:a> Errors trobats durant la validació 2019.08.25</text:p>
        </text:list-item>
        <text:list-item>
          <text:p text:style-name="P29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90"><text:a xlink:type="simple" xlink:href="https://github.com/GovernIB/distribucio/issues/129" text:style-name="Internet_20_link" text:visited-style-name="Visited_20_Internet_20_Link">#129</text:a> Millora enviament avisos noves anotacions</text:p>
        </text:list-item>
        <text:list-item>
          <text:p text:style-name="P29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90"><text:a xlink:type="simple" xlink:href="https://github.com/GovernIB/distribucio/issues/131" text:style-name="Internet_20_link" text:visited-style-name="Visited_20_Internet_20_Link">#131</text:a> Nou camp tipusES pel WS d'alta d'anotacions de registre</text:p>
        </text:list-item>
        <text:list-item>
          <text:p text:style-name="P291"><text:a xlink:type="simple" xlink:href="https://github.com/GovernIB/distribucio/issues/132" text:style-name="Internet_20_link" text:visited-style-name="Visited_20_Internet_20_Link">#132</text:a> Nullpointer enviant anotació amb annexos sense firmes</text:p>
        </text:list-item>
        <text:list-item>
          <text:p text:style-name="P291"><text:a xlink:type="simple" xlink:href="https://github.com/GovernIB/distribucio/issues/134" text:style-name="Internet_20_link" text:visited-style-name="Visited_20_Internet_20_Link">#134</text:a> Posar els reenviaments a l'històric d'accions</text:p>
        </text:list-item>
      </text:list>
      <text:p text:style-name="P101"/>
      <text:p text:style-name="P41">Base de dades:<text:span text:style-name="T2"> </text:span></text:p>
      <text:list xml:id="list110459969140807" text:continue-list="list3672038992" text:style-name="L18">
        <text:list-item>
          <text:p text:style-name="P277">Nova taula pel sistema d'avisos. Noves columnes pels nous camps del WS d'alta. Camp pel codi de backoffice en les regles. Camp tipus assumpte ara pot ser null.</text:p>
          <text:list>
            <text:list-item>
              <text:p text:style-name="P27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1">-- #94 Implementació d'un sistema d'avisos </text:p>
            <text:p text:style-name="P197"><text:soft-page-break/><text:span text:style-name="T45">CREATE</text:span><text:span text:style-name="T16"> </text:span><text:span text:style-name="T45">TABLE</text:span><text:span text:style-name="T16"> DIS_AVIS</text:span></text:p>
            <text:p text:style-name="P208">(</text:p>
            <text:p text:style-name="P197"><text:span text:style-name="T16"><text:s text:c="2"/>ID <text:s text:c="18"/>NUMBER(19) <text:s text:c="14"/></text:span><text:span text:style-name="T45">NOT</text:span><text:span text:style-name="T16"> </text:span><text:span text:style-name="T76">NULL</text:span><text:span text:style-name="T16">,</text:span></text:p>
            <text:p text:style-name="P197"><text:span text:style-name="T16"><text:s text:c="2"/>ASSUMPTE <text:s text:c="12"/>VARCHAR2(256) <text:s text:c="11"/></text:span><text:span text:style-name="T45">NOT</text:span><text:span text:style-name="T16"> </text:span><text:span text:style-name="T76">NULL</text:span><text:span text:style-name="T16">,</text:span></text:p>
            <text:p text:style-name="P197"><text:span text:style-name="T16"><text:s text:c="2"/>MISSATGE <text:s text:c="12"/>VARCHAR2(2048) <text:s text:c="10"/></text:span><text:span text:style-name="T45">NOT</text:span><text:span text:style-name="T16"> </text:span><text:span text:style-name="T76">NULL</text:span><text:span text:style-name="T16">,</text:span></text:p>
            <text:p text:style-name="P197"><text:span text:style-name="T16"><text:s text:c="2"/>DATA_INICI <text:s text:c="10"/></text:span><text:span text:style-name="T45">TIMESTAMP</text:span><text:span text:style-name="T16">(6) <text:s text:c="12"/></text:span><text:span text:style-name="T45">NOT</text:span><text:span text:style-name="T16"> </text:span><text:span text:style-name="T76">NULL</text:span><text:span text:style-name="T16">,</text:span></text:p>
            <text:p text:style-name="P197"><text:span text:style-name="T16"><text:s text:c="2"/>DATA_FINAL <text:s text:c="10"/></text:span><text:span text:style-name="T45">TIMESTAMP</text:span><text:span text:style-name="T16">(6) <text:s text:c="12"/></text:span><text:span text:style-name="T45">NOT</text:span><text:span text:style-name="T16"> </text:span><text:span text:style-name="T76">NULL</text:span><text:span text:style-name="T16">,</text:span></text:p>
            <text:p text:style-name="P197"><text:span text:style-name="T16"><text:s text:c="2"/>ACTIU <text:s text:c="15"/>NUMBER(1) <text:s text:c="15"/></text:span><text:span text:style-name="T45">NOT</text:span><text:span text:style-name="T16"> </text:span><text:span text:style-name="T76">NULL</text:span><text:span text:style-name="T16">,</text:span></text:p>
            <text:p text:style-name="P197"><text:span text:style-name="T16"><text:s text:c="2"/>AVIS_NIVELL <text:s text:c="8"/>VARCHAR2(10) <text:s text:c="12"/></text:span><text:span text:style-name="T45">NOT</text:span><text:span text:style-name="T16"> </text:span><text:span text:style-name="T76">NULL</text:span><text:span text:style-name="T16">,</text:span></text:p>
            <text:p text:style-name="P208"><text:s text:c="2"/>CREATEDBY_CODI <text:s text:c="6"/>VARCHAR2(64),</text:p>
            <text:p text:style-name="P197"><text:span text:style-name="T16"><text:s text:c="2"/>CREATEDDATE <text:s text:c="9"/></text:span><text:span text:style-name="T45">TIMESTAMP</text:span><text:span text:style-name="T16">(6),</text:span></text:p>
            <text:p text:style-name="P208"><text:s text:c="2"/>LASTMODIFIEDBY_CODI <text:s/>VARCHAR2(64),</text:p>
            <text:p text:style-name="P197"><text:span text:style-name="T16"><text:s text:c="2"/>LASTMODIFIEDDATE <text:s text:c="4"/></text:span><text:span text:style-name="T45">TIMESTAMP</text:span><text:span text:style-name="T16">(6)</text:span></text:p>
            <text:p text:style-name="P208">);</text:p>
            <text:p text:style-name="P203"/>
            <text:p text:style-name="P197"><text:span text:style-name="T45">ALTER</text:span><text:span text:style-name="T16"> </text:span><text:span text:style-name="T45">TABLE</text:span><text:span text:style-name="T16"> DIS_AVIS </text:span><text:span text:style-name="T45">ADD</text:span><text:span text:style-name="T16"> (</text:span></text:p>
            <text:p text:style-name="P197"><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203"/>
            <text:p text:style-name="P197"><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197"><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203"/>
            <text:p text:style-name="P197"><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203"/>
            <text:p text:style-name="P203"/>
            <text:p text:style-name="P206">-- #103 Afegir el camp "backoffice" a les anotacions de registre i a les regles</text:p>
            <text:p text:style-name="P197"><text:span text:style-name="T45">ALTER</text:span><text:span text:style-name="T16"> </text:span><text:span text:style-name="T45">TABLE</text:span><text:span text:style-name="T16"> DIS_REGLA </text:span><text:span text:style-name="T45">ADD</text:span><text:span text:style-name="T16"> BACKOFFICE_CODI VARCHAR2(20);</text:span></text:p>
            <text:p text:style-name="P197"><text:span text:style-name="T45">ALTER</text:span><text:span text:style-name="T16"> </text:span><text:span text:style-name="T45">TABLE</text:span><text:span text:style-name="T16"> DIS_REGISTRE </text:span><text:span text:style-name="T45">ADD</text:span><text:span text:style-name="T16"> BACK_CODI VARCHAR2(20);</text:span></text:p>
            <text:p text:style-name="P203"/>
            <text:p text:style-name="P203"/>
            <text:p text:style-name="P206">-- #118: Nous camps pel WS d'alta d'anotacions de registre </text:p>
            <text:p text:style-name="P197"><text:span text:style-name="T45">ALTER</text:span><text:span text:style-name="T16"> </text:span><text:span text:style-name="T45">TABLE</text:span><text:span text:style-name="T16"> DIS_REGISTRE </text:span><text:span text:style-name="T45">ADD</text:span><text:span text:style-name="T16"> PRESENCIAL NUMBER(1);</text:span></text:p>
            <text:p text:style-name="P197"><text:span text:style-name="T45">ALTER</text:span><text:span text:style-name="T16"> </text:span><text:span text:style-name="T45">TABLE</text:span><text:span text:style-name="T16"> </text:span><text:span text:style-name="T18">DIS_REGISTRE_INTER</text:span><text:span text:style-name="T16"> </text:span><text:span text:style-name="T45">ADD</text:span><text:span text:style-name="T16"> CODI_DIRE VARCHAR2(64);</text:span></text:p>
            <text:p text:style-name="P203"/>
            <text:p text:style-name="P206">-- #123 Eliminar obligatorietat del camp Tipo Asunto</text:p>
            <text:p text:style-name="P197"><text:span text:style-name="T45">ALTER</text:span><text:span text:style-name="T16"> </text:span><text:span text:style-name="T45">TABLE</text:span><text:span text:style-name="T16"> DIS_REGISTRE MODIFY (ASSUMPTE_TIPUS_CODI </text:span><text:span text:style-name="T76">NULL</text:span><text:span text:style-name="T16">);</text:span></text:p>
          </table:table-cell>
        </table:table-row>
      </table:table>
      <text:p text:style-name="P112"/>
      <text:p text:style-name="P41"/>
      <text:p text:style-name="P17"><text:span text:style-name="T3">Propietats globals</text:span>: </text:p>
      <text:list xml:id="list110459256186589" text:continue-list="list1464475049" text:style-name="L20">
        <text:list-item>
          <text:p text:style-name="P280">Sense canvis</text:p>
        </text:list-item>
      </text:list>
      <text:list xml:id="list110459394448550" text:continue-list="list110458886347179" text:style-name="Outline">
        <text:list-item>
          <text:list>
            <text:list-header>
              <text:h text:style-name="P233" text:outline-level="2" text:is-list-header="true"><text:bookmark-start text:name="__RefHeading___Toc27894_1180952855"/>Versió 0.9.25<text:span text:style-name="T77">.1 Processar anotacions amb error o pendents d'Arxiu</text:span><text:bookmark-end text:name="__RefHeading___Toc27894_1180952855"/></text:h>
            </text:list-header>
          </text:list>
        </text:list-item>
      </text:list>
      <text:p text:style-name="P19">Data: 15/10/2019</text:p>
      <text:p text:style-name="P116"/>
      <text:p text:style-name="P131">Resum: Correcció per poder marcar com a processades anotacions amb error o pendents de guardar els annexos a l'Arxiu. Es corregeix perquè l'opció apareixia deshabilitada a l'usuari.</text:p>
      <text:p text:style-name="P19"/>
      <text:list xml:id="list110458984978411" text:continue-list="list2634054285" text:style-name="L22">
        <text:list-item>
          <text:p text:style-name="P292"><text:a xlink:type="simple" xlink:href="https://github.com/GovernIB/distribucio/issues/144" text:style-name="Internet_20_link" text:visited-style-name="Visited_20_Internet_20_Link">#144</text:a><text:span text:style-name="T78"> </text:span>Permetre marcar com a processades les anotacions amb error o pendents de l'Arxiu</text:p>
        </text:list-item>
      </text:list>
      <text:p text:style-name="P102"/>
      <text:p text:style-name="P42">Base de dades:<text:span text:style-name="T2"> </text:span></text:p>
      <text:list xml:id="list3006951353" text:style-name="L23">
        <text:list-item>
          <text:p text:style-name="P281">Sense canvis</text:p>
        </text:list-item>
      </text:list>
      <text:p text:style-name="P42"/>
      <text:p text:style-name="P19"><text:span text:style-name="T3">Propietats globals</text:span>: </text:p>
      <text:list xml:id="list371769701" text:style-name="L24">
        <text:list-item>
          <text:p text:style-name="P282">Sense canvis</text:p>
        </text:list-item>
      </text:list>
      <text:list xml:id="list110458136043882" text:continue-list="list110459394448550" text:style-name="Outline">
        <text:list-item>
          <text:list>
            <text:list-header>
              <text:h text:style-name="P234" text:outline-level="2" text:is-list-header="true"><text:bookmark-start text:name="__RefHeading___Toc85863_1909005118"/><text:soft-page-break/><text:span text:style-name="T79">Versió 0.9.2</text:span><text:span text:style-name="T57">6</text:span><text:span text:style-name="T58"> Resolució problemes i llibreria per backoffices</text:span><text:bookmark-end text:name="__RefHeading___Toc85863_1909005118"/></text:h>
            </text:list-header>
          </text:list>
        </text:list-item>
      </text:list>
      <text:p text:style-name="P20">Data: 11/11/2019</text:p>
      <text:p text:style-name="P117"/>
      <text:p text:style-name="P132">Resum: Resolució de diferents errors i nova llibreria d'utilitats per backoffices de DISTRIBUCIO.</text:p>
      <text:p text:style-name="P20"/>
      <text:list xml:id="list110459830980246" text:continue-list="list110458984978411" text:style-name="L22">
        <text:list-item>
          <text:p text:style-name="P293"><text:a xlink:type="simple" xlink:href="https://github.com/GovernIB/distribucio/issues/133" text:style-name="Internet_20_link" text:visited-style-name="Visited_20_Internet_20_Link">#133</text:a><text:span text:style-name="T80"> </text:span><text:s/>Llibreria integració Backoffice - Arxiu</text:p>
        </text:list-item>
        <text:list-item>
          <text:p text:style-name="P293"><text:a xlink:type="simple" xlink:href="https://github.com/GovernIB/distribucio/issues/149" text:style-name="Internet_20_link" text:visited-style-name="Visited_20_Internet_20_Link">#149</text:a><text:span text:style-name="T80"> </text:span>Error guardant annexos a l'Arxiu</text:p>
        </text:list-item>
        <text:list-item>
          <text:p text:style-name="P293"><text:a xlink:type="simple" xlink:href="https://github.com/GovernIB/distribucio/issues/148" text:style-name="Internet_20_link" text:visited-style-name="Visited_20_Internet_20_Link">#148</text:a><text:span text:style-name="T80"> </text:span>Enllaç erroni email notificació noves anotacions</text:p>
        </text:list-item>
        <text:list-item>
          <text:p text:style-name="P293"><text:a xlink:type="simple" xlink:href="https://github.com/GovernIB/distribucio/issues/146" text:style-name="Internet_20_link" text:visited-style-name="Visited_20_Internet_20_Link">#146</text:a><text:span text:style-name="T80"> </text:span>Error AJAX: [0] abort</text:p>
        </text:list-item>
        <text:list-item>
          <text:p text:style-name="P293"><text:a xlink:type="simple" xlink:href="https://github.com/GovernIB/distribucio/issues/145" text:style-name="Internet_20_link" text:visited-style-name="Visited_20_Internet_20_Link">#145</text:a><text:span text:style-name="T80"> </text:span>Error reprocessant anotacions pendents de backoffices</text:p>
        </text:list-item>
        <text:list-item>
          <text:p text:style-name="P293"><text:a xlink:type="simple" xlink:href="https://github.com/GovernIB/distribucio/issues/147" text:style-name="Internet_20_link" text:visited-style-name="Visited_20_Internet_20_Link">#147</text:a><text:span text:style-name="T80"> </text:span>Revisió i correcció de diferents aspectes de Distribució</text:p>
        </text:list-item>
        <text:list-item>
          <text:p text:style-name="P293"><text:a xlink:type="simple" xlink:href="https://github.com/GovernIB/distribucio/issues/143" text:style-name="Internet_20_link" text:visited-style-name="Visited_20_Internet_20_Link">#143</text:a><text:span text:style-name="T80"> </text:span>Error DIS_CONTINGUT_MULT_UK creant bústies</text:p>
        </text:list-item>
      </text:list>
      <text:p text:style-name="P103"/>
      <text:p text:style-name="P43">Base de dades:<text:span text:style-name="T2"> </text:span></text:p>
      <text:list xml:id="list3331057758" text:style-name="L25">
        <text:list-item>
          <text:p text:style-name="P308"><text:span text:style-name="T81">Eliminació de la restricció de clau única</text:span><text:span text:style-name="T83"> DIS_CONTINGUT_MULT_UK</text:span><text:span text:style-name="T9"> que no permetia crear bústies amb el mateix nom</text:span><text:span text:style-name="T83"> </text:span><text:span text:style-name="T9">per a diferents unitats orgániques</text:span><text:span text:style-name="T81">.</text:span></text:p>
          <text:list>
            <text:list-item>
              <text:p text:style-name="P308"><text:a xlink:type="simple" xlink:href="https://github.com/GovernIB/distribucio/blob/dis-0.9/scripts/bbdd/1.0/oracle/updates/distribucio_update_0.9.26.sql" text:style-name="Internet_20_link" text:visited-style-name="Visited_20_Internet_20_Link"><text:span text:style-name="T81">distribucio_update_0.9.26.sql</text:span></text:a><text:span text:style-name="T81"> (Oracle)</text:span></text:p>
            </text:list-item>
          </text:list>
        </text:list-item>
      </text:list>
      <text:p text:style-name="P151"/>
      <table:table table:name="Table2" table:style-name="Table2">
        <table:table-column table:style-name="Table2.A"/>
        <table:table-row table:style-name="Table2.1">
          <table:table-cell table:style-name="Table2.A1" office:value-type="string">
            <text:p text:style-name="P142">-- #143 Error DIS_CONTINGUT_MULT_UK creant bústies</text:p>
            <text:p text:style-name="P206">-- Elimina la restricció de la taula de continguts</text:p>
            <text:p text:style-name="P203"/>
            <text:p text:style-name="P152"><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13"/>
      <text:p text:style-name="P43"/>
      <text:p text:style-name="P20"><text:span text:style-name="T3">Propietats globals</text:span>: </text:p>
      <text:list xml:id="list1731600828" text:style-name="L26">
        <text:list-item>
          <text:p text:style-name="P283">Sense canvis</text:p>
        </text:list-item>
      </text:list>
      <text:p text:style-name="P146"/>
      <text:p text:style-name="P155">Canvis a les llibreries:</text:p>
      <text:list xml:id="list1330798125" text:style-name="L27">
        <text:list-item>
          <text:p text:style-name="P309"><text:span text:style-name="T82">distribucio-backoffice-utils</text:span><text:span text:style-name="T8">: Nova llibreria amb utilitats pels </text:span><text:span text:style-name="T82">backoffices</text:span><text:span text:style-name="T8"> de DISTRIBUCIO</text:span></text:p>
          <text:list>
            <text:list-item>
              <text:p text:style-name="P310">Versió: 0.9.26</text:p>
            </text:list-item>
          </text:list>
        </text:list-item>
      </text:list>
      <text:p text:style-name="P156"/>
      <text:list xml:id="list110459977256844" text:continue-list="list110458136043882" text:style-name="Outline">
        <text:list-item>
          <text:list>
            <text:list-header>
              <text:h text:style-name="P235" text:outline-level="2" text:is-list-header="true"><text:bookmark-start text:name="__RefHeading___Toc85865_1909005118"/><text:span text:style-name="T79">Versió 0.9.</text:span><text:span text:style-name="T57">2</text:span><text:span text:style-name="T59">7</text:span><text:span text:style-name="T58"> </text:span><text:span text:style-name="T59">Problemes de rendiment i altres errors</text:span><text:bookmark-end text:name="__RefHeading___Toc85865_1909005118"/></text:h>
            </text:list-header>
          </text:list>
        </text:list-item>
      </text:list>
      <text:p text:style-name="P118">Data: 0<text:span text:style-name="T89">3</text:span>/06/2020</text:p>
      <text:p text:style-name="P118"/>
      <text:p text:style-name="P133">Resum: <text:span text:style-name="T85">Millora de la consulta de registres d'usuaris per evitar errors de problemes de rendiment</text:span>.<text:span text:style-name="T87"> També es resolen altres errors com annexos amb el mateix nom provinents de Regweb o alta d'anotacions amb documents sense firmes.</text:span></text:p>
      <text:p text:style-name="P21"/>
      <text:list xml:id="list110458509936946" text:continue-list="list110459830980246" text:style-name="L22">
        <text:list-item>
          <text:p text:style-name="P29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5">7</text:span></text:a><text:span text:style-name="T85"> </text:span>Distribucio es queda sense connexions a BBDD</text:p>
        </text:list-item>
        <text:list-item>
          <text:p text:style-name="P294"><text:a xlink:type="simple" xlink:href="https://github.com/GovernIB/distribucio/issues/154" text:style-name="Internet_20_link" text:visited-style-name="Visited_20_Internet_20_Link">#154</text:a><text:span text:style-name="T85"> </text:span>Error al guardar annexes de registre quan tenen el mateix nom </text:p>
        </text:list-item>
        <text:list-item>
          <text:p text:style-name="P294"><text:a xlink:type="simple" xlink:href="https://github.com/GovernIB/distribucio/issues/150" text:style-name="Internet_20_link" text:visited-style-name="Visited_20_Internet_20_Link">#150</text:a><text:span text:style-name="T85"> </text:span>Millorar velocitat de càrrega de la pantalla d'usuari </text:p>
        </text:list-item>
        <text:list-item>
          <text:p text:style-name="P294"><text:a xlink:type="simple" xlink:href="https://github.com/GovernIB/distribucio/issues/158" text:style-name="Internet_20_link" text:visited-style-name="Visited_20_Internet_20_Link">#158</text:a><text:span text:style-name="T85"> </text:span>Optimitzar el temps que arriba l’anotació fins a la bústia. </text:p>
        </text:list-item>
        <text:list-item>
          <text:p text:style-name="P295"><text:a xlink:type="simple" xlink:href="https://github.com/GovernIB/distribucio/issues/156" text:style-name="Internet_20_link" text:visited-style-name="Visited_20_Internet_20_Link">#156</text:a><text:span text:style-name="T88"> </text:span>Error recuperant annexos sense firma des de Ripea com a backoffice de Distribució </text:p>
        </text:list-item>
        <text:list-item>
          <text:p text:style-name="P296"><text:a xlink:type="simple" xlink:href="https://github.com/GovernIB/distribucio/issues/169" text:style-name="Internet_20_link" text:visited-style-name="Visited_20_Internet_20_Link">#169</text:a><text:span text:style-name="T89"> </text:span>Error de compilació. Afegir la versió al plugin jaxws-maven-plugin </text:p>
        </text:list-item>
        <text:list-item>
          <text:p text:style-name="P297"><text:soft-page-break/><text:a xlink:type="simple" xlink:href="https://github.com/GovernIB/distribucio/issues/171" text:style-name="Internet_20_link" text:visited-style-name="Visited_20_Internet_20_Link">#171</text:a><text:span text:style-name="T90"> </text:span>Modificar tamany de camps de la taula DIS_REGISTRE </text:p>
        </text:list-item>
      </text:list>
      <text:p text:style-name="P104"/>
      <text:p text:style-name="P44">Base de dades:<text:span text:style-name="T2"> </text:span></text:p>
      <text:list xml:id="list1447838427" text:style-name="L28">
        <text:list-item>
          <text:p text:style-name="P278">Nova columna per determinar si una anotació de registre està pendent de processament o està processada per millorar el rendiment de les consultes.</text:p>
          <text:list>
            <text:list-item>
              <text:p text:style-name="P317"><text:a xlink:type="simple" xlink:href="https://github.com/GovernIB/distribucio/blob/dis-0.9/scripts/bbdd/1.0/oracle/updates/distribucio_update_0.9.27.sql" text:style-name="Internet_20_link" text:visited-style-name="Visited_20_Internet_20_Link"><text:span text:style-name="T81">distribucio_update_0.9.27.sql</text:span></text:a><text:span text:style-name="T81"> (Oracle)</text:span></text:p>
            </text:list-item>
          </text:list>
        </text:list-item>
      </text:list>
      <text:p text:style-name="P168"/>
      <table:table table:name="Table3" table:style-name="Table3">
        <table:table-column table:style-name="Table3.A"/>
        <table:table-row table:style-name="Table3.1">
          <table:table-cell table:style-name="Table3.A1" office:value-type="string">
            <text:p text:style-name="P143">-- #157 Distribucio es queda sense connexions a BBDD </text:p>
            <text:p text:style-name="P206">-- S'ha de millorar la consulta de registres. Es crea una columna nova per determinar si està pendent</text:p>
            <text:p text:style-name="P203"/>
            <text:p text:style-name="P206">-- Afegeix una columna de processament</text:p>
            <text:p text:style-name="P197"><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76">NULL</text:span><text:span text:style-name="T16">;</text:span></text:p>
            <text:p text:style-name="P206">-- Posa com a processades les que tinguin l'estat de processat</text:p>
            <text:p text:style-name="P197"><text:span text:style-name="T45">UPDATE</text:span><text:span text:style-name="T16"> DIS_REGISTRE </text:span><text:span text:style-name="T45">SET</text:span><text:span text:style-name="T16"> PENDENT = 0</text:span></text:p>
            <text:p text:style-name="P197"><text:span text:style-name="T45">WHERE</text:span><text:span text:style-name="T16"> PROCES_ESTAT </text:span><text:span text:style-name="T45">IN</text:span><text:span text:style-name="T16"> (</text:span><text:span text:style-name="T86">'BUSTIA_PROCESSADA'</text:span><text:span text:style-name="T16">, </text:span><text:span text:style-name="T86">'BACK_PENDENT'</text:span><text:span text:style-name="T16">, </text:span><text:span text:style-name="T86">'BACK_REBUDA'</text:span><text:span text:style-name="T16">, </text:span><text:span text:style-name="T86">'BACK_PROCESSADA'</text:span><text:span text:style-name="T16">, </text:span><text:span text:style-name="T86">'BACK_REBUTJADA'</text:span><text:span text:style-name="T16">, </text:span><text:span text:style-name="T86">'BACK_ERROR'</text:span><text:span text:style-name="T16">);</text:span></text:p>
            <text:p text:style-name="P206">-- Crea un índex per a la nova columna </text:p>
            <text:p text:style-name="P153"><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6"/>
            <text:p text:style-name="P143">-- #171 Modificar tamany de camps de la taula DIS_REGISTRE </text:p>
            <text:p text:style-name="P206">-- S'han d'igualar els camps EXPOSA, SOLICITA, MOTIU_REBUIG al regweb3</text:p>
            <text:p text:style-name="P206">-- i posar-los com a LOB.</text:p>
            <text:p text:style-name="P203"/>
            <text:p text:style-name="P206">-- Per canviar el tipus de la columna:</text:p>
            <text:p text:style-name="P203"/>
            <text:p text:style-name="P206">-- 1 Canvia el nom de la columna actual</text:p>
            <text:p text:style-name="P197"><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197"><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197"><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206">-- 2 Afegeix les noves columnes</text:p>
            <text:p text:style-name="P197"><text:span text:style-name="T45">ALTER</text:span><text:span text:style-name="T16"> </text:span><text:span text:style-name="T45">TABLE</text:span><text:span text:style-name="T16"> DIS_REGISTRE </text:span><text:span text:style-name="T45">ADD</text:span><text:span text:style-name="T16"> (EXPOSA CLOB);</text:span></text:p>
            <text:p text:style-name="P197"><text:span text:style-name="T45">ALTER</text:span><text:span text:style-name="T16"> </text:span><text:span text:style-name="T45">TABLE</text:span><text:span text:style-name="T16"> DIS_REGISTRE </text:span><text:span text:style-name="T45">ADD</text:span><text:span text:style-name="T16"> (SOLICITA CLOB);</text:span></text:p>
            <text:p text:style-name="P197"><text:span text:style-name="T45">ALTER</text:span><text:span text:style-name="T16"> </text:span><text:span text:style-name="T45">TABLE</text:span><text:span text:style-name="T16"> DIS_REGISTRE </text:span><text:span text:style-name="T45">ADD</text:span><text:span text:style-name="T16"> (MOTIU_REBUIG CLOB);</text:span></text:p>
            <text:p text:style-name="P206">-- 3 Copia les dades</text:p>
            <text:p text:style-name="P197"><text:span text:style-name="T45">UPDATE</text:span><text:span text:style-name="T16"> DIS_REGISTRE </text:span><text:span text:style-name="T45">SET</text:span><text:span text:style-name="T16"> EXPOSA=EXPOSA2;</text:span></text:p>
            <text:p text:style-name="P197"><text:span text:style-name="T45">UPDATE</text:span><text:span text:style-name="T16"> DIS_REGISTRE </text:span><text:span text:style-name="T45">SET</text:span><text:span text:style-name="T16"> SOLICITA=SOLICITA2;</text:span></text:p>
            <text:p text:style-name="P197"><text:span text:style-name="T45">UPDATE</text:span><text:span text:style-name="T16"> DIS_REGISTRE </text:span><text:span text:style-name="T45">SET</text:span><text:span text:style-name="T16"> MOTIU_REBUIG=MOTIU_REBUIG2;</text:span></text:p>
            <text:p text:style-name="P206">-- 4 Esborra les columnes antigues</text:p>
            <text:p text:style-name="P19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19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19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206">-- 5 Refà l'índex</text:p>
            <text:p text:style-name="P153"><text:span text:style-name="T45">ALTER</text:span><text:span text:style-name="T16"> </text:span><text:span text:style-name="T45">INDEX</text:span><text:span text:style-name="T16"> DIS_REGISTRE_PK REBUILD;</text:span></text:p>
          </table:table-cell>
        </table:table-row>
      </table:table>
      <text:p text:style-name="P114"/>
      <text:p text:style-name="P44"/>
      <text:p text:style-name="P21"><text:span text:style-name="T3">Propietats globals</text:span>: </text:p>
      <text:list xml:id="list1894807994" text:style-name="L29">
        <text:list-item>
          <text:p text:style-name="P284">Sense canvis</text:p>
        </text:list-item>
      </text:list>
      <text:p text:style-name="P147"/>
      <text:p text:style-name="P147"/>
      <text:list xml:id="list110458892171384" text:continue-list="list110459977256844" text:style-name="Outline">
        <text:list-item>
          <text:list>
            <text:list-header>
              <text:h text:style-name="P236" text:outline-level="2" text:is-list-header="true"><text:bookmark-start text:name="__RefHeading___Toc294707_93553639"/><text:span text:style-name="T79">Versió 0.9.</text:span><text:span text:style-name="T57">2</text:span><text:span text:style-name="T60">8</text:span><text:span text:style-name="T58"> </text:span><text:span text:style-name="T59">M</text:span><text:span text:style-name="T61">illores i llibreria sistra2 pels backoffices</text:span><text:bookmark-end text:name="__RefHeading___Toc294707_93553639"/></text:h>
            </text:list-header>
          </text:list>
        </text:list-item>
      </text:list>
      <text:p text:style-name="P119">Data: <text:span text:style-name="T92">03</text:span>/0<text:span text:style-name="T91">7</text:span>/2020</text:p>
      <text:p text:style-name="P119"><text:soft-page-break/></text:p>
      <text:p text:style-name="P134">Resum: Modificació de l'enviament d'anotacions per correu electrònic. Llistats d'usuaris per bústia.<text:span text:style-name="T94"> Marcar anotacions enviades per email.</text:span> Nova utilitat pels backoffices de Distribució per interpretar documents annexos tècnics de sistra2 de formularis i pagaments.</text:p>
      <text:p text:style-name="P22"/>
      <text:list xml:id="list110459376944110" text:continue-list="list110458509936946" text:style-name="L22">
        <text:list-item>
          <text:p text:style-name="P298"><text:a xlink:type="simple" xlink:href="https://github.com/GovernIB/distribucio/issues/151" text:style-name="Internet_20_link" text:visited-style-name="Visited_20_Internet_20_Link"><text:span text:style-name="T94">#151</text:span></text:a><text:span text:style-name="T94"> </text:span>Rendiment de l'enviament per email d'una anotació de registre</text:p>
        </text:list-item>
        <text:list-item>
          <text:p text:style-name="P298"><text:a xlink:type="simple" xlink:href="https://github.com/GovernIB/distribucio/issues/175" text:style-name="Internet_20_link" text:visited-style-name="Visited_20_Internet_20_Link"><text:span text:style-name="T94">#175</text:span></text:a><text:span text:style-name="T94"> </text:span>Guardar informació de firmes d'annexos per no haver-els de consultar cada vegada</text:p>
        </text:list-item>
        <text:list-item>
          <text:p text:style-name="P298"><text:a xlink:type="simple" xlink:href="https://github.com/GovernIB/distribucio/issues/142" text:style-name="Internet_20_link" text:visited-style-name="Visited_20_Internet_20_Link"><text:span text:style-name="T94">#142</text:span></text:a><text:span text:style-name="T94"> </text:span>Revisar i corregir llargades dels camps de les anotacions</text:p>
        </text:list-item>
        <text:list-item>
          <text:p text:style-name="P298"><text:a xlink:type="simple" xlink:href="https://github.com/GovernIB/distribucio/issues/140" text:style-name="Internet_20_link" text:visited-style-name="Visited_20_Internet_20_Link"><text:span text:style-name="T94">#140</text:span></text:a><text:span text:style-name="T94"> </text:span>Revisar enumerats a la BBDD</text:p>
        </text:list-item>
        <text:list-item>
          <text:p text:style-name="P298"><text:a xlink:type="simple" xlink:href="https://github.com/GovernIB/distribucio/issues/165" text:style-name="Internet_20_link" text:visited-style-name="Visited_20_Internet_20_Link"><text:span text:style-name="T94">#165</text:span></text:a><text:span text:style-name="T94"> </text:span>Desenvolupar llibreria per poder obtenir les dades dels fitxers tècnics que venen de registres</text:p>
        </text:list-item>
        <text:list-item>
          <text:p text:style-name="P298"><text:a xlink:type="simple" xlink:href="https://github.com/GovernIB/distribucio/issues/168" text:style-name="Internet_20_link" text:visited-style-name="Visited_20_Internet_20_Link"><text:span text:style-name="T94">#168</text:span></text:a><text:span text:style-name="T94"> </text:span>Llistat d'usuaris en el detall d'una bústia i fulla exportable d'usuaris per bústia i unitat orgànica</text:p>
        </text:list-item>
        <text:list-item>
          <text:p text:style-name="P298"><text:a xlink:type="simple" xlink:href="https://github.com/GovernIB/distribucio/issues/153" text:style-name="Internet_20_link" text:visited-style-name="Visited_20_Internet_20_Link"><text:span text:style-name="T94">#153</text:span></text:a><text:span text:style-name="T94"> </text:span>Revisar el marcador d'anotacions pendents de processar</text:p>
        </text:list-item>
        <text:list-item>
          <text:p text:style-name="P298"><text:a xlink:type="simple" xlink:href="https://github.com/GovernIB/distribucio/issues/152" text:style-name="Internet_20_link" text:visited-style-name="Visited_20_Internet_20_Link">#152</text:a><text:span text:style-name="T94"> </text:span>Marcar les anotacions de registre que s'han enviat per email </text:p>
        </text:list-item>
        <text:list-item>
          <text:p text:style-name="P299"><text:a xlink:type="simple" xlink:href="https://github.com/GovernIB/distribucio/issues/184" text:style-name="Internet_20_link" text:visited-style-name="Visited_20_Internet_20_Link">#184</text:a><text:span text:style-name="T96"> </text:span>Error filtrant anotacions pendents. Apareixen anotacions processades a la bústia</text:p>
        </text:list-item>
      </text:list>
      <text:p text:style-name="P105"/>
      <text:p text:style-name="P45">Base de dades:<text:span text:style-name="T2"> </text:span></text:p>
      <text:list xml:id="list2207931250" text:style-name="L30">
        <text:list-item>
          <text:p text:style-name="P322">distribucio_update_0.9.28.sql<text:span text:style-name="T95">:</text:span></text:p>
          <text:list>
            <text:list-item>
              <text:p text:style-name="P330">Canvi d'enumerats.</text:p>
            </text:list-item>
            <text:list-item>
              <text:p text:style-name="P330">Revisió de camps llargades SICRES</text:p>
            </text:list-item>
            <text:list-item>
              <text:p text:style-name="P330">Guardar informació de les firmes</text:p>
            </text:list-item>
            <text:list-item>
              <text:p text:style-name="P330">Marcar anotacions enviades per email.</text:p>
            </text:list-item>
            <text:list-item>
              <text:p text:style-name="P331">Corregir error anotacions que apareixen com a pendents</text:p>
            </text:list-item>
          </text:list>
        </text:list-item>
      </text:list>
      <text:p text:style-name="P45"/>
      <text:p text:style-name="P22"><text:span text:style-name="T3">Propietats globals</text:span>: </text:p>
      <text:list xml:id="list1428196237" text:style-name="L31">
        <text:list-item>
          <text:p text:style-name="P285">Sense canvis</text:p>
        </text:list-item>
      </text:list>
      <text:p text:style-name="P148"/>
      <text:p text:style-name="P64">Altres: </text:p>
      <text:list xml:id="list110458934782893" text:continue-numbering="true" text:style-name="L31">
        <text:list-item>
          <text:p text:style-name="P332"><text:span text:style-name="T93">Nova versió 0.9.28 de la llibreria de </text:span><text:span text:style-name="T84">distribucio-backoffices-utils</text:span><text:span text:style-name="T10"> amb la separació de les utilitats de l'Arxiu i Sistra2. La classe </text:span><text:span text:style-name="T84">BackofficesUtils</text:span><text:span text:style-name="T10"> de la versió 0.9.26 passa a anomenar-se </text:span><text:span text:style-name="T84">BackofficeArxiuUtils</text:span><text:span text:style-name="T10">.</text:span></text:p>
        </text:list-item>
      </text:list>
      <text:p text:style-name="P157"/>
      <text:list xml:id="list110458269631647" text:continue-list="list110458892171384" text:style-name="Outline">
        <text:list-item>
          <text:list>
            <text:list-header>
              <text:h text:style-name="P237" text:outline-level="2" text:is-list-header="true"><text:bookmark-start text:name="__RefHeading___Toc136111_1193039826"/><text:span text:style-name="T79">Versió 0.9.</text:span><text:span text:style-name="T57">2</text:span><text:span text:style-name="T60">8</text:span><text:span text:style-name="T62">.1</text:span><text:span text:style-name="T58"> </text:span><text:span text:style-name="T59">C</text:span><text:span text:style-name="T62">orrecció error enviant via email</text:span><text:bookmark-end text:name="__RefHeading___Toc136111_1193039826"/></text:h>
            </text:list-header>
          </text:list>
        </text:list-item>
      </text:list>
      <text:p text:style-name="P120">Data: <text:span text:style-name="T92">10</text:span>/0<text:span text:style-name="T91">7</text:span>/2020</text:p>
      <text:p text:style-name="P120"/>
      <text:p text:style-name="P135">Resum: Correcció de l'error en l'enviament via email.</text:p>
      <text:p text:style-name="P23"/>
      <text:list xml:id="list110459180475512" text:continue-list="list110459376944110" text:style-name="L22">
        <text:list-item>
          <text:p text:style-name="P300"><text:a xlink:type="simple" xlink:href="https://github.com/GovernIB/distribucio/issues/189" text:style-name="Internet_20_link" text:visited-style-name="Visited_20_Internet_20_Link">#189</text:a><text:span text:style-name="T97"> </text:span>Error de concurrència enviant anotacio via email</text:p>
        </text:list-item>
      </text:list>
      <text:p text:style-name="P106"/>
      <text:p text:style-name="P46">Base de dades:<text:span text:style-name="T2"> </text:span></text:p>
      <text:list xml:id="list2979348956" text:style-name="L32">
        <text:list-item>
          <text:p text:style-name="P323">S<text:span text:style-name="T97">ense canvis</text:span></text:p>
        </text:list-item>
      </text:list>
      <text:p text:style-name="P46"/>
      <text:p text:style-name="P23"><text:span text:style-name="T3">Propietats globals</text:span>: </text:p>
      <text:list xml:id="list995299887" text:style-name="L33">
        <text:list-item>
          <text:p text:style-name="P286">Sense canvis</text:p>
        </text:list-item>
      </text:list>
      <text:list xml:id="list110460028407359" text:continue-list="list110458269631647" text:style-name="Outline">
        <text:list-item>
          <text:list>
            <text:list-header>
              <text:h text:style-name="P238" text:outline-level="2" text:is-list-header="true"><text:bookmark-start text:name="__RefHeading___Toc468536_3846289567"/><text:soft-page-break/><text:span text:style-name="T79">Versió 0.9.</text:span><text:span text:style-name="T57">2</text:span><text:span text:style-name="T60">8</text:span><text:span text:style-name="T62">.</text:span><text:span text:style-name="T63">2</text:span><text:span text:style-name="T58"> </text:span><text:span text:style-name="T59">C</text:span><text:span text:style-name="T62">orrecció e</text:span><text:span text:style-name="T63">rror annex justificant</text:span><text:bookmark-end text:name="__RefHeading___Toc468536_3846289567"/></text:h>
            </text:list-header>
          </text:list>
        </text:list-item>
      </text:list>
      <text:p text:style-name="P121">Data: <text:span text:style-name="T92">16</text:span>/0<text:span text:style-name="T91">7</text:span>/2020</text:p>
      <text:p text:style-name="P121"/>
      <text:p text:style-name="P136">Resum: Correcció de l'error que fa que es mostri el justificant com un annex.</text:p>
      <text:p text:style-name="P24"/>
      <text:list xml:id="list110459374402344" text:continue-list="list110459180475512" text:style-name="L22">
        <text:list-item>
          <text:p text:style-name="P301"><text:a xlink:type="simple" xlink:href="https://github.com/GovernIB/distribucio/issues/196" text:style-name="Internet_20_link" text:visited-style-name="Visited_20_Internet_20_Link">#196</text:a><text:span text:style-name="T98"> </text:span>Es mostra el justificant com un annex </text:p>
        </text:list-item>
      </text:list>
      <text:p text:style-name="P169"/>
      <text:p text:style-name="P107"/>
      <text:p text:style-name="P47">Base de dades:<text:span text:style-name="T2"> </text:span></text:p>
      <text:list xml:id="list1863423509" text:style-name="L34">
        <text:list-item>
          <text:p text:style-name="P324">S<text:span text:style-name="T97">ense canvis</text:span></text:p>
        </text:list-item>
      </text:list>
      <text:p text:style-name="P47"/>
      <text:p text:style-name="P24"><text:span text:style-name="T3">Propietats globals</text:span>: </text:p>
      <text:list xml:id="list3778590164" text:style-name="L35">
        <text:list-item>
          <text:p text:style-name="P287">Sense canvis</text:p>
        </text:list-item>
      </text:list>
      <text:p text:style-name="P149"/>
      <text:list xml:id="list110458085030023" text:continue-list="list110460028407359" text:style-name="Outline">
        <text:list-item>
          <text:list>
            <text:list-header>
              <text:h text:style-name="P239" text:outline-level="2" text:is-list-header="true"><text:bookmark-start text:name="__RefHeading___Toc86628_3242410572"/><text:span text:style-name="T79">Versió 0.9.</text:span><text:span text:style-name="T57">2</text:span><text:span text:style-name="T60">9</text:span><text:span text:style-name="T58"> </text:span><text:span text:style-name="T59">M</text:span><text:span text:style-name="T64">illores de rendiment i correccions</text:span><text:bookmark-end text:name="__RefHeading___Toc86628_3242410572"/></text:h>
            </text:list-header>
          </text:list>
        </text:list-item>
      </text:list>
      <text:p text:style-name="P122">Data: <text:span text:style-name="T92">09</text:span>/0<text:span text:style-name="T91">9</text:span>/2020<text:span text:style-name="T99"> 15:00h</text:span></text:p>
      <text:p text:style-name="P122"/>
      <text:p text:style-name="P137">Resum: Millores de rendiment i del sistema de logs. Refactorització interna per millorar el codi. Millores en la localització d'anotacions per administradors. Correcció scripts BBDD per Postgres i altres errors.</text:p>
      <text:p text:style-name="P122"/>
      <text:p text:style-name="P170">Canvis i millores:</text:p>
      <text:list xml:id="list270428314" text:style-name="L36">
        <text:list-item>
          <text:p text:style-name="P335"><text:a xlink:type="simple" xlink:href="https://github.com/GovernIB/distribucio/issues/213" text:style-name="Internet_20_link" text:visited-style-name="Visited_20_Internet_20_Link">#213</text:a><text:span text:style-name="T103"> </text:span>Afegir filtres a la gestió de bústies </text:p>
        </text:list-item>
        <text:list-item>
          <text:p text:style-name="P335"><text:a xlink:type="simple" xlink:href="https://github.com/GovernIB/distribucio/issues/141" text:style-name="Internet_20_link" text:visited-style-name="Visited_20_Internet_20_Link">#141</text:a><text:span text:style-name="T103"> </text:span>Revisar el sistema de logs </text:p>
        </text:list-item>
        <text:list-item>
          <text:p text:style-name="P335"><text:a xlink:type="simple" xlink:href="https://github.com/GovernIB/distribucio/issues/207" text:style-name="Internet_20_link" text:visited-style-name="Visited_20_Internet_20_Link">#207</text:a><text:span text:style-name="T103"> </text:span>Informar a l'usuari que la petició de reintent de processament està en procés.</text:p>
        </text:list-item>
        <text:list-item>
          <text:p text:style-name="P335"><text:a xlink:type="simple" xlink:href="https://github.com/GovernIB/distribucio/issues/206" text:style-name="Internet_20_link" text:visited-style-name="Visited_20_Internet_20_Link">#206</text:a><text:span text:style-name="T103"> </text:span>Diferenciar les unitats organitzatives actives de les inactives als desplegables. </text:p>
        </text:list-item>
        <text:list-item>
          <text:p text:style-name="P335"><text:a xlink:type="simple" xlink:href="https://github.com/GovernIB/distribucio/issues/139" text:style-name="Internet_20_link" text:visited-style-name="Visited_20_Internet_20_Link">#139</text:a><text:span text:style-name="T103"> </text:span>Eliminar camp unitatOrganicaCodi de la bústia </text:p>
        </text:list-item>
        <text:list-item>
          <text:p text:style-name="P335"><text:a xlink:type="simple" xlink:href="https://github.com/GovernIB/distribucio/issues/137" text:style-name="Internet_20_link" text:visited-style-name="Visited_20_Internet_20_Link">#137</text:a><text:span text:style-name="T103"> </text:span>Refactoritzar el mètode DistribucioPluginArxiuImpl.saveAnnexosAsDocumentInArxiu</text:p>
        </text:list-item>
        <text:list-item>
          <text:p text:style-name="P335"><text:a xlink:type="simple" xlink:href="https://github.com/GovernIB/distribucio/issues/180" text:style-name="Internet_20_link" text:visited-style-name="Visited_20_Internet_20_Link">#180</text:a><text:span text:style-name="T103"> </text:span>Millorar el rendiment del canvi de vista en arbre a la gestió de bústies </text:p>
        </text:list-item>
        <text:list-item>
          <text:p text:style-name="P335"><text:a xlink:type="simple" xlink:href="https://github.com/GovernIB/distribucio/issues/138" text:style-name="Internet_20_link" text:visited-style-name="Visited_20_Internet_20_Link">#138</text:a><text:span text:style-name="T103"> </text:span>Comprovar bústia i comprovar contingut fan el mateix, unificar-les </text:p>
        </text:list-item>
        <text:list-item>
          <text:p text:style-name="P335"><text:a xlink:type="simple" xlink:href="https://github.com/GovernIB/distribucio/issues/136" text:style-name="Internet_20_link" text:visited-style-name="Visited_20_Internet_20_Link">#136</text:a><text:span text:style-name="T103"> </text:span>Netejar el mètode toContingutDto </text:p>
        </text:list-item>
        <text:list-item>
          <text:p text:style-name="P335"><text:a xlink:type="simple" xlink:href="https://github.com/GovernIB/distribucio/issues/203" text:style-name="Internet_20_link" text:visited-style-name="Visited_20_Internet_20_Link">#203</text:a><text:span text:style-name="T103"> </text:span>Opció per reintentar el processament massiu d'anotacions erròn<text:span text:style-name="T101">i</text:span>es </text:p>
        </text:list-item>
        <text:list-item>
          <text:p text:style-name="P335"><text:a xlink:type="simple" xlink:href="https://github.com/GovernIB/distribucio/issues/186" text:style-name="Internet_20_link" text:visited-style-name="Visited_20_Internet_20_Link">#186</text:a><text:span text:style-name="T103"> </text:span>Modificar els filtres que cerquen UO a DIR3 per què només cerquin unitats orgàniques actives </text:p>
        </text:list-item>
        <text:list-item>
          <text:p text:style-name="P335"><text:a xlink:type="simple" xlink:href="https://github.com/GovernIB/distribucio/issues/179" text:style-name="Internet_20_link" text:visited-style-name="Visited_20_Internet_20_Link">#179</text:a><text:span text:style-name="T103"> </text:span>Ampliar els detalls del Localitzador d'anotacions de registre </text:p>
        </text:list-item>
        <text:list-item>
          <text:p text:style-name="P335"><text:a xlink:type="simple" xlink:href="https://github.com/GovernIB/distribucio/issues/194" text:style-name="Internet_20_link" text:visited-style-name="Visited_20_Internet_20_Link">#194</text:a><text:span text:style-name="T103"> </text:span>A la pantalla de consulta d'anotacions de registre d'administrador apareix bloquejat el camp bústia del filtre </text:p>
        </text:list-item>
        <text:list-item>
          <text:p text:style-name="P335"><text:a xlink:type="simple" xlink:href="https://github.com/GovernIB/distribucio/issues/183" text:style-name="Internet_20_link" text:visited-style-name="Visited_20_Internet_20_Link">#183</text:a><text:span text:style-name="T103"> </text:span>Recordar la posició en el llistat si es produeix un error </text:p>
        </text:list-item>
        <text:list-item>
          <text:p text:style-name="P335"><text:a xlink:type="simple" xlink:href="https://github.com/GovernIB/distribucio/issues/188" text:style-name="Internet_20_link" text:visited-style-name="Visited_20_Internet_20_Link">#188</text:a><text:span text:style-name="T103"> </text:span>Alineació de l'icona de mail cap a l'esquerra </text:p>
        </text:list-item>
        <text:list-item>
          <text:p text:style-name="P335"><text:a xlink:type="simple" xlink:href="https://github.com/GovernIB/distribucio/issues/176" text:style-name="Internet_20_link" text:visited-style-name="Visited_20_Internet_20_Link">#176</text:a><text:span text:style-name="T103"> </text:span>Traducció de literals del paginador </text:p>
        </text:list-item>
        <text:list-item>
          <text:p text:style-name="P342"><text:a xlink:type="simple" xlink:href="https://github.com/GovernIB/distribucio/issues/178" text:style-name="Internet_20_link" text:visited-style-name="Visited_20_Internet_20_Link">#178</text:a><text:span text:style-name="T103"> </text:span>Eliminar els espais als filtres del Localitzador d'anotacions de registre </text:p>
        </text:list-item>
        <text:list-item>
          <text:p text:style-name="P336"><text:a xlink:type="simple" xlink:href="https://github.com/GovernIB/distribucio/issues/177" text:style-name="Internet_20_link" text:visited-style-name="Visited_20_Internet_20_Link">#177</text:a><text:span text:style-name="T102"> </text:span>Afegir filtres a la gestió d'unitats organitzatives</text:p>
        </text:list-item>
      </text:list>
      <text:p text:style-name="P170">Errors:</text:p>
      <text:p text:style-name="P25"/>
      <text:list xml:id="list110458512184348" text:continue-list="list110459374402344" text:style-name="L22">
        <text:list-item>
          <text:p text:style-name="P302"><text:soft-page-break/><text:a xlink:type="simple" xlink:href="https://github.com/GovernIB/distribucio/issues/202" text:style-name="Internet_20_link" text:visited-style-name="Visited_20_Internet_20_Link">#202</text:a><text:span text:style-name="T100"> </text:span>L'estat d'error no es visualitza correctament al seguiment d'integracions</text:p>
        </text:list-item>
        <text:list-item>
          <text:p text:style-name="P303"><text:a xlink:type="simple" xlink:href="https://github.com/GovernIB/distribucio/issues/215" text:style-name="Internet_20_link" text:visited-style-name="Visited_20_Internet_20_Link">#215</text:a><text:span text:style-name="T103"> </text:span>Error consulta avisos actius a PostgreSQL </text:p>
        </text:list-item>
        <text:list-item>
          <text:p text:style-name="P303"><text:a xlink:type="simple" xlink:href="https://github.com/GovernIB/distribucio/issues/191" text:style-name="Internet_20_link" text:visited-style-name="Visited_20_Internet_20_Link">#191</text:a><text:span text:style-name="T103"> </text:span>Revisar l'accés a Distribucio quan hi ha sessions amb altres aplicacions </text:p>
        </text:list-item>
        <text:list-item>
          <text:p text:style-name="P303"><text:a xlink:type="simple" xlink:href="https://github.com/GovernIB/distribucio/issues/201" text:style-name="Internet_20_link" text:visited-style-name="Visited_20_Internet_20_Link">#201</text:a><text:span text:style-name="T103"> </text:span>Evitar errors de tipus "Local address contains control or whitespace in string" </text:p>
        </text:list-item>
        <text:list-item>
          <text:p text:style-name="P303"><text:a xlink:type="simple" xlink:href="https://github.com/GovernIB/distribucio/issues/209" text:style-name="Internet_20_link" text:visited-style-name="Visited_20_Internet_20_Link">#209</text:a><text:span text:style-name="T103"> </text:span>Duplicate child name not allowed </text:p>
        </text:list-item>
        <text:list-item>
          <text:p text:style-name="P303"><text:a xlink:type="simple" xlink:href="https://github.com/GovernIB/distribucio/issues/187" text:style-name="Internet_20_link" text:visited-style-name="Visited_20_Internet_20_Link">#187</text:a><text:span text:style-name="T103"> </text:span>Actualitzar llibreria de datatables a versió 1.10+ </text:p>
        </text:list-item>
        <text:list-item>
          <text:p text:style-name="P303"><text:a xlink:type="simple" xlink:href="https://github.com/GovernIB/distribucio/issues/198" text:style-name="Internet_20_link" text:visited-style-name="Visited_20_Internet_20_Link">#198</text:a><text:span text:style-name="T103"> </text:span>Revisar si és necessari guardar la informació del justificant a la taula d'annexos </text:p>
        </text:list-item>
        <text:list-item>
          <text:p text:style-name="P303"><text:a xlink:type="simple" xlink:href="https://github.com/GovernIB/distribucio/issues/192" text:style-name="Internet_20_link" text:visited-style-name="Visited_20_Internet_20_Link">#192</text:a><text:span text:style-name="T103"> </text:span>Copiar detall de les firmes quan es reenviï una anotació amb còpia a una altra bústia </text:p>
        </text:list-item>
        <text:list-item>
          <text:p text:style-name="P303"><text:a xlink:type="simple" xlink:href="https://github.com/GovernIB/distribucio/issues/205" text:style-name="Internet_20_link" text:visited-style-name="Visited_20_Internet_20_Link">#205</text:a><text:span text:style-name="T103"> </text:span>Revisar java.lang.NullPointerException </text:p>
        </text:list-item>
        <text:list-item>
          <text:p text:style-name="P303"><text:a xlink:type="simple" xlink:href="https://github.com/GovernIB/distribucio/issues/208" text:style-name="Internet_20_link" text:visited-style-name="Visited_20_Internet_20_Link">#208</text:a><text:span text:style-name="T103"> </text:span>Error en els scripts de creació de l'esquema de BBDD per PostgreSQL </text:p>
        </text:list-item>
        <text:list-item>
          <text:p text:style-name="P303"><text:a xlink:type="simple" xlink:href="https://github.com/GovernIB/distribucio/issues/204" text:style-name="Internet_20_link" text:visited-style-name="Visited_20_Internet_20_Link">#204</text:a><text:span text:style-name="T103"> </text:span>No es pot reintentar el processament d'una anotació després d'un proxy error </text:p>
        </text:list-item>
        <text:list-item>
          <text:p text:style-name="P303"><text:a xlink:type="simple" xlink:href="https://github.com/GovernIB/distribucio/issues/185" text:style-name="Internet_20_link" text:visited-style-name="Visited_20_Internet_20_Link">#185</text:a><text:span text:style-name="T103"> </text:span>Treure el literal no traduït "Destinataris: " i destinataris repetits del log d'accions quan s'envia via email </text:p>
        </text:list-item>
        <text:list-item>
          <text:p text:style-name="P303"><text:a xlink:type="simple" xlink:href="https://github.com/GovernIB/distribucio/issues/199" text:style-name="Internet_20_link" text:visited-style-name="Visited_20_Internet_20_Link">#199</text:a><text:span text:style-name="T103"> </text:span>Errada al manual d'integració </text:p>
        </text:list-item>
        <text:list-item>
          <text:p text:style-name="P303"><text:a xlink:type="simple" xlink:href="https://github.com/GovernIB/distribucio/issues/197" text:style-name="Internet_20_link" text:visited-style-name="Visited_20_Internet_20_Link">#197</text:a><text:span text:style-name="T103"> </text:span>Investigar excepció "Caller unauthorized" </text:p>
        </text:list-item>
        <text:list-item>
          <text:p text:style-name="P303"><text:a xlink:type="simple" xlink:href="https://github.com/GovernIB/distribucio/issues/200" text:style-name="Internet_20_link" text:visited-style-name="Visited_20_Internet_20_Link">#200</text:a><text:span text:style-name="T103"> </text:span>Error accedint a l'arbre de bústies </text:p>
        </text:list-item>
        <text:list-item>
          <text:p text:style-name="P303"><text:a xlink:type="simple" xlink:href="https://github.com/GovernIB/distribucio/issues/195" text:style-name="Internet_20_link" text:visited-style-name="Visited_20_Internet_20_Link">#195</text:a><text:span text:style-name="T103"> </text:span>Investigar excepció ""java.lang.IllegalStateException: No puedo limpiar el búfer..." </text:p>
        </text:list-item>
        <text:list-item>
          <text:p text:style-name="P303"><text:a xlink:type="simple" xlink:href="https://github.com/GovernIB/distribucio/issues/181" text:style-name="Internet_20_link" text:visited-style-name="Visited_20_Internet_20_Link">#181</text:a><text:span text:style-name="T103"> </text:span>Revisar els rols de les bústies sense codi dir3 </text:p>
        </text:list-item>
        <text:list-item>
          <text:p text:style-name="P303"><text:a xlink:type="simple" xlink:href="https://github.com/GovernIB/distribucio/issues/174" text:style-name="Internet_20_link" text:visited-style-name="Visited_20_Internet_20_Link">#174</text:a><text:span text:style-name="T103"> </text:span>Revisar la paginació de monitoritzar Integracions </text:p>
        </text:list-item>
        <text:list-item>
          <text:p text:style-name="P304"><text:a xlink:type="simple" xlink:href="https://github.com/GovernIB/distribucio/issues/216" text:style-name="Internet_20_link" text:visited-style-name="Visited_20_Internet_20_Link">#216</text:a><text:span text:style-name="T105"> </text:span>Error javax.ejb.EJBAccessException: Invalid User</text:p>
        </text:list-item>
        <text:list-item>
          <text:p text:style-name="P304"><text:a xlink:type="simple" xlink:href="https://github.com/GovernIB/distribucio/issues/217" text:style-name="Internet_20_link" text:visited-style-name="Visited_20_Internet_20_Link">#217</text:a><text:span text:style-name="T105"> </text:span>Error marcant les bústies innactives a l'arbre d'administració de bústies </text:p>
        </text:list-item>
        <text:list-item>
          <text:p text:style-name="P304"><text:a xlink:type="simple" xlink:href="https://github.com/GovernIB/distribucio/issues/218" text:style-name="Internet_20_link" text:visited-style-name="Visited_20_Internet_20_Link">#218</text:a><text:span text:style-name="T105"> </text:span>Error en la llibreria distribucio-backoffcie-utils per incorporar informació de l'annex </text:p>
        </text:list-item>
      </text:list>
      <text:p text:style-name="P108"/>
      <text:p text:style-name="P48">Base de dades:<text:span text:style-name="T2"> </text:span></text:p>
      <text:list xml:id="list1490268082" text:style-name="L37">
        <text:list-header>
          <text:p text:style-name="P325"/>
        </text:list-header>
      </text:list>
      <text:list xml:id="list110459156670194" text:continue-list="list1447838427" text:style-name="L28">
        <text:list-item>
          <text:list>
            <text:list-item>
              <text:p text:style-name="P318"><text:a xlink:type="simple" xlink:href="https://github.com/GovernIB/distribucio/blob/dis-0.9/scripts/bbdd/1.0/oracle/updates/distribucio_update_0.9.29.sql" text:style-name="Internet_20_link" text:visited-style-name="Visited_20_Internet_20_Link"><text:span text:style-name="T104">distribucio_update_0.9.29.sql</text:span></text:a><text:span text:style-name="T104"> (Oracle)</text:span></text:p>
            </text:list-item>
          </text:list>
        </text:list-item>
      </text:list>
      <text:p text:style-name="P176"/>
      <table:table table:name="Table4" table:style-name="Table4">
        <table:table-column table:style-name="Table4.A"/>
        <table:table-row table:style-name="Table4.1">
          <table:table-cell table:style-name="Table4.A1" office:value-type="string">
            <text:p text:style-name="P144">-- #139 Eliminar camp unitatOrganicaCodi de la bústia </text:p>
            <text:p text:style-name="P203"/>
            <text:p text:style-name="P197"><text:span text:style-name="T45">ALTER</text:span><text:span text:style-name="T16"> </text:span><text:span text:style-name="T45">TABLE</text:span><text:span text:style-name="T16"> DIS_BUSTIA</text:span></text:p>
            <text:p text:style-name="P197"><text:span text:style-name="T45">DROP</text:span><text:span text:style-name="T16"> (</text:span></text:p>
            <text:p text:style-name="P208"><text:s text:c="4"/>UNITAT_CODI</text:p>
            <text:p text:style-name="P208">);</text:p>
            <text:p text:style-name="P203"/>
            <text:p text:style-name="P206">-- #141 Revisar el sistema de logs</text:p>
            <text:p text:style-name="P206">-- Creació d'una nova taula de paràmetres dels logs i traspàs de dades cap a la nova taula.</text:p>
            <text:p text:style-name="P208"><text:s/></text:p>
            <text:p text:style-name="P197"><text:span text:style-name="T45">CREATE</text:span><text:span text:style-name="T16"> </text:span><text:span text:style-name="T45">TABLE</text:span><text:span text:style-name="T16"> DIS_CONT_LOG_PARAM</text:span></text:p>
            <text:p text:style-name="P208">(</text:p>
            <text:p text:style-name="P197"><text:span text:style-name="T16"><text:s text:c="4"/>ID NUMBER(19) </text:span><text:span text:style-name="T45">NOT</text:span><text:span text:style-name="T16"> </text:span><text:span text:style-name="T76">NULL</text:span><text:span text:style-name="T16">,</text:span></text:p>
            <text:p text:style-name="P197"><text:span text:style-name="T16"><text:s text:c="4"/>CONT_LOG_ID NUMBER(19) </text:span><text:span text:style-name="T45">NOT</text:span><text:span text:style-name="T16"> </text:span><text:span text:style-name="T76">NULL</text:span><text:span text:style-name="T16">,</text:span></text:p>
            <text:p text:style-name="P197"><text:span text:style-name="T16"><text:s text:c="4"/>NUMERO NUMBER(19) </text:span><text:span text:style-name="T45">NOT</text:span><text:span text:style-name="T16"> </text:span><text:span text:style-name="T76">NULL</text:span><text:span text:style-name="T16">,</text:span></text:p>
            <text:p text:style-name="P197"><text:span text:style-name="T16"><text:s text:c="4"/>VALOR VARCHAR2(256) </text:span><text:span text:style-name="T45">NOT</text:span><text:span text:style-name="T16"> </text:span><text:span text:style-name="T76">NULL</text:span><text:span text:style-name="T16">,</text:span></text:p>
            <text:p text:style-name="P208"><text:s text:c="4"/>CREATEDBY_CODI VARCHAR2(64),</text:p>
            <text:p text:style-name="P197"><text:span text:style-name="T16"><text:s text:c="4"/>CREATEDDATE </text:span><text:span text:style-name="T45">TIMESTAMP</text:span><text:span text:style-name="T16">(6),</text:span></text:p>
            <text:p text:style-name="P208"><text:s text:c="4"/>LASTMODIFIEDBY_CODI VARCHAR2(64),</text:p>
            <text:p text:style-name="P197"><text:span text:style-name="T16"><text:s text:c="4"/>LASTMODIFIEDDATE </text:span><text:span text:style-name="T45">TIMESTAMP</text:span><text:span text:style-name="T16">(6)</text:span></text:p>
            <text:p text:style-name="P208">);</text:p>
            <text:p text:style-name="P197"><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197"><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197"><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203"/>
            <text:p text:style-name="P197"><text:span text:style-name="T45">insert</text:span><text:span text:style-name="T16"> </text:span><text:span text:style-name="T45">into</text:span><text:span text:style-name="T16"> DIS_CONT_LOG_PARAM (ID, CONT_LOG_ID, NUMERO, VALOR) </text:span></text:p>
            <text:p text:style-name="P208">(</text:p>
            <text:p text:style-name="P197"><text:span text:style-name="T16"><text:tab/></text:span><text:span text:style-name="T45">SELECT</text:span><text:span text:style-name="T16"> </text:span></text:p>
            <text:p text:style-name="P208"><text:tab/><text:tab/><text:tab/><text:span text:style-name="T106">DIS_H</text:span>IBERNATE_SEQ.nextval,</text:p>
            <text:p text:style-name="P208"><text:tab/><text:tab/><text:tab/>l.id,</text:p>
            <text:p text:style-name="P197"><text:span text:style-name="T16"><text:tab/><text:tab/><text:tab/>1 </text:span><text:span text:style-name="T45">AS</text:span><text:span text:style-name="T16"> numero,</text:span></text:p>
            <text:p text:style-name="P197"><text:span text:style-name="T16"><text:tab/><text:tab/><text:tab/>l.PARAM1 </text:span><text:span text:style-name="T45">AS</text:span><text:span text:style-name="T16"> valor</text:span></text:p>
            <text:p text:style-name="P197"><text:span text:style-name="T16"><text:tab/></text:span><text:span text:style-name="T45">FROM</text:span><text:span text:style-name="T16"> DIS_CONT_LOG l</text:span></text:p>
            <text:p text:style-name="P197"><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76">NULL</text:span></text:p>
            <text:p text:style-name="P208">);</text:p>
            <text:p text:style-name="P203"/>
            <text:p text:style-name="P197"><text:span text:style-name="T45">insert</text:span><text:span text:style-name="T16"> </text:span><text:span text:style-name="T45">into</text:span><text:span text:style-name="T16"> DIS_CONT_LOG_PARAM (ID, CONT_LOG_ID, NUMERO, VALOR) </text:span></text:p>
            <text:p text:style-name="P208">(</text:p>
            <text:p text:style-name="P197"><text:span text:style-name="T16"><text:tab/></text:span><text:span text:style-name="T45">SELECT</text:span><text:span text:style-name="T16"> </text:span></text:p>
            <text:p text:style-name="P209"><text:tab/><text:tab/><text:tab/><text:span text:style-name="T106">DIS_H</text:span>IBERNATE_SEQ.nextval,</text:p>
            <text:p text:style-name="P208"><text:tab/><text:tab/><text:tab/>l.id,</text:p>
            <text:p text:style-name="P197"><text:span text:style-name="T16"><text:tab/><text:tab/><text:tab/>2 </text:span><text:span text:style-name="T45">AS</text:span><text:span text:style-name="T16"> numero,</text:span></text:p>
            <text:p text:style-name="P197"><text:span text:style-name="T16"><text:tab/><text:tab/><text:tab/>l.PARAM2 </text:span><text:span text:style-name="T45">AS</text:span><text:span text:style-name="T16"> valor</text:span></text:p>
            <text:p text:style-name="P197"><text:span text:style-name="T16"><text:tab/></text:span><text:span text:style-name="T45">FROM</text:span><text:span text:style-name="T16"> DIS_CONT_LOG l</text:span></text:p>
            <text:p text:style-name="P197"><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76">NULL</text:span></text:p>
            <text:p text:style-name="P77">);</text:p>
          </table:table-cell>
        </table:table-row>
      </table:table>
      <text:p text:style-name="P49"/>
      <text:p text:style-name="P48"/>
      <text:p text:style-name="P25"><text:span text:style-name="T3">Propietats globals</text:span>: </text:p>
      <text:list xml:id="list2273900590" text:style-name="L38">
        <text:list-item>
          <text:p text:style-name="P288">Sense canvis</text:p>
        </text:list-item>
      </text:list>
      <text:p text:style-name="P150"/>
      <text:p text:style-name="P65">Altres: </text:p>
      <text:list xml:id="list110460100196496" text:continue-list="list110458934782893" text:style-name="L31">
        <text:list-item>
          <text:p text:style-name="P333"><text:span text:style-name="T93">Nova versió 0.9.29 de la llibreria de </text:span><text:span text:style-name="T8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43"><text:span text:style-name="T12">A</text:span><text:span text:style-name="T8">ssegurar que està definida la propietat </text:span><text:span text:style-name="T82">es.caib.distribucio.default.user.language</text:span><text:span text:style-name="T8"> al fitxer de propietats per evitar errors amb nous usuaris.</text:span></text:p>
        </text:list-item>
      </text:list>
      <text:p text:style-name="P158"/>
      <text:p text:style-name="P158"/>
      <text:list xml:id="list110459531301085" text:continue-list="list110458085030023" text:style-name="Outline">
        <text:list-item>
          <text:list>
            <text:list-header>
              <text:h text:style-name="P240" text:outline-level="2" text:is-list-header="true"><text:bookmark-start text:name="__RefHeading___Toc90703_2906097068"/><text:span text:style-name="T79">Versió 0.9.</text:span><text:span text:style-name="T65">30 </text:span><text:span text:style-name="T66">Metadades de digitalització i altres millores. Correccions errors PostgreSQL </text:span><text:bookmark-end text:name="__RefHeading___Toc90703_2906097068"/></text:h>
            </text:list-header>
          </text:list>
        </text:list-item>
      </text:list>
      <text:p text:style-name="P123">Data: <text:span text:style-name="T92">10</text:span>/0<text:span text:style-name="T107">7</text:span>/2020<text:span text:style-name="T99"> 15:00h</text:span></text:p>
      <text:p text:style-name="P123"/>
      <text:p text:style-name="P138">Resum: <text:span text:style-name="T10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3"/>
      <text:p text:style-name="P171">Canvis i millores:</text:p>
      <text:list xml:id="list110459486078154" text:continue-list="list270428314" text:style-name="L36">
        <text:list-item>
          <text:p text:style-name="P337"><text:a xlink:type="simple" xlink:href="https://github.com/GovernIB/distribucio/issues/230" text:style-name="Internet_20_link" text:visited-style-name="Visited_20_Internet_20_Link">#230</text:a> Adaptar el plugin d'Arxiu per poder guardar al sistema de fitxers</text:p>
        </text:list-item>
        <text:list-item>
          <text:p text:style-name="P3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37"><text:soft-page-break/><text:a xlink:type="simple" xlink:href="https://github.com/GovernIB/distribucio/issues/211" text:style-name="Internet_20_link" text:visited-style-name="Visited_20_Internet_20_Link">#211</text:a> Afegir manual d'usuari</text:p>
        </text:list-item>
        <text:list-item>
          <text:p text:style-name="P3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34"><text:a xlink:type="simple" xlink:href="https://github.com/GovernIB/distribucio/issues/223" text:style-name="Internet_20_link" text:visited-style-name="Visited_20_Internet_20_Link"><text:span text:style-name="T100">#223</text:span></text:a><text:span text:style-name="T100"> Acció detalls per defecte</text:span></text:p>
        </text:list-item>
        <text:list-item>
          <text:p text:style-name="P3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37"><text:a xlink:type="simple" xlink:href="https://github.com/GovernIB/distribucio/issues/182" text:style-name="Internet_20_link" text:visited-style-name="Visited_20_Internet_20_Link">#182</text:a> Afegir monitor per les mètriques</text:p>
        </text:list-item>
        <text:list-item>
          <text:p text:style-name="P337"><text:a xlink:type="simple" xlink:href="https://github.com/GovernIB/distribucio/issues/224" text:style-name="Internet_20_link" text:visited-style-name="Visited_20_Internet_20_Link">#224</text:a> Mostrar el codi DIR3 en l'arbre de bústies</text:p>
        </text:list-item>
      </text:list>
      <text:p text:style-name="P171">Errors:</text:p>
      <text:p text:style-name="P26"/>
      <text:list xml:id="list2180025586" text:style-name="L39">
        <text:list-item>
          <text:p text:style-name="P30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06"><text:a xlink:type="simple" xlink:href="https://github.com/GovernIB/distribucio/issues/229" text:style-name="Internet_20_link" text:visited-style-name="Visited_20_Internet_20_Link">#229</text:a> Investigar per què ha fallat un script de migració de dades</text:p>
        </text:list-item>
        <text:list-item>
          <text:p text:style-name="P306"><text:a xlink:type="simple" xlink:href="https://github.com/GovernIB/distribucio/issues/219" text:style-name="Internet_20_link" text:visited-style-name="Visited_20_Internet_20_Link">#219</text:a> Eliminar Wa<text:span text:style-name="T108">r</text:span>nings de Maven</text:p>
        </text:list-item>
        <text:list-item>
          <text:p text:style-name="P306"><text:a xlink:type="simple" xlink:href="https://github.com/GovernIB/distribucio/issues/227" text:style-name="Internet_20_link" text:visited-style-name="Visited_20_Internet_20_Link">#227</text:a><text:span text:style-name="T108"> </text:span>Revisar scripts de BBDD per a que la seqüència utilitzada sigui DIS_HIBERNATE_SEQ</text:p>
        </text:list-item>
        <text:list-item>
          <text:p text:style-name="P30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06"><text:a xlink:type="simple" xlink:href="https://github.com/GovernIB/distribucio/issues/226" text:style-name="Internet_20_link" text:visited-style-name="Visited_20_Internet_20_Link">#226</text:a><text:span text:style-name="T108"> </text:span>Errors diversos de Distribucio amb BBDD Postgres</text:p>
        </text:list-item>
      </text:list>
      <text:p text:style-name="P109"/>
      <text:p text:style-name="P50">Base de dades:<text:span text:style-name="T2"> </text:span></text:p>
      <text:list xml:id="list4195504178" text:style-name="L40">
        <text:list-item>
          <text:p text:style-name="P326">Script per afegir nou camp per guardar noves metadades de digitalització en format JSON i per modificar el tipus de tots dels VARCHAR2 que s'han creat amb tipus per defecte BYTE.</text:p>
        </text:list-item>
      </text:list>
      <text:list xml:id="list690340192" text:style-name="L41">
        <text:list-item>
          <text:list>
            <text:list-item>
              <text:p text:style-name="P319"><text:a xlink:type="simple" xlink:href="https://github.com/GovernIB/distribucio/blob/dis-0.9/scripts/bbdd/1.0/oracle/updates/distribucio_update_0.9.30.sql" text:style-name="Internet_20_link" text:visited-style-name="Visited_20_Internet_20_Link"><text:span text:style-name="T104">distribucio_update_0.9.30.sql</text:span></text:a><text:span text:style-name="T104"> (Oracle)</text:span></text:p>
            </text:list-item>
          </text:list>
        </text:list-item>
      </text:list>
      <text:p text:style-name="P177"/>
      <table:table table:name="Tabela1" table:style-name="Tabela1">
        <table:table-column table:style-name="Tabela1.A"/>
        <table:table-row table:style-name="Tabela1.1">
          <table:table-cell table:style-name="Tabela1.A1" office:value-type="string">
            <text:p text:style-name="P145">-- #155: Actualitzar interficie d'integració amb registre per tractar metadades de digitalització </text:p>
            <text:p text:style-name="P203"/>
            <text:p text:style-name="P197"><text:span text:style-name="T45">ALTER</text:span><text:span text:style-name="T16"> </text:span><text:span text:style-name="T45">TABLE</text:span><text:span text:style-name="T16"> DIS_REGISTRE_ANNEX</text:span></text:p>
            <text:p text:style-name="P197"><text:span text:style-name="T45">ADD</text:span><text:span text:style-name="T16"> (</text:span></text:p>
            <text:p text:style-name="P208"><text:s text:c="4"/>META_DADES VARCHAR2(4000)</text:p>
            <text:p text:style-name="P208">);</text:p>
            <text:p text:style-name="P203"/>
            <text:p text:style-name="P206">-- #228: Error en altes d'anotacions amb observacions de més de 50 caràcters</text:p>
            <text:p text:style-name="P203"/>
            <text:p text:style-name="P197"><text:span text:style-name="T45">ALTER</text:span><text:span text:style-name="T16"> </text:span><text:span text:style-name="T45">TABLE</text:span><text:span text:style-name="T16"> DIS_ALERTA MODIFY </text:span></text:p>
            <text:p text:style-name="P208">(</text:p>
            <text:p text:style-name="P197"><text:span text:style-name="T16"><text:s text:c="2"/>TEXT <text:s text:c="16"/><text:tab/>VARCHAR2(256 </text:span><text:span text:style-name="T45">CHAR</text:span><text:span text:style-name="T16">),</text:span></text:p>
            <text:p text:style-name="P197"><text:span text:style-name="T16"><text:s text:c="2"/>ERROR <text:s text:c="15"/><text:tab/>VARCHAR2(2048 </text:span><text:span text:style-name="T45">CHAR</text:span><text:span text:style-name="T16">),</text:span></text:p>
            <text:p text:style-name="P197"><text:span text:style-name="T16"><text:s text:c="2"/>CREATEDBY_CODI <text:s text:c="6"/><text:tab/>VARCHAR2(64 </text:span><text:span text:style-name="T45">CHAR</text:span><text:span text:style-name="T16">),</text:span></text:p>
            <text:p text:style-name="P197"><text:span text:style-name="T16"><text:s text:c="2"/>LASTMODIFIEDBY_CODI <text:s/><text:tab/>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USUARI MODIFY</text:span></text:p>
            <text:p text:style-name="P208">(</text:p>
            <text:p text:style-name="P197"><text:span text:style-name="T16"><text:s text:c="2"/>CODI <text:s text:c="9"/><text:tab/><text:tab/>VARCHAR2(64 </text:span><text:span text:style-name="T45">CHAR</text:span><text:span text:style-name="T16">),</text:span></text:p>
            <text:p text:style-name="P197"><text:span text:style-name="T16"><text:s text:c="2"/>NIF <text:s text:c="10"/><text:tab/><text:tab/>VARCHAR2(9 </text:span><text:span text:style-name="T45">CHAR</text:span><text:span text:style-name="T16">),</text:span></text:p>
            <text:p text:style-name="P197"><text:span text:style-name="T16"><text:s text:c="2"/>NOM <text:s text:c="10"/><text:tab/><text:tab/>VARCHAR2(200 </text:span><text:span text:style-name="T45">CHAR</text:span><text:span text:style-name="T16">),</text:span></text:p>
            <text:p text:style-name="P197"><text:span text:style-name="T16"><text:s text:c="2"/>EMAIL <text:s text:c="8"/><text:tab/><text:tab/>VARCHAR2(200 </text:span><text:span text:style-name="T45">CHAR</text:span><text:span text:style-name="T16">),</text:span></text:p>
            <text:p text:style-name="P197"><text:span text:style-name="T16"><text:s text:c="2"/>IDIOMA<text:tab/><text:tab/><text:tab/><text:tab/>VARCHAR2(2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ENTITAT MODIFY</text:span></text:p>
            <text:p text:style-name="P208">(</text:p>
            <text:p text:style-name="P197"><text:soft-page-break/><text:span text:style-name="T16"><text:s text:c="2"/>CODI <text:s text:c="16"/>VARCHAR2(64 </text:span><text:span text:style-name="T45">CHAR</text:span><text:span text:style-name="T16">),</text:span></text:p>
            <text:p text:style-name="P197"><text:span text:style-name="T16"><text:s text:c="2"/>NOM <text:s text:c="17"/>VARCHAR2(256 </text:span><text:span text:style-name="T45">CHAR</text:span><text:span text:style-name="T16">),</text:span></text:p>
            <text:p text:style-name="P197"><text:span text:style-name="T16"><text:s text:c="2"/>DESCRIPCIO <text:s text:c="10"/>VARCHAR2(1024 </text:span><text:span text:style-name="T45">CHAR</text:span><text:span text:style-name="T16">),</text:span></text:p>
            <text:p text:style-name="P197"><text:span text:style-name="T16"><text:s text:c="2"/>CIF <text:s text:c="17"/>VARCHAR2(9 </text:span><text:span text:style-name="T45">CHAR</text:span><text:span text:style-name="T16">),</text:span></text:p>
            <text:p text:style-name="P197"><text:span text:style-name="T16"><text:s text:c="2"/>CODI_DIR3 <text:s text:c="11"/>VARCHAR2(9 </text:span><text:span text:style-name="T45">CHAR</text:span><text:span text:style-name="T16">),</text:span></text:p>
            <text:p text:style-name="P197"><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CONTINGUT MODIFY</text:span></text:p>
            <text:p text:style-name="P208">(</text:p>
            <text:p text:style-name="P197"><text:span text:style-name="T16"><text:s text:c="2"/>NOM <text:s text:c="17"/>VARCHAR2(1024 </text:span><text:span text:style-name="T45">CHAR</text:span><text:span text:style-name="T16">),</text:span></text:p>
            <text:p text:style-name="P197"><text:span text:style-name="T16"><text:s text:c="2"/>TIPUS <text:s text:c="15"/>VARCHAR2(8 </text:span><text:span text:style-name="T45">CHAR</text:span><text:span text:style-name="T16">),</text:span></text:p>
            <text:p text:style-name="P197"><text:span text:style-name="T16"><text:s text:c="2"/>ARXIU_UUID <text:s text:c="10"/>VARCHAR2(36 </text:span><text:span text:style-name="T45">CHAR</text:span><text:span text:style-name="T16">),</text:span></text:p>
            <text:p text:style-name="P197"><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CONT_MOV MODIFY</text:span></text:p>
            <text:p text:style-name="P208">(</text:p>
            <text:p text:style-name="P197"><text:span text:style-name="T16"><text:s text:c="2"/>REMITENT_CODI <text:s text:c="7"/>VARCHAR2(64 </text:span><text:span text:style-name="T45">CHAR</text:span><text:span text:style-name="T16">),</text:span></text:p>
            <text:p text:style-name="P197"><text:span text:style-name="T16"><text:s text:c="2"/>COMENTARI <text:s text:c="11"/>VARCHAR2(256 </text:span><text:span text:style-name="T45">CHAR</text:span><text:span text:style-name="T16">),</text:span></text:p>
            <text:p text:style-name="P197"><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203"/>
            <text:p text:style-name="P197"><text:span text:style-name="T45">ALTER</text:span><text:span text:style-name="T16"> </text:span><text:span text:style-name="T45">TABLE</text:span><text:span text:style-name="T16"> DIS_CONT_MOV_EMAIL MODIFY </text:span></text:p>
            <text:p text:style-name="P208">(</text:p>
            <text:p text:style-name="P197"><text:span text:style-name="T16"><text:s text:c="2"/>DESTINATARI_CODI<text:tab/><text:tab/>VARCHAR2(64 </text:span><text:span text:style-name="T45">CHAR</text:span><text:span text:style-name="T16">),</text:span></text:p>
            <text:p text:style-name="P197"><text:span text:style-name="T16"><text:s text:c="2"/>DESTINATARI_EMAIL<text:tab/><text:tab/>VARCHAR2(256 </text:span><text:span text:style-name="T45">CHAR</text:span><text:span text:style-name="T16">),</text:span></text:p>
            <text:p text:style-name="P197"><text:span text:style-name="T16"><text:s text:c="2"/>UNITAT_ORGANITZATIVA <text:tab/>VARCHAR2(256 </text:span><text:span text:style-name="T45">CHAR</text:span><text:span text:style-name="T16">),</text:span></text:p>
            <text:p text:style-name="P197"><text:span text:style-name="T16"><text:s text:c="2"/>CREATEDBY_CODI <text:s text:c="6"/><text:tab/>VARCHAR2(64 </text:span><text:span text:style-name="T45">CHAR</text:span><text:span text:style-name="T16">),</text:span></text:p>
            <text:p text:style-name="P197"><text:span text:style-name="T16"><text:s text:c="2"/>LASTMODIFIEDBY_CODI <text:s/><text:tab/>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CONT_LOG MODIFY</text:span></text:p>
            <text:p text:style-name="P208">(</text:p>
            <text:p text:style-name="P197"><text:span text:style-name="T16"><text:s text:c="2"/>TIPUS <text:s text:c="15"/>VARCHAR2(30 </text:span><text:span text:style-name="T45">CHAR</text:span><text:span text:style-name="T16">),</text:span></text:p>
            <text:p text:style-name="P197"><text:span text:style-name="T16"><text:s text:c="2"/>OBJECTE_ID <text:s text:c="10"/>VARCHAR2(256 </text:span><text:span text:style-name="T45">CHAR</text:span><text:span text:style-name="T16">),</text:span></text:p>
            <text:p text:style-name="P197"><text:span text:style-name="T16"><text:s text:c="2"/>OBJECTE_LOG_TIPUS <text:s text:c="3"/>VARCHAR2(30 </text:span><text:span text:style-name="T45">CHAR</text:span><text:span text:style-name="T16">),</text:span></text:p>
            <text:p text:style-name="P197"><text:span text:style-name="T16"><text:s text:c="2"/>OBJECTE_TIPUS <text:s text:c="7"/>VARCHAR2(12 </text:span><text:span text:style-name="T45">CHAR</text:span><text:span text:style-name="T16">),</text:span></text:p>
            <text:p text:style-name="P197"><text:span text:style-name="T16"><text:s text:c="2"/>PARAM1 <text:s text:c="14"/>VARCHAR2(256 </text:span><text:span text:style-name="T45">CHAR</text:span><text:span text:style-name="T16">),</text:span></text:p>
            <text:p text:style-name="P197"><text:span text:style-name="T16"><text:s text:c="2"/>PARAM2 <text:s text:c="14"/>VARCHAR2(256 </text:span><text:span text:style-name="T45">CHAR</text:span><text:span text:style-name="T16">),</text:span></text:p>
            <text:p text:style-name="P197"><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ISTRE MODIFY</text:span></text:p>
            <text:p text:style-name="P208">(</text:p>
            <text:p text:style-name="P197"><text:span text:style-name="T16"><text:s text:c="2"/>TIPUS <text:s text:c="17"/>VARCHAR2(1 </text:span><text:span text:style-name="T45">CHAR</text:span><text:span text:style-name="T16">),</text:span></text:p>
            <text:p text:style-name="P197"><text:span text:style-name="T16"><text:s text:c="2"/>UNITAT_ADM <text:s text:c="12"/>VARCHAR2(21 </text:span><text:span text:style-name="T45">CHAR</text:span><text:span text:style-name="T16">),</text:span></text:p>
            <text:p text:style-name="P197"><text:span text:style-name="T16"><text:s text:c="2"/>UNITAT_ADM_DESC <text:s text:c="7"/>VARCHAR2(100 </text:span><text:span text:style-name="T45">CHAR</text:span><text:span text:style-name="T16">),</text:span></text:p>
            <text:p text:style-name="P197"><text:span text:style-name="T16"><text:s text:c="2"/>NUMERO <text:s text:c="16"/>VARCHAR2(255 </text:span><text:span text:style-name="T45">CHAR</text:span><text:span text:style-name="T16">),</text:span></text:p>
            <text:p text:style-name="P197"><text:span text:style-name="T16"><text:s text:c="2"/>IDENTIFICADOR <text:s text:c="9"/>VARCHAR2(100 </text:span><text:span text:style-name="T45">CHAR</text:span><text:span text:style-name="T16">),</text:span></text:p>
            <text:p text:style-name="P197"><text:span text:style-name="T16"><text:s text:c="2"/>ENTITAT_CODI <text:s text:c="10"/>VARCHAR2(255 </text:span><text:span text:style-name="T45">CHAR</text:span><text:span text:style-name="T16">),</text:span></text:p>
            <text:p text:style-name="P197"><text:span text:style-name="T16"><text:s text:c="2"/>ENTITAT_DESC <text:s text:c="10"/>VARCHAR2(255 </text:span><text:span text:style-name="T45">CHAR</text:span><text:span text:style-name="T16">),</text:span></text:p>
            <text:p text:style-name="P197"><text:span text:style-name="T16"><text:s text:c="2"/>OFICINA_CODI <text:s text:c="10"/>VARCHAR2(21 </text:span><text:span text:style-name="T45">CHAR</text:span><text:span text:style-name="T16">),</text:span></text:p>
            <text:p text:style-name="P197"><text:soft-page-break/><text:span text:style-name="T16"><text:s text:c="2"/>OFICINA_DESC <text:s text:c="10"/>VARCHAR2(300 </text:span><text:span text:style-name="T45">CHAR</text:span><text:span text:style-name="T16">),</text:span></text:p>
            <text:p text:style-name="P197"><text:span text:style-name="T16"><text:s text:c="2"/>LLIBRE_CODI <text:s text:c="11"/>VARCHAR2(4 </text:span><text:span text:style-name="T45">CHAR</text:span><text:span text:style-name="T16">),</text:span></text:p>
            <text:p text:style-name="P197"><text:span text:style-name="T16"><text:s text:c="2"/>LLIBRE_DESC <text:s text:c="11"/>VARCHAR2(255 </text:span><text:span text:style-name="T45">CHAR</text:span><text:span text:style-name="T16">),</text:span></text:p>
            <text:p text:style-name="P197"><text:span text:style-name="T16"><text:s text:c="2"/>EXTRACTE <text:s text:c="14"/>VARCHAR2(240 </text:span><text:span text:style-name="T45">CHAR</text:span><text:span text:style-name="T16">),</text:span></text:p>
            <text:p text:style-name="P197"><text:span text:style-name="T16"><text:s text:c="2"/>ASSUMPTE_TIPUS_CODI <text:s text:c="3"/>VARCHAR2(16 </text:span><text:span text:style-name="T45">CHAR</text:span><text:span text:style-name="T16">),</text:span></text:p>
            <text:p text:style-name="P197"><text:span text:style-name="T16"><text:s text:c="2"/>ASSUMPTE_TIPUS_DESC <text:s text:c="3"/>VARCHAR2(100 </text:span><text:span text:style-name="T45">CHAR</text:span><text:span text:style-name="T16">),</text:span></text:p>
            <text:p text:style-name="P197"><text:span text:style-name="T16"><text:s text:c="2"/>ASSUMPTE_CODI <text:s text:c="9"/>VARCHAR2(16 </text:span><text:span text:style-name="T45">CHAR</text:span><text:span text:style-name="T16">),</text:span></text:p>
            <text:p text:style-name="P197"><text:span text:style-name="T16"><text:s text:c="2"/>ASSUMPTE_DESC <text:s text:c="9"/>VARCHAR2(255 </text:span><text:span text:style-name="T45">CHAR</text:span><text:span text:style-name="T16">),</text:span></text:p>
            <text:p text:style-name="P197"><text:span text:style-name="T16"><text:s text:c="2"/>PROCEDIMENT_CODI <text:s text:c="6"/>VARCHAR2(64 </text:span><text:span text:style-name="T45">CHAR</text:span><text:span text:style-name="T16">),</text:span></text:p>
            <text:p text:style-name="P197"><text:span text:style-name="T16"><text:s text:c="2"/>REFERENCIA <text:s text:c="12"/>VARCHAR2(16 </text:span><text:span text:style-name="T45">CHAR</text:span><text:span text:style-name="T16">),</text:span></text:p>
            <text:p text:style-name="P197"><text:span text:style-name="T16"><text:s text:c="2"/>EXPEDIENT_NUM <text:s text:c="9"/>VARCHAR2(80 </text:span><text:span text:style-name="T45">CHAR</text:span><text:span text:style-name="T16">),</text:span></text:p>
            <text:p text:style-name="P197"><text:span text:style-name="T16"><text:s text:c="2"/>NUM_ORIG <text:tab/><text:tab/><text:tab/> <text:s text:c="4"/>VARCHAR2(80 </text:span><text:span text:style-name="T45">CHAR</text:span><text:span text:style-name="T16">),</text:span></text:p>
            <text:p text:style-name="P197"><text:span text:style-name="T16"><text:s text:c="2"/>IDIOMA_CODI <text:s text:c="11"/>VARCHAR2(19 </text:span><text:span text:style-name="T45">CHAR</text:span><text:span text:style-name="T16">),</text:span></text:p>
            <text:p text:style-name="P197"><text:span text:style-name="T16"><text:s text:c="2"/>IDIOMA_DESC <text:s text:c="11"/>VARCHAR2(100 </text:span><text:span text:style-name="T45">CHAR</text:span><text:span text:style-name="T16">),</text:span></text:p>
            <text:p text:style-name="P197"><text:span text:style-name="T16"><text:s text:c="2"/>TRANSPORT_TIPUS_CODI <text:s text:c="2"/>VARCHAR2(20 </text:span><text:span text:style-name="T45">CHAR</text:span><text:span text:style-name="T16">),</text:span></text:p>
            <text:p text:style-name="P197"><text:span text:style-name="T16"><text:s text:c="2"/>TRANSPORT_TIPUS_DESC <text:s text:c="2"/>VARCHAR2(100 </text:span><text:span text:style-name="T45">CHAR</text:span><text:span text:style-name="T16">),</text:span></text:p>
            <text:p text:style-name="P197"><text:span text:style-name="T16"><text:s text:c="2"/>TRANSPORT_NUM <text:s text:c="9"/>VARCHAR2(20 </text:span><text:span text:style-name="T45">CHAR</text:span><text:span text:style-name="T16">),</text:span></text:p>
            <text:p text:style-name="P197"><text:span text:style-name="T16"><text:s text:c="2"/>USUARI_CODI <text:s text:c="11"/>VARCHAR2(20 </text:span><text:span text:style-name="T45">CHAR</text:span><text:span text:style-name="T16">),</text:span></text:p>
            <text:p text:style-name="P197"><text:span text:style-name="T16"><text:s text:c="2"/>USUARI_NOM <text:s text:c="12"/>VARCHAR2(767 </text:span><text:span text:style-name="T45">CHAR</text:span><text:span text:style-name="T16">),</text:span></text:p>
            <text:p text:style-name="P197"><text:span text:style-name="T16"><text:s text:c="2"/>USUARI_CONTACTE <text:s text:c="7"/>VARCHAR2(255 </text:span><text:span text:style-name="T45">CHAR</text:span><text:span text:style-name="T16">),</text:span></text:p>
            <text:p text:style-name="P197"><text:span text:style-name="T16"><text:s text:c="2"/>APLICACIO_CODI <text:s text:c="8"/>VARCHAR2(255 </text:span><text:span text:style-name="T45">CHAR</text:span><text:span text:style-name="T16">),</text:span></text:p>
            <text:p text:style-name="P197"><text:span text:style-name="T16"><text:s text:c="2"/>APLICACIO_VERSIO <text:s text:c="6"/>VARCHAR2(255 </text:span><text:span text:style-name="T45">CHAR</text:span><text:span text:style-name="T16">),</text:span></text:p>
            <text:p text:style-name="P197"><text:span text:style-name="T16"><text:s text:c="2"/>DOCFIS_CODI <text:s text:c="11"/>VARCHAR2(19 </text:span><text:span text:style-name="T45">CHAR</text:span><text:span text:style-name="T16">),</text:span></text:p>
            <text:p text:style-name="P197"><text:span text:style-name="T16"><text:s text:c="2"/>DOCFIS_DESC <text:s text:c="11"/>VARCHAR2(100 </text:span><text:span text:style-name="T45">CHAR</text:span><text:span text:style-name="T16">),</text:span></text:p>
            <text:p text:style-name="P197"><text:span text:style-name="T16"><text:s text:c="2"/>OBSERVACIONS <text:s text:c="10"/>VARCHAR2(50 </text:span><text:span text:style-name="T45">CHAR</text:span><text:span text:style-name="T16">),</text:span></text:p>
            <text:p text:style-name="P197"><text:span text:style-name="T16"><text:s text:c="2"/>PROCES_ESTAT <text:s text:c="10"/>VARCHAR2(64 </text:span><text:span text:style-name="T45">CHAR</text:span><text:span text:style-name="T16">),</text:span></text:p>
            <text:p text:style-name="P197"><text:span text:style-name="T16"><text:s text:c="2"/>PROCES_ERROR <text:s text:c="10"/>VARCHAR2(1024 </text:span><text:span text:style-name="T45">CHAR</text:span><text:span text:style-name="T16">),</text:span></text:p>
            <text:p text:style-name="P197"><text:span text:style-name="T16"><text:s text:c="2"/>CREATEDBY_CODI <text:s text:c="8"/>VARCHAR2(256 </text:span><text:span text:style-name="T45">CHAR</text:span><text:span text:style-name="T16">),</text:span></text:p>
            <text:p text:style-name="P197"><text:span text:style-name="T16"><text:s text:c="2"/>LASTMODIFIEDBY_CODI <text:s text:c="3"/>VARCHAR2(256 </text:span><text:span text:style-name="T45">CHAR</text:span><text:span text:style-name="T16">),</text:span></text:p>
            <text:p text:style-name="P197"><text:span text:style-name="T16"><text:s text:c="2"/>PROCES_ESTAT_SISTRA <text:s text:c="3"/>VARCHAR2(16 </text:span><text:span text:style-name="T45">CHAR</text:span><text:span text:style-name="T16">),</text:span></text:p>
            <text:p text:style-name="P197"><text:span text:style-name="T16"><text:s text:c="2"/>SISTRA_ID_TRAM <text:tab/> <text:s text:c="4"/>VARCHAR2(20 </text:span><text:span text:style-name="T45">CHAR</text:span><text:span text:style-name="T16">),</text:span></text:p>
            <text:p text:style-name="P197"><text:span text:style-name="T16"><text:s text:c="2"/>SISTRA_ID_PROC <text:tab/> <text:s text:c="4"/>VARCHAR2(100 </text:span><text:span text:style-name="T45">CHAR</text:span><text:span text:style-name="T16">),</text:span></text:p>
            <text:p text:style-name="P197"><text:span text:style-name="T16"><text:s text:c="2"/>OFICINA_ORIG_CODI <text:s text:c="5"/>VARCHAR2(21 </text:span><text:span text:style-name="T45">CHAR</text:span><text:span text:style-name="T16">),</text:span></text:p>
            <text:p text:style-name="P197"><text:span text:style-name="T16"><text:s text:c="2"/>OFICINA_ORIG_DESC <text:s text:c="5"/>VARCHAR2(100 </text:span><text:span text:style-name="T45">CHAR</text:span><text:span text:style-name="T16">),</text:span></text:p>
            <text:p text:style-name="P197"><text:span text:style-name="T16"><text:s text:c="2"/>JUSTIFICANT_ARXIU_UUID VARCHAR2(256 </text:span><text:span text:style-name="T45">CHAR</text:span><text:span text:style-name="T16">),</text:span></text:p>
            <text:p text:style-name="P197"><text:span text:style-name="T16"><text:s text:c="2"/>EXPEDIENT_ARXIU_UUID <text:s text:c="2"/>VARCHAR2(100 </text:span><text:span text:style-name="T45">CHAR</text:span><text:span text:style-name="T16">),</text:span></text:p>
            <text:p text:style-name="P197"><text:span text:style-name="T16"><text:s text:c="2"/>BACK_OBSERVACIONS <text:tab/>VARCHAR2(4000 </text:span><text:span text:style-name="T45">CHAR</text:span><text:span text:style-name="T16">),</text:span></text:p>
            <text:p text:style-name="P197"><text:span text:style-name="T16"><text:s text:c="2"/>BACK_CODI <text:tab/><text:tab/><text:tab/>VARCHAR2(2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ISTRE_ANNEX MODIFY</text:span></text:p>
            <text:p text:style-name="P208">(</text:p>
            <text:p text:style-name="P197"><text:span text:style-name="T16"><text:s text:c="2"/>TITOL <text:s text:c="15"/>VARCHAR2(200 </text:span><text:span text:style-name="T45">CHAR</text:span><text:span text:style-name="T16">),</text:span></text:p>
            <text:p text:style-name="P197"><text:span text:style-name="T16"><text:s text:c="2"/>FITXER_NOM <text:s text:c="10"/>VARCHAR2(256 </text:span><text:span text:style-name="T45">CHAR</text:span><text:span text:style-name="T16">),</text:span></text:p>
            <text:p text:style-name="P197"><text:span text:style-name="T16"><text:s text:c="2"/>FITXER_MIME <text:s text:c="9"/>VARCHAR2(100 </text:span><text:span text:style-name="T45">CHAR</text:span><text:span text:style-name="T16">),</text:span></text:p>
            <text:p text:style-name="P197"><text:span text:style-name="T16"><text:s text:c="2"/>FITXER_ARXIU_UUID <text:s text:c="3"/>VARCHAR2(256 </text:span><text:span text:style-name="T45">CHAR</text:span><text:span text:style-name="T16">),</text:span></text:p>
            <text:p text:style-name="P197"><text:span text:style-name="T16"><text:s text:c="2"/>LOCALITZACIO <text:s text:c="8"/>VARCHAR2(80 </text:span><text:span text:style-name="T45">CHAR</text:span><text:span text:style-name="T16">),</text:span></text:p>
            <text:p text:style-name="P197"><text:span text:style-name="T16"><text:s text:c="2"/>ORIGEN_CIUADM <text:s text:c="7"/>VARCHAR2(1 </text:span><text:span text:style-name="T45">CHAR</text:span><text:span text:style-name="T16">),</text:span></text:p>
            <text:p text:style-name="P197"><text:span text:style-name="T16"><text:s text:c="2"/>NTI_TIPUS_DOC <text:s text:c="7"/>VARCHAR2(4 </text:span><text:span text:style-name="T45">CHAR</text:span><text:span text:style-name="T16">),</text:span></text:p>
            <text:p text:style-name="P197"><text:span text:style-name="T16"><text:s text:c="2"/>SICRES_TIPUS_DOC <text:s text:c="4"/>VARCHAR2(2 </text:span><text:span text:style-name="T45">CHAR</text:span><text:span text:style-name="T16">),</text:span></text:p>
            <text:p text:style-name="P197"><text:span text:style-name="T16"><text:s text:c="2"/>NTI_ELABORACIO_ESTAT VARCHAR2(4 </text:span><text:span text:style-name="T45">CHAR</text:span><text:span text:style-name="T16">),</text:span></text:p>
            <text:p text:style-name="P197"><text:span text:style-name="T16"><text:s text:c="2"/>OBSERVACIONS <text:s text:c="8"/>VARCHAR2(50 </text:span><text:span text:style-name="T45">CHAR</text:span><text:span text:style-name="T16">),</text:span></text:p>
            <text:p text:style-name="P197"><text:span text:style-name="T16"><text:s text:c="2"/>FIRMA_FITXER_NOM <text:s text:c="4"/>VARCHAR2(80 </text:span><text:span text:style-name="T45">CHAR</text:span><text:span text:style-name="T16">),</text:span></text:p>
            <text:p text:style-name="P197"><text:span text:style-name="T16"><text:s text:c="2"/>FIRMA_FITXER_MIME <text:s text:c="3"/>VARCHAR2(30 </text:span><text:span text:style-name="T45">CHAR</text:span><text:span text:style-name="T16">),</text:span></text:p>
            <text:p text:style-name="P197"><text:span text:style-name="T16"><text:s text:c="2"/>FIRMA_FITXER_ARXIU_UUID <text:s/>VARCHAR2(100 </text:span><text:span text:style-name="T45">CHAR</text:span><text:span text:style-name="T16">),</text:span></text:p>
            <text:p text:style-name="P197"><text:span text:style-name="T16"><text:s text:c="2"/>FIRMA_CSV <text:s text:c="11"/>VARCHAR2(256 </text:span><text:span text:style-name="T45">CHAR</text:span><text:span text:style-name="T16">),</text:span></text:p>
            <text:p text:style-name="P197"><text:span text:style-name="T16"><text:s text:c="2"/></text:span><text:span text:style-name="T45">TIMESTAMP</text:span><text:span text:style-name="T16"> <text:s text:c="11"/>VARCHAR2(100 </text:span><text:span text:style-name="T45">CHAR</text:span><text:span text:style-name="T16">),</text:span></text:p>
            <text:p text:style-name="P197"><text:span text:style-name="T16"><text:s text:c="2"/>VALIDACIO_OCSP <text:s text:c="6"/>VARCHAR2(100 </text:span><text:span text:style-name="T45">CHAR</text:span><text:span text:style-name="T16">),</text:span></text:p>
            <text:p text:style-name="P197"><text:soft-page-break/><text:span text:style-name="T16"><text:s text:c="2"/>CREATEDBY_CODI <text:s text:c="6"/>VARCHAR2(256 </text:span><text:span text:style-name="T45">CHAR</text:span><text:span text:style-name="T16">),</text:span></text:p>
            <text:p text:style-name="P197"><text:span text:style-name="T16"><text:s text:c="2"/>LASTMODIFIEDBY_CODI <text:s/>VARCHAR2(256 </text:span><text:span text:style-name="T45">CHAR</text:span><text:span text:style-name="T16">),</text:span></text:p>
            <text:p text:style-name="P197"><text:span text:style-name="T16"><text:s text:c="2"/>GESDOC_DOC_ID <text:tab/> <text:s text:c="2"/>VARCHAR2(50 </text:span><text:span text:style-name="T45">CHAR</text:span><text:span text:style-name="T16">),</text:span></text:p>
            <text:p text:style-name="P197"><text:span text:style-name="T16"><text:s text:c="2"/>META_DADES <text:tab/><text:tab/> <text:s text:c="2"/>VARCHAR2(400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ISTRE_ANNEX_FIRMA MODIFY</text:span></text:p>
            <text:p text:style-name="P208">(</text:p>
            <text:p text:style-name="P197"><text:span text:style-name="T16"><text:s text:c="2"/>TIPUS<text:tab/><text:tab/> <text:s text:c="10"/>VARCHAR2(30 </text:span><text:span text:style-name="T45">CHAR</text:span><text:span text:style-name="T16">),</text:span></text:p>
            <text:p text:style-name="P197"><text:span text:style-name="T16"><text:s text:c="2"/>PERFIL <text:s text:c="3"/><text:tab/> <text:s text:c="6"/>VARCHAR2(30 </text:span><text:span text:style-name="T45">CHAR</text:span><text:span text:style-name="T16">),</text:span></text:p>
            <text:p text:style-name="P197"><text:span text:style-name="T16"><text:s text:c="2"/>FITXER_NOM <text:s text:c="10"/>VARCHAR2(256 </text:span><text:span text:style-name="T45">CHAR</text:span><text:span text:style-name="T16">),</text:span></text:p>
            <text:p text:style-name="P197"><text:span text:style-name="T16"><text:s text:c="2"/>TIPUS_MIME <text:s text:c="10"/>VARCHAR2(30 </text:span><text:span text:style-name="T45">CHAR</text:span><text:span text:style-name="T16">),</text:span></text:p>
            <text:p text:style-name="P197"><text:span text:style-name="T16"><text:s text:c="2"/>CSV_REGULACIO<text:tab/><text:tab/> <text:s text:c="2"/>VARCHAR2(640 </text:span><text:span text:style-name="T45">CHAR</text:span><text:span text:style-name="T16">),</text:span></text:p>
            <text:p text:style-name="P197"><text:span text:style-name="T16"><text:s text:c="2"/>CREATEDBY_CODI <text:s text:c="6"/>VARCHAR2(256 </text:span><text:span text:style-name="T45">CHAR</text:span><text:span text:style-name="T16">),</text:span></text:p>
            <text:p text:style-name="P197"><text:span text:style-name="T16"><text:s text:c="2"/>LASTMODIFIEDBY_CODI <text:s/>VARCHAR2(256 </text:span><text:span text:style-name="T45">CHAR</text:span><text:span text:style-name="T16">),</text:span></text:p>
            <text:p text:style-name="P197"><text:span text:style-name="T16"><text:s text:c="2"/>GESDOC_FIR_ID <text:tab/> <text:s text:c="2"/>VARCHAR2(5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ISTRE_FIRMA_DETALL MODIFY</text:span></text:p>
            <text:p text:style-name="P208">(</text:p>
            <text:p text:style-name="P197"><text:span text:style-name="T16"><text:s text:c="4"/>RESPONSABLE_NIF VARCHAR2(30 </text:span><text:span text:style-name="T45">CHAR</text:span><text:span text:style-name="T16">),</text:span></text:p>
            <text:p text:style-name="P197"><text:span text:style-name="T16"><text:s text:c="4"/>RESPONSABLE_NOM VARCHAR2(256 </text:span><text:span text:style-name="T45">CHAR</text:span><text:span text:style-name="T16">),</text:span></text:p>
            <text:p text:style-name="P197"><text:span text:style-name="T16"><text:s text:c="4"/>EMISSOR_CERTIFICAT VARCHAR2(2000 </text:span><text:span text:style-name="T45">CHAR</text:span><text:span text:style-name="T16">),</text:span></text:p>
            <text:p text:style-name="P197"><text:span text:style-name="T16"><text:s text:c="4"/>CREATEDBY_CODI <text:s text:c="6"/><text:tab/>VARCHAR2(64 </text:span><text:span text:style-name="T45">CHAR</text:span><text:span text:style-name="T16">),</text:span></text:p>
            <text:p text:style-name="P197"><text:span text:style-name="T16"><text:s text:c="4"/>LASTMODIFIEDBY_CODI <text:s/><text:tab/>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ISTRE_INTER MODIFY</text:span></text:p>
            <text:p text:style-name="P208">(</text:p>
            <text:p text:style-name="P197"><text:span text:style-name="T16"><text:s text:c="2"/>ADRESA <text:s text:c="14"/>VARCHAR2(640 </text:span><text:span text:style-name="T45">CHAR</text:span><text:span text:style-name="T16">),</text:span></text:p>
            <text:p text:style-name="P197"><text:span text:style-name="T16"><text:s text:c="2"/>CANAL_PREF <text:s text:c="10"/>VARCHAR2(8 </text:span><text:span text:style-name="T45">CHAR</text:span><text:span text:style-name="T16">),</text:span></text:p>
            <text:p text:style-name="P197"><text:span text:style-name="T16"><text:s text:c="2"/>CODI_POSTAL <text:s text:c="9"/>VARCHAR2(20 </text:span><text:span text:style-name="T45">CHAR</text:span><text:span text:style-name="T16">),</text:span></text:p>
            <text:p text:style-name="P197"><text:span text:style-name="T16"><text:s text:c="2"/>DOC_NUM <text:s text:c="13"/>VARCHAR2(68 </text:span><text:span text:style-name="T45">CHAR</text:span><text:span text:style-name="T16">),</text:span></text:p>
            <text:p text:style-name="P197"><text:span text:style-name="T16"><text:s text:c="2"/>DOC_TIPUS <text:s text:c="11"/>VARCHAR2(4 </text:span><text:span text:style-name="T45">CHAR</text:span><text:span text:style-name="T16">),</text:span></text:p>
            <text:p text:style-name="P197"><text:span text:style-name="T16"><text:s text:c="2"/>EMAIL <text:s text:c="15"/>VARCHAR2(640 </text:span><text:span text:style-name="T45">CHAR</text:span><text:span text:style-name="T16">),</text:span></text:p>
            <text:p text:style-name="P197"><text:span text:style-name="T16"><text:s text:c="2"/>EMAIL_HAB <text:s text:c="11"/>VARCHAR2(640 </text:span><text:span text:style-name="T45">CHAR</text:span><text:span text:style-name="T16">),</text:span></text:p>
            <text:p text:style-name="P197"><text:span text:style-name="T16"><text:s text:c="2"/>LLINATGE1 <text:s text:c="11"/>VARCHAR2(255 </text:span><text:span text:style-name="T45">CHAR</text:span><text:span text:style-name="T16">),</text:span></text:p>
            <text:p text:style-name="P197"><text:span text:style-name="T16"><text:s text:c="2"/>LLINATGE2 <text:s text:c="11"/>VARCHAR2(255 </text:span><text:span text:style-name="T45">CHAR</text:span><text:span text:style-name="T16">),</text:span></text:p>
            <text:p text:style-name="P197"><text:span text:style-name="T16"><text:s text:c="2"/>NOM <text:s text:c="17"/>VARCHAR2(255 </text:span><text:span text:style-name="T45">CHAR</text:span><text:span text:style-name="T16">),</text:span></text:p>
            <text:p text:style-name="P197"><text:span text:style-name="T16"><text:s text:c="2"/>OBSERVACIONS <text:s text:c="8"/>VARCHAR2(640 </text:span><text:span text:style-name="T45">CHAR</text:span><text:span text:style-name="T16">),</text:span></text:p>
            <text:p text:style-name="P197"><text:span text:style-name="T16"><text:s text:c="2"/>PAIS <text:s text:c="16"/>VARCHAR2(100 </text:span><text:span text:style-name="T45">CHAR</text:span><text:span text:style-name="T16">),</text:span></text:p>
            <text:p text:style-name="P197"><text:span text:style-name="T16"><text:s text:c="2"/>PAIS_CODI <text:s text:c="11"/>VARCHAR2(4 </text:span><text:span text:style-name="T45">CHAR</text:span><text:span text:style-name="T16">),</text:span></text:p>
            <text:p text:style-name="P197"><text:span text:style-name="T16"><text:s text:c="2"/>PROVINCIA <text:s text:c="11"/>VARCHAR2(100 </text:span><text:span text:style-name="T45">CHAR</text:span><text:span text:style-name="T16">),</text:span></text:p>
            <text:p text:style-name="P197"><text:span text:style-name="T16"><text:s text:c="2"/>PROVINCIA_CODI <text:s text:c="6"/>VARCHAR2(4 </text:span><text:span text:style-name="T45">CHAR</text:span><text:span text:style-name="T16">),</text:span></text:p>
            <text:p text:style-name="P197"><text:span text:style-name="T16"><text:s text:c="2"/>MUNICIPI <text:s text:c="12"/>VARCHAR2(100 </text:span><text:span text:style-name="T45">CHAR</text:span><text:span text:style-name="T16">),</text:span></text:p>
            <text:p text:style-name="P197"><text:span text:style-name="T16"><text:s text:c="2"/>MUNICIPI_CODI <text:s text:c="7"/>VARCHAR2(4 </text:span><text:span text:style-name="T45">CHAR</text:span><text:span text:style-name="T16">),</text:span></text:p>
            <text:p text:style-name="P197"><text:span text:style-name="T16"><text:s text:c="2"/>RAO_SOCIAL <text:s text:c="10"/>VARCHAR2(2000 </text:span><text:span text:style-name="T45">CHAR</text:span><text:span text:style-name="T16">),</text:span></text:p>
            <text:p text:style-name="P197"><text:span text:style-name="T16"><text:s text:c="2"/>TELEFON <text:s text:c="13"/>VARCHAR2(80 </text:span><text:span text:style-name="T45">CHAR</text:span><text:span text:style-name="T16">),</text:span></text:p>
            <text:p text:style-name="P197"><text:span text:style-name="T16"><text:s text:c="2"/>TIPUS <text:s text:c="15"/>VARCHAR2(19 </text:span><text:span text:style-name="T45">CHAR</text:span><text:span text:style-name="T16">),</text:span></text:p>
            <text:p text:style-name="P197"><text:span text:style-name="T16"><text:s text:c="2"/>CREATEDBY_CODI <text:s text:c="6"/>VARCHAR2(256 </text:span><text:span text:style-name="T45">CHAR</text:span><text:span text:style-name="T16">),</text:span></text:p>
            <text:p text:style-name="P197"><text:span text:style-name="T16"><text:s text:c="2"/>LASTMODIFIEDBY_CODI <text:s/>VARCHAR2(256 </text:span><text:span text:style-name="T45">CHAR</text:span><text:span text:style-name="T16">),</text:span></text:p>
            <text:p text:style-name="P197"><text:span text:style-name="T16"><text:s text:c="2"/>CODI_DIRE <text:tab/><text:tab/><text:tab/>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REGLA MODIFY</text:span></text:p>
            <text:p text:style-name="P208">(</text:p>
            <text:p text:style-name="P197"><text:span text:style-name="T16"><text:s text:c="2"/>ASSUMPTE_CODI <text:s text:c="7"/>VARCHAR2(16 </text:span><text:span text:style-name="T45">CHAR</text:span><text:span text:style-name="T16">),</text:span></text:p>
            <text:p text:style-name="P197"><text:span text:style-name="T16"><text:s text:c="2"/>DESCRIPCIO <text:s text:c="10"/>VARCHAR2(1024 </text:span><text:span text:style-name="T45">CHAR</text:span><text:span text:style-name="T16">),</text:span></text:p>
            <text:p text:style-name="P197"><text:soft-page-break/><text:span text:style-name="T16"><text:s text:c="2"/>NOM <text:s text:c="17"/>VARCHAR2(256 </text:span><text:span text:style-name="T45">CHAR</text:span><text:span text:style-name="T16">),</text:span></text:p>
            <text:p text:style-name="P197"><text:span text:style-name="T16"><text:s text:c="2"/>TIPUS <text:s text:c="15"/>VARCHAR2(32 </text:span><text:span text:style-name="T45">CHAR</text:span><text:span text:style-name="T16">),</text:span></text:p>
            <text:p text:style-name="P197"><text:span text:style-name="T16"><text:s text:c="2"/>UNITAT_CODI <text:s text:c="9"/>VARCHAR2(9 </text:span><text:span text:style-name="T45">CHAR</text:span><text:span text:style-name="T16">),</text:span></text:p>
            <text:p text:style-name="P197"><text:span text:style-name="T16"><text:s text:c="2"/>CREATEDBY_CODI <text:s text:c="6"/>VARCHAR2(256 </text:span><text:span text:style-name="T45">CHAR</text:span><text:span text:style-name="T16">),</text:span></text:p>
            <text:p text:style-name="P197"><text:span text:style-name="T16"><text:s text:c="2"/>LASTMODIFIEDBY_CODI <text:s/>VARCHAR2(256 </text:span><text:span text:style-name="T45">CHAR</text:span><text:span text:style-name="T16">),</text:span></text:p>
            <text:p text:style-name="P197"><text:span text:style-name="T16"><text:s text:c="2"/>CONTRASENYA <text:s text:c="9"/>VARCHAR2(64 </text:span><text:span text:style-name="T45">CHAR</text:span><text:span text:style-name="T16">),</text:span></text:p>
            <text:p text:style-name="P197"><text:span text:style-name="T16"><text:s text:c="2"/>TIPUS_BACKOFFICE <text:s text:c="4"/>VARCHAR2(255 </text:span><text:span text:style-name="T45">CHAR</text:span><text:span text:style-name="T16">),</text:span></text:p>
            <text:p text:style-name="P197"><text:span text:style-name="T16"><text:s text:c="2"/>URL <text:s text:c="17"/>VARCHAR2(256 </text:span><text:span text:style-name="T45">CHAR</text:span><text:span text:style-name="T16">),</text:span></text:p>
            <text:p text:style-name="P197"><text:span text:style-name="T16"><text:s text:c="2"/>USUARI <text:s text:c="14"/>VARCHAR2(64 </text:span><text:span text:style-name="T45">CHAR</text:span><text:span text:style-name="T16">),</text:span></text:p>
            <text:p text:style-name="P197"><text:span text:style-name="T16"><text:s text:c="2"/>PROCEDIMENT_CODI <text:s text:c="4"/>VARCHAR2(64 </text:span><text:span text:style-name="T45">CHAR</text:span><text:span text:style-name="T16">),</text:span></text:p>
            <text:p text:style-name="P197"><text:span text:style-name="T16"><text:s text:c="2"/>BACKOFFICE_CODI <text:s text:c="4"/>VARCHAR2(2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ACL_CLASS MODIFY</text:span></text:p>
            <text:p text:style-name="P208">(</text:p>
            <text:p text:style-name="P197"><text:span text:style-name="T16"><text:s text:c="2"/>CLASS <text:s/>VARCHAR2(10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ACL_SID MODIFY</text:span></text:p>
            <text:p text:style-name="P208">(</text:p>
            <text:p text:style-name="P197"><text:span text:style-name="T16"><text:s text:c="2"/>SID <text:s text:c="7"/>VARCHAR2(100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CONT_COMMENT MODIFY</text:span></text:p>
            <text:p text:style-name="P208">(</text:p>
            <text:p text:style-name="P197"><text:span text:style-name="T16"><text:s text:c="2"/>TEXT<text:tab/><text:tab/><text:tab/><text:tab/> <text:s text:c="2"/>VARCHAR2 (1024 </text:span><text:span text:style-name="T45">CHAR</text:span><text:span text:style-name="T16">),</text:span></text:p>
            <text:p text:style-name="P197"><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UNITAT_ORGANITZATIVA MODIFY </text:span></text:p>
            <text:p text:style-name="P208">(</text:p>
            <text:p text:style-name="P197"><text:span text:style-name="T16"><text:s text:c="2"/>CODI <text:tab/><text:tab/><text:tab/><text:tab/><text:tab/><text:tab/>VARCHAR2(9 </text:span><text:span text:style-name="T45">CHAR</text:span><text:span text:style-name="T16">),</text:span></text:p>
            <text:p text:style-name="P197"><text:span text:style-name="T16"><text:s text:c="2"/>DENOMINACIO <text:tab/><text:tab/><text:tab/><text:tab/>VARCHAR2(300 </text:span><text:span text:style-name="T45">CHAR</text:span><text:span text:style-name="T16">),</text:span></text:p>
            <text:p text:style-name="P197"><text:span text:style-name="T16"><text:s text:c="2"/>NIF_CIF <text:tab/><text:tab/><text:tab/><text:tab/><text:tab/>VARCHAR2(9 </text:span><text:span text:style-name="T45">CHAR</text:span><text:span text:style-name="T16">),</text:span></text:p>
            <text:p text:style-name="P197"><text:span text:style-name="T16"><text:s text:c="2"/>CODI_UNITAT_SUPERIOR <text:tab/><text:tab/>VARCHAR2(9 </text:span><text:span text:style-name="T45">CHAR</text:span><text:span text:style-name="T16">),</text:span></text:p>
            <text:p text:style-name="P197"><text:span text:style-name="T16"><text:s text:c="2"/>CODI_UNITAT_ARREL <text:tab/><text:tab/>VARCHAR2(9 </text:span><text:span text:style-name="T45">CHAR</text:span><text:span text:style-name="T16">),</text:span></text:p>
            <text:p text:style-name="P197"><text:span text:style-name="T16"><text:s text:c="2"/>ESTAT <text:tab/><text:tab/><text:tab/><text:tab/><text:tab/>VARCHAR2(1 </text:span><text:span text:style-name="T45">CHAR</text:span><text:span text:style-name="T16">),</text:span></text:p>
            <text:p text:style-name="P197"><text:span text:style-name="T16"><text:s text:c="2"/>CODI_PAIS <text:tab/><text:tab/><text:tab/><text:tab/>VARCHAR2(3 </text:span><text:span text:style-name="T45">CHAR</text:span><text:span text:style-name="T16">),</text:span></text:p>
            <text:p text:style-name="P197"><text:span text:style-name="T16"><text:s text:c="2"/>CODI_COMUNITAT <text:tab/><text:tab/><text:tab/>VARCHAR2(2 </text:span><text:span text:style-name="T45">CHAR</text:span><text:span text:style-name="T16">),</text:span></text:p>
            <text:p text:style-name="P197"><text:span text:style-name="T16"><text:s text:c="2"/>CODI_PROVINCIA <text:tab/><text:tab/><text:tab/>VARCHAR2(2 </text:span><text:span text:style-name="T45">CHAR</text:span><text:span text:style-name="T16">),</text:span></text:p>
            <text:p text:style-name="P197"><text:span text:style-name="T16"><text:s text:c="2"/>CODI_POSTAL <text:tab/><text:tab/><text:tab/><text:tab/>VARCHAR2(5 </text:span><text:span text:style-name="T45">CHAR</text:span><text:span text:style-name="T16">),</text:span></text:p>
            <text:p text:style-name="P197"><text:span text:style-name="T16"><text:s text:c="2"/>NOM_LOCALITAT <text:tab/><text:tab/><text:tab/>VARCHAR2(50 </text:span><text:span text:style-name="T45">CHAR</text:span><text:span text:style-name="T16">),</text:span></text:p>
            <text:p text:style-name="P197"><text:span text:style-name="T16"><text:s text:c="2"/>LOCALITAT <text:tab/><text:tab/><text:tab/><text:tab/>VARCHAR2(40 </text:span><text:span text:style-name="T45">CHAR</text:span><text:span text:style-name="T16">),</text:span></text:p>
            <text:p text:style-name="P197"><text:span text:style-name="T16"><text:s text:c="2"/>ADRESSA <text:tab/><text:tab/><text:tab/><text:tab/><text:tab/>VARCHAR2(70 </text:span><text:span text:style-name="T45">CHAR</text:span><text:span text:style-name="T16">),</text:span></text:p>
            <text:p text:style-name="P197"><text:span text:style-name="T16"><text:s text:c="2"/>NOM_VIA <text:tab/><text:tab/><text:tab/><text:tab/><text:tab/>VARCHAR2(200 </text:span><text:span text:style-name="T45">CHAR</text:span><text:span text:style-name="T16">),</text:span></text:p>
            <text:p text:style-name="P197"><text:span text:style-name="T16"><text:s text:c="2"/>NUM_VIA <text:tab/><text:tab/><text:tab/><text:tab/><text:tab/>VARCHAR2(100 </text:span><text:span text:style-name="T45">CHAR</text:span><text:span text:style-name="T16">),</text:span></text:p>
            <text:p text:style-name="P197"><text:span text:style-name="T16"><text:s text:c="2"/>TIPUS_TRANSICIO <text:tab/><text:tab/> <text:s text:c="3"/>VARCHAR2(12 </text:span><text:span text:style-name="T45">CHAR</text:span><text:span text:style-name="T16">),</text:span></text:p>
            <text:p text:style-name="P197"><text:span text:style-name="T16"><text:s text:c="2"/>CREATEDBY_CODI <text:s text:c="6"/><text:tab/><text:tab/>VARCHAR2(256 </text:span><text:span text:style-name="T45">CHAR</text:span><text:span text:style-name="T16">),</text:span></text:p>
            <text:p text:style-name="P197"><text:span text:style-name="T16"><text:s text:c="2"/>LASTMODIFIEDBY_CODI <text:s/><text:tab/><text:tab/>VARCHAR2(256 </text:span><text:span text:style-name="T45">CHAR</text:span><text:span text:style-name="T16">),</text:span></text:p>
            <text:p text:style-name="P197"><text:span text:style-name="T16"><text:s text:c="2"/>CODI_DIR3_ENTITAT<text:tab/><text:tab/> <text:tab/>VARCHAR2(9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AVIS MODIFY</text:span></text:p>
            <text:p text:style-name="P208">(</text:p>
            <text:p text:style-name="P197"><text:span text:style-name="T16"><text:s text:c="2"/>ASSUMPTE <text:s text:c="12"/>VARCHAR2(256 </text:span><text:span text:style-name="T45">CHAR</text:span><text:span text:style-name="T16">),</text:span></text:p>
            <text:p text:style-name="P197"><text:span text:style-name="T16"><text:s text:c="2"/>MISSATGE <text:s text:c="12"/>VARCHAR2(2048 </text:span><text:span text:style-name="T45">CHAR</text:span><text:span text:style-name="T16">),</text:span></text:p>
            <text:p text:style-name="P197"><text:span text:style-name="T16"><text:s text:c="2"/>AVIS_NIVELL <text:s text:c="8"/>VARCHAR2(10 </text:span><text:span text:style-name="T45">CHAR</text:span><text:span text:style-name="T16">),</text:span></text:p>
            <text:p text:style-name="P197"><text:soft-page-break/><text:span text:style-name="T16"><text:s text:c="2"/>CREATEDBY_CODI <text:s text:c="6"/>VARCHAR2(64 </text:span><text:span text:style-name="T45">CHAR</text:span><text:span text:style-name="T16">),</text:span></text:p>
            <text:p text:style-name="P197"><text:span text:style-name="T16"><text:s text:c="2"/>LASTMODIFIEDBY_CODI <text:s/>VARCHAR2(64 </text:span><text:span text:style-name="T45">CHAR</text:span><text:span text:style-name="T16">)</text:span></text:p>
            <text:p text:style-name="P208">);</text:p>
            <text:p text:style-name="P203"/>
            <text:p text:style-name="P197"><text:span text:style-name="T45">ALTER</text:span><text:span text:style-name="T16"> </text:span><text:span text:style-name="T45">TABLE</text:span><text:span text:style-name="T16"> DIS_CONT_LOG_PARAM MODIFY</text:span></text:p>
            <text:p text:style-name="P208">(</text:p>
            <text:p text:style-name="P197"><text:span text:style-name="T16"><text:s text:c="4"/>VALOR VARCHAR2(256 </text:span><text:span text:style-name="T45">CHAR</text:span><text:span text:style-name="T16">),</text:span></text:p>
            <text:p text:style-name="P197"><text:span text:style-name="T16"><text:s text:c="4"/>CREATEDBY_CODI VARCHAR2(64 </text:span><text:span text:style-name="T45">CHAR</text:span><text:span text:style-name="T16">),</text:span></text:p>
            <text:p text:style-name="P197"><text:span text:style-name="T16"><text:s text:c="4"/>LASTMODIFIEDBY_CODI VARCHAR2(64 </text:span><text:span text:style-name="T45">CHAR</text:span><text:span text:style-name="T16">)</text:span></text:p>
            <text:p text:style-name="P78">);</text:p>
            <text:p text:style-name="P213"/>
            <text:p text:style-name="P210"/>
          </table:table-cell>
        </table:table-row>
      </table:table>
      <text:p text:style-name="P50"/>
      <text:p text:style-name="P50"/>
      <text:p text:style-name="P26"><text:span text:style-name="T3">Propietats globals</text:span>: </text:p>
      <text:list xml:id="list1952242440" text:style-name="L42">
        <text:list-item>
          <text:p text:style-name="P344">En cas de voler utilitzar el plugin de filesystem d'Arxiu en comptes de l'Arxiu de la CAIB s'han de configurar les següents propietats.</text:p>
        </text:list-item>
      </text:list>
      <text:list xml:id="list3940803757" text:style-name="L43">
        <text:list-header>
          <text:p text:style-name="P274"/>
        </text:list-header>
      </text:list>
      <table:table table:name="Tabela2" table:style-name="Tabela2">
        <table:table-column table:style-name="Tabela2.A"/>
        <table:table-row table:style-name="Tabela2.1">
          <table:table-cell table:style-name="Tabela2.A1" office:value-type="string">
            <text:p text:style-name="P85"># ################### #</text:p>
            <text:p text:style-name="P201"># PROPERTIES AFEGIDES #</text:p>
            <text:p text:style-name="P201"># ################### #</text:p>
            <text:p text:style-name="P203"/>
            <text:p text:style-name="P197"><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208"/>
            <text:p text:style-name="P199"><text:span text:style-name="T31">#</text:span><text:span text:style-name="T32"> Configuració del plugin de Distribució d'Arxiu per guardar documents al filesystem</text:span><text:span text:style-name="T33"> utilitzant la implementació del plugin del filesystem</text:span></text:p>
            <text:p text:style-name="P199"><text:span text:style-name="T17">es.caib.distribucio.plugin.arxiu.class=</text:span><text:span text:style-name="T23">es.caib.plugins.arxiu.caib.</text:span><text:span text:style-name="T24">ArxiuPluginFilesystem</text:span></text:p>
            <text:p text:style-name="P198"><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54"><text:span text:style-name="T16">es.caib.distribucio.plugin.arxiu.filesystem.organ.codi.dir3=</text:span><text:span text:style-name="T20">A0</text:span><text:span text:style-name="T22">0000000</text:span></text:p>
          </table:table-cell>
        </table:table-row>
      </table:table>
      <text:list xml:id="list110459840587876" text:continue-numbering="true" text:style-name="L43">
        <text:list-header>
          <text:p text:style-name="P289"/>
        </text:list-header>
      </text:list>
      <text:p text:style-name="P159"/>
      <text:p text:style-name="P159"/>
      <text:list xml:id="list110459672437907" text:continue-list="list110459531301085" text:style-name="Outline">
        <text:list-item>
          <text:list>
            <text:list-header>
              <text:h text:style-name="P241" text:outline-level="2" text:is-list-header="true"><text:bookmark-start text:name="__RefHeading___Toc104146_3965979134"/><text:span text:style-name="T79">Versió 0.9.</text:span><text:span text:style-name="T65">31 </text:span><text:span text:style-name="T66">M</text:span><text:span text:style-name="T67">illora de regles</text:span><text:span text:style-name="T66"> i altres millores. </text:span><text:bookmark-end text:name="__RefHeading___Toc104146_3965979134"/></text:h>
            </text:list-header>
          </text:list>
        </text:list-item>
      </text:list>
      <text:p text:style-name="P125">Data: <text:span text:style-name="T92">25</text:span>/<text:span text:style-name="T109">11</text:span>/2020<text:span text:style-name="T99"> 15:00h</text:span></text:p>
      <text:p text:style-name="P125"/>
      <text:p text:style-name="P140">Resum: Millora de regles, actualitza<text:span text:style-name="T110">ció</text:span> ma<text:span text:style-name="T110">n</text:span>ual d'usuari, revisar anotacions al log<text:span text:style-name="T110">s</text:span>.<text:span text:style-name="T112"> Actualització de la referència al plugin Arxiu CAIB de la 2.0.5 a la 2.0.7.1.</text:span></text:p>
      <text:p text:style-name="P125"/>
      <text:p text:style-name="P173">Canvis i millores:</text:p>
      <text:list xml:id="list2218844856" text:style-name="L44">
        <text:list-item>
          <text:p text:style-name="P341"><text:a xlink:type="simple" xlink:href="https://github.com/GovernIB/distribucio/issues/159" text:style-name="Internet_20_link" text:visited-style-name="Visited_20_Internet_20_Link">#159</text:a>: Millora de regles. Regles enca<text:span text:style-name="T110">d</text:span>e<text:span text:style-name="T110">n</text:span>ades</text:p>
        </text:list-item>
        <text:list-item>
          <text:p text:style-name="P341"><text:a xlink:type="simple" xlink:href="https://github.com/GovernIB/distribucio/issues/236" text:style-name="Internet_20_link" text:visited-style-name="Visited_20_Internet_20_Link">#236</text:a>: Millora de regles. Nou tipus de regla "reenviar a UO"</text:p>
        </text:list-item>
        <text:list-item>
          <text:p text:style-name="P341"><text:a xlink:type="simple" xlink:href="https://github.com/GovernIB/distribucio/issues/237" text:style-name="Internet_20_link" text:visited-style-name="Visited_20_Internet_20_Link">#237</text:a>: Millora de regles. Modificar definició de la regla</text:p>
        </text:list-item>
        <text:list-item>
          <text:p text:style-name="P3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41"><text:a xlink:type="simple" xlink:href="https://github.com/GovernIB/distribucio/issues/235" text:style-name="Internet_20_link" text:visited-style-name="Visited_20_Internet_20_Link">#235</text:a>: Millora de regles. Manteniment de backoffices</text:p>
        </text:list-item>
        <text:list-item>
          <text:p text:style-name="P341"><text:a xlink:type="simple" xlink:href="https://github.com/GovernIB/distribucio/issues/193" text:style-name="Internet_20_link" text:visited-style-name="Visited_20_Internet_20_Link">#193</text:a>: Actualitzar manual d'usuari</text:p>
        </text:list-item>
        <text:list-item>
          <text:p text:style-name="P341"><text:a xlink:type="simple" xlink:href="https://github.com/GovernIB/distribucio/issues/231" text:style-name="Internet_20_link" text:visited-style-name="Visited_20_Internet_20_Link">#231</text:a>: Revisar anotacions al log</text:p>
        </text:list-item>
        <text:list-item>
          <text:p text:style-name="P341"><text:a xlink:type="simple" xlink:href="https://github.com/GovernIB/distribucio/issues/233" text:style-name="Internet_20_link" text:visited-style-name="Visited_20_Internet_20_Link">#233</text:a>: Informació de les metadades de signatura dels documents</text:p>
        </text:list-item>
      </text:list>
      <text:p text:style-name="P173">Errors:</text:p>
      <text:p text:style-name="P28"><text:soft-page-break/></text:p>
      <text:list xml:id="list1811531" text:style-name="L45">
        <text:list-item>
          <text:p text:style-name="P307"><text:a xlink:type="simple" xlink:href="https://github.com/GovernIB/distribucio/issues/250" text:style-name="Internet_20_link" text:visited-style-name="Visited_20_Internet_20_Link">#250</text:a>: Corregir la llargada del camp DIS_REGISTRE.UNITAT_ADM_DESC</text:p>
        </text:list-item>
      </text:list>
      <text:p text:style-name="P110"/>
      <text:p text:style-name="P51">Base de dades:<text:span text:style-name="T2"> </text:span></text:p>
      <text:list xml:id="list4168838144" text:style-name="L46">
        <text:list-item>
          <text:p text:style-name="P327">Script per afegir nous camps de regles i nova taula de backoffice per millorar funcionalitat de regles.<text:span text:style-name="T112"> </text:span><text:span text:style-name="T113">Atenció!:</text:span><text:span text:style-name="T114"> S'ha de posar un codi d'usuari que existeixi en la inserció de registres en la taula DIS_BACKOFFICE.</text:span></text:p>
        </text:list-item>
      </text:list>
      <text:list xml:id="list4056762990" text:style-name="L47">
        <text:list-item>
          <text:list>
            <text:list-item>
              <text:p text:style-name="P320"><text:a xlink:type="simple" xlink:href="https://github.com/GovernIB/distribucio/blob/dis-0.9/scripts/bbdd/1.0/oracle/updates/distribucio_update_0.9.31.sql" text:style-name="Internet_20_link" text:visited-style-name="Visited_20_Internet_20_Link"><text:span text:style-name="T104">distribucio_update_0.9.31.sql</text:span></text:a><text:span text:style-name="T104"> (Oracle)</text:span></text:p>
            </text:list-item>
          </text:list>
        </text:list-item>
      </text:list>
      <text:p text:style-name="P178"/>
      <table:table table:name="Table5" table:style-name="Table5">
        <table:table-column table:style-name="Table5.A"/>
        <table:table-row table:style-name="Table5.1">
          <table:table-cell table:style-name="Table5.A1" office:value-type="string">
            <text:p text:style-name="P79"/>
            <text:p text:style-name="P207">-- #235: Millora de regles. Manteniment de backoffices</text:p>
            <text:p text:style-name="P215">-- ! posar un codi d'usuari que existeixi </text:p>
            <text:p text:style-name="P204"/>
            <text:p text:style-name="P200"><text:span text:style-name="T45">CREATE</text:span><text:span text:style-name="T16"> </text:span><text:span text:style-name="T45">TABLE</text:span><text:span text:style-name="T16"> DIS_BACKOFFICE</text:span></text:p>
            <text:p text:style-name="P211">(</text:p>
            <text:p text:style-name="P200"><text:span text:style-name="T16"><text:s text:c="4"/>ID NUMBER(19) </text:span><text:span text:style-name="T45">NOT</text:span><text:span text:style-name="T16"> </text:span><text:span text:style-name="T76">NULL</text:span><text:span text:style-name="T16">,</text:span></text:p>
            <text:p text:style-name="P200"><text:span text:style-name="T16"><text:s text:c="4"/>TIPUS VARCHAR2(256 </text:span><text:span text:style-name="T45">CHAR</text:span><text:span text:style-name="T16">) </text:span><text:span text:style-name="T45">NOT</text:span><text:span text:style-name="T16"> </text:span><text:span text:style-name="T76">NULL</text:span><text:span text:style-name="T16">,</text:span></text:p>
            <text:p text:style-name="P200"><text:span text:style-name="T16"><text:s text:c="4"/>CODI VARCHAR2(20 </text:span><text:span text:style-name="T45">CHAR</text:span><text:span text:style-name="T16">) </text:span><text:span text:style-name="T45">NOT</text:span><text:span text:style-name="T16"> </text:span><text:span text:style-name="T76">NULL</text:span><text:span text:style-name="T16">,</text:span></text:p>
            <text:p text:style-name="P200"><text:span text:style-name="T16"><text:s text:c="4"/>NOM VARCHAR2(64 </text:span><text:span text:style-name="T45">CHAR</text:span><text:span text:style-name="T16">) </text:span><text:span text:style-name="T45">NOT</text:span><text:span text:style-name="T16"> </text:span><text:span text:style-name="T76">NULL</text:span><text:span text:style-name="T16">,</text:span></text:p>
            <text:p text:style-name="P200"><text:span text:style-name="T16"><text:s text:c="4"/>URL VARCHAR2(256 </text:span><text:span text:style-name="T45">CHAR</text:span><text:span text:style-name="T16">) </text:span><text:span text:style-name="T45">NOT</text:span><text:span text:style-name="T16"> </text:span><text:span text:style-name="T76">NULL</text:span><text:span text:style-name="T16">,</text:span></text:p>
            <text:p text:style-name="P200"><text:span text:style-name="T16"><text:s text:c="4"/>USUARI VARCHAR2(64 </text:span><text:span text:style-name="T45">CHAR</text:span><text:span text:style-name="T16">),</text:span></text:p>
            <text:p text:style-name="P200"><text:span text:style-name="T16"><text:s text:c="4"/>CONTRASENYA VARCHAR2(64 </text:span><text:span text:style-name="T45">CHAR</text:span><text:span text:style-name="T16">),</text:span></text:p>
            <text:p text:style-name="P211"><text:s text:c="4"/>INTENTS NUMBER(10,0),</text:p>
            <text:p text:style-name="P211"><text:s text:c="4"/>TEMPS_ENTRE_INTENTS NUMBER(10,0),</text:p>
            <text:p text:style-name="P200"><text:span text:style-name="T16"><text:s text:c="4"/>ENTITAT_ID NUMBER(19) </text:span><text:span text:style-name="T45">NOT</text:span><text:span text:style-name="T16"> </text:span><text:span text:style-name="T76">NULL</text:span><text:span text:style-name="T16">,</text:span></text:p>
            <text:p text:style-name="P200"><text:span text:style-name="T16"><text:s text:c="4"/>CREATEDBY_CODI VARCHAR2(64 </text:span><text:span text:style-name="T45">CHAR</text:span><text:span text:style-name="T16">),</text:span></text:p>
            <text:p text:style-name="P200"><text:span text:style-name="T16"><text:s text:c="4"/>CREATEDDATE </text:span><text:span text:style-name="T45">TIMESTAMP</text:span><text:span text:style-name="T16">(6),</text:span></text:p>
            <text:p text:style-name="P200"><text:span text:style-name="T16"><text:s text:c="4"/>LASTMODIFIEDBY_CODI VARCHAR2(64 </text:span><text:span text:style-name="T45">CHAR</text:span><text:span text:style-name="T16">),</text:span></text:p>
            <text:p text:style-name="P200"><text:span text:style-name="T16"><text:s text:c="4"/>LASTMODIFIEDDATE </text:span><text:span text:style-name="T45">TIMESTAMP</text:span><text:span text:style-name="T16">(6)</text:span></text:p>
            <text:p text:style-name="P211">);</text:p>
            <text:p text:style-name="P204"/>
            <text:p text:style-name="P20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20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204"/>
            <text:p text:style-name="P200"><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204"/>
            <text:p text:style-name="P207">-- 1 Afegeix els nous backoffices a la taula de backoffices</text:p>
            <text:p text:style-name="P200"><text:span text:style-name="T115">INSERT</text:span><text:span text:style-name="T16"> </text:span><text:span text:style-name="T115">INTO</text:span><text:span text:style-name="T16"> DIS_BACKOFFICE</text:span></text:p>
            <text:p text:style-name="P211">(</text:p>
            <text:p text:style-name="P211"><text:s text:c="4"/>ID,</text:p>
            <text:p text:style-name="P211"><text:s text:c="4"/>TIPUS,</text:p>
            <text:p text:style-name="P211"><text:s text:c="4"/>CODI,</text:p>
            <text:p text:style-name="P211"><text:s text:c="4"/>NOM,</text:p>
            <text:p text:style-name="P211"><text:s text:c="4"/>URL,</text:p>
            <text:p text:style-name="P211"><text:s text:c="4"/>USUARI,</text:p>
            <text:p text:style-name="P211"><text:s text:c="4"/>CONTRASENYA,</text:p>
            <text:p text:style-name="P211"><text:s text:c="4"/>INTENTS,</text:p>
            <text:p text:style-name="P211"><text:s text:c="4"/>TEMPS_ENTRE_INTENTS,</text:p>
            <text:p text:style-name="P211"><text:s text:c="4"/>ENTITAT_ID,</text:p>
            <text:p text:style-name="P211"><text:s text:c="4"/>CREATEDBY_CODI,</text:p>
            <text:p text:style-name="P211"><text:s text:c="4"/>CREATEDDATE</text:p>
            <text:p text:style-name="P211">)</text:p>
            <text:p text:style-name="P211">(</text:p>
            <text:p text:style-name="P200"><text:span text:style-name="T16"><text:tab/></text:span><text:span text:style-name="T115">SELECT</text:span></text:p>
            <text:p text:style-name="P211"><text:tab/><text:tab/>DIS_HIBERNATE_SEQ.nextval,</text:p>
            <text:p text:style-name="P211"><text:soft-page-break/><text:tab/> <text:s text:c="3"/>TIPUS,</text:p>
            <text:p text:style-name="P211"><text:tab/> <text:s text:c="3"/>CODI,</text:p>
            <text:p text:style-name="P211"><text:tab/> <text:s text:c="3"/>CODI,</text:p>
            <text:p text:style-name="P211"><text:tab/> <text:s text:c="3"/>URL,</text:p>
            <text:p text:style-name="P211"><text:tab/> <text:s text:c="3"/>USUARI,</text:p>
            <text:p text:style-name="P211"><text:tab/> <text:s text:c="3"/>CONTRASENYA,</text:p>
            <text:p text:style-name="P211"><text:tab/> <text:s text:c="3"/>INTENTS,</text:p>
            <text:p text:style-name="P211"><text:tab/> <text:s text:c="3"/>TEMPS_ENTRE_INTENTS,</text:p>
            <text:p text:style-name="P211"><text:tab/> <text:s text:c="3"/>ENTITAT_ID,</text:p>
            <text:p text:style-name="P200"><text:span text:style-name="T16"><text:tab/> <text:s text:c="3"/></text:span><text:span text:style-name="T117">'u81599'</text:span><text:span text:style-name="T16">, </text:span><text:span text:style-name="T118">-- CREATEDBY_CODI: ! posar un codi d'usuari que existeixi</text:span></text:p>
            <text:p text:style-name="P200"><text:span text:style-name="T16"><text:tab/> <text:s text:c="3"/></text:span><text:span text:style-name="T115">SYSDATE</text:span></text:p>
            <text:p text:style-name="P200"><text:span text:style-name="T16"><text:tab/></text:span><text:span text:style-name="T115">FROM</text:span><text:span text:style-name="T16"> (</text:span></text:p>
            <text:p text:style-name="P200"><text:span text:style-name="T16"><text:tab/><text:tab/></text:span><text:span text:style-name="T115">SELECT</text:span><text:span text:style-name="T16"> </text:span><text:span text:style-name="T115">DISTINCT</text:span></text:p>
            <text:p text:style-name="P200"><text:span text:style-name="T16"><text:tab/><text:tab/> <text:s text:c="3"/></text:span><text:span text:style-name="T119">NVL</text:span><text:span text:style-name="T16">(r.TIPUS_BACKOFFICE, </text:span><text:span text:style-name="T117">'DISTRIBUCIO'</text:span><text:span text:style-name="T16">) TIPUS ,</text:span></text:p>
            <text:p text:style-name="P200"><text:span text:style-name="T16"><text:tab/><text:tab/> <text:s text:c="3"/></text:span><text:span text:style-name="T119">NVL</text:span><text:span text:style-name="T16">(r.BACKOFFICE_CODI, </text:span><text:span text:style-name="T117">'Backoffice_'</text:span><text:span text:style-name="T16">||rownum) CODI,</text:span></text:p>
            <text:p text:style-name="P200"><text:span text:style-name="T16"><text:tab/><text:tab/> <text:s text:c="3"/></text:span><text:span text:style-name="T119">NVL</text:span><text:span text:style-name="T16">(URL, </text:span><text:span text:style-name="T117">'http://camp.obligatori'</text:span><text:span text:style-name="T16">) URL,</text:span></text:p>
            <text:p text:style-name="P211"><text:tab/><text:tab/> <text:s text:c="3"/>USUARI,</text:p>
            <text:p text:style-name="P211"><text:tab/><text:tab/> <text:s text:c="3"/>CONTRASENYA,</text:p>
            <text:p text:style-name="P211"><text:tab/><text:tab/> <text:s text:c="3"/>INTENTS,</text:p>
            <text:p text:style-name="P211"><text:tab/><text:tab/> <text:s text:c="3"/>TEMPS_ENTRE_INTENTS,</text:p>
            <text:p text:style-name="P211"><text:tab/><text:tab/> <text:s text:c="3"/>ENTITAT_ID</text:p>
            <text:p text:style-name="P200"><text:span text:style-name="T16"><text:tab/><text:tab/></text:span><text:span text:style-name="T115">FROM</text:span><text:span text:style-name="T16"> DIS_REGLA r</text:span></text:p>
            <text:p text:style-name="P200"><text:span text:style-name="T16"><text:tab/><text:tab/></text:span><text:span text:style-name="T115">WHERE</text:span><text:span text:style-name="T16"> r.TIPUS = </text:span><text:span text:style-name="T117">'BACKOFFICE'</text:span></text:p>
            <text:p text:style-name="P211"><text:tab/>)</text:p>
            <text:p text:style-name="P200"><text:span text:style-name="T16">)</text:span><text:span text:style-name="T121">;</text:span></text:p>
            <text:p text:style-name="P204"/>
            <text:p text:style-name="P215">-- 2 Actualitza la referència de les regles tipus bakcoffice amb el registre que li toqui</text:p>
            <text:p text:style-name="P200"><text:span text:style-name="T115">UPDATE</text:span><text:span text:style-name="T16"> DIS_REGLA r </text:span><text:span text:style-name="T115">SET</text:span><text:span text:style-name="T16"> BACKOFFICE_DESTI_ID = </text:span></text:p>
            <text:p text:style-name="P211">( </text:p>
            <text:p text:style-name="P200"><text:span text:style-name="T16"><text:tab/></text:span><text:span text:style-name="T115">SELECT</text:span><text:span text:style-name="T16"> ID </text:span></text:p>
            <text:p text:style-name="P200"><text:span text:style-name="T16"><text:tab/></text:span><text:span text:style-name="T115">FROM</text:span><text:span text:style-name="T16"> DIS_BACKOFFICE b</text:span></text:p>
            <text:p text:style-name="P200"><text:span text:style-name="T16"><text:tab/></text:span><text:span text:style-name="T115">WHERE</text:span><text:span text:style-name="T16"> ROWNUM = </text:span><text:span text:style-name="T86">1</text:span></text:p>
            <text:p text:style-name="P200"><text:span text:style-name="T16"><text:tab/> <text:tab/></text:span><text:span text:style-name="T115">AND</text:span><text:span text:style-name="T16"> r.TIPUS_BACKOFFICE = b.TIPUS </text:span></text:p>
            <text:p text:style-name="P200"><text:span text:style-name="T16"><text:tab/> <text:tab/></text:span><text:span text:style-name="T115">AND</text:span><text:span text:style-name="T16"> (r.BACKOFFICE_CODI = b.CODI)</text:span></text:p>
            <text:p text:style-name="P200"><text:span text:style-name="T16"><text:tab/> <text:tab/></text:span><text:span text:style-name="T115">AND</text:span><text:span text:style-name="T16"> r.URL = b.URL </text:span></text:p>
            <text:p text:style-name="P200"><text:span text:style-name="T16"><text:tab/> <text:tab/></text:span><text:span text:style-name="T115">AND</text:span><text:span text:style-name="T16"> r.ENTITAT_ID = b.ENTITAT_ID</text:span></text:p>
            <text:p text:style-name="P200"><text:span text:style-name="T16"><text:tab/> <text:tab/></text:span><text:span text:style-name="T115">AND</text:span><text:span text:style-name="T16"> ((r.USUARI = b.USUARI ) </text:span><text:span text:style-name="T115">OR</text:span><text:span text:style-name="T16"> (r.USUARI </text:span><text:span text:style-name="T115">IS</text:span><text:span text:style-name="T16"> </text:span><text:span text:style-name="T115">NULL</text:span><text:span text:style-name="T16"> </text:span><text:span text:style-name="T115">AND</text:span><text:span text:style-name="T16"> b.USUARI </text:span><text:span text:style-name="T115">IS</text:span><text:span text:style-name="T16"> </text:span><text:span text:style-name="T115">NULL</text:span><text:span text:style-name="T16">))</text:span></text:p>
            <text:p text:style-name="P200"><text:span text:style-name="T16"><text:tab/> <text:tab/></text:span><text:span text:style-name="T115">AND</text:span><text:span text:style-name="T16"> ((r.CONTRASENYA = b.CONTRASENYA <text:s/>) </text:span><text:span text:style-name="T115">OR</text:span><text:span text:style-name="T16"> (r.CONTRASENYA </text:span><text:span text:style-name="T115">IS</text:span><text:span text:style-name="T16"> </text:span><text:span text:style-name="T115">NULL</text:span><text:span text:style-name="T16"> </text:span><text:span text:style-name="T115">AND</text:span><text:span text:style-name="T16"> b.CONTRASENYA </text:span><text:span text:style-name="T115">IS</text:span><text:span text:style-name="T16"> </text:span><text:span text:style-name="T115">NULL</text:span><text:span text:style-name="T16">))</text:span></text:p>
            <text:p text:style-name="P200"><text:span text:style-name="T16"><text:tab/> <text:tab/></text:span><text:span text:style-name="T115">AND</text:span><text:span text:style-name="T16"> ((r.INTENTS = b.INTENTS <text:s/>) </text:span><text:span text:style-name="T115">OR</text:span><text:span text:style-name="T16"> (r.INTENTS </text:span><text:span text:style-name="T115">IS</text:span><text:span text:style-name="T16"> </text:span><text:span text:style-name="T115">NULL</text:span><text:span text:style-name="T16"> </text:span><text:span text:style-name="T115">AND</text:span><text:span text:style-name="T16"> b.INTENTS </text:span><text:span text:style-name="T115">IS</text:span><text:span text:style-name="T16"> </text:span><text:span text:style-name="T115">NULL</text:span><text:span text:style-name="T16">))</text:span></text:p>
            <text:p text:style-name="P200"><text:span text:style-name="T16"><text:tab/> <text:tab/></text:span><text:span text:style-name="T115">AND</text:span><text:span text:style-name="T16"> ((r.TEMPS_ENTRE_INTENTS = b.TEMPS_ENTRE_INTENTS <text:s/>) </text:span><text:span text:style-name="T115">OR</text:span><text:span text:style-name="T16"> (r.TEMPS_ENTRE_INTENTS </text:span><text:span text:style-name="T115">IS</text:span><text:span text:style-name="T16"> </text:span><text:span text:style-name="T115">NULL</text:span><text:span text:style-name="T16"> </text:span><text:span text:style-name="T115">AND</text:span><text:span text:style-name="T16"> b.TEMPS_ENTRE_INTENTS </text:span><text:span text:style-name="T115">IS</text:span><text:span text:style-name="T16"> </text:span><text:span text:style-name="T115">NULL</text:span><text:span text:style-name="T16">))</text:span></text:p>
            <text:p text:style-name="P211">)</text:p>
            <text:p text:style-name="P211"><text:span text:style-name="T116">WHERE</text:span> R.BACKOFFICE_CODI <text:span text:style-name="T116">IS</text:span> <text:span text:style-name="T116">NOT</text:span> <text:span text:style-name="T116">NULL</text:span><text:span text:style-name="T120">;</text:span></text:p>
            <text:p text:style-name="P204"/>
            <text:p text:style-name="P207">-- #237: Millora de regles. Modificar definició de la regla</text:p>
            <text:p text:style-name="P204"/>
            <text:p text:style-name="P200"><text:span text:style-name="T45">ALTER</text:span><text:span text:style-name="T16"> </text:span><text:span text:style-name="T45">TABLE</text:span><text:span text:style-name="T16"> DIS_REGLA</text:span></text:p>
            <text:p text:style-name="P200"><text:span text:style-name="T45">ADD</text:span><text:span text:style-name="T16"> (</text:span></text:p>
            <text:p text:style-name="P211"><text:s text:c="4"/>BUSTIA_FILTRE_ID NUMBER(19),</text:p>
            <text:p text:style-name="P211"><text:s text:c="4"/>BACKOFFICE_DESTI_ID NUMBER(19)</text:p>
            <text:p text:style-name="P211">);</text:p>
            <text:p text:style-name="P204"/>
            <text:p text:style-name="P20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20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text:span><text:soft-page-break/><text:span text:style-name="T16">(BACKOFFICE_DESTI_ID) </text:span><text:span text:style-name="T45">REFERENCES</text:span><text:span text:style-name="T16"> DIS_BACKOFFICE(ID);</text:span></text:p>
            <text:p text:style-name="P204"/>
            <text:p text:style-name="P204"/>
            <text:p text:style-name="P204"/>
            <text:p text:style-name="P207">-- #250: Ampliació de la columna DIS_REGISTRE.UNITAT_ADM_DESC per igualar-la a DIS_UNITAT_ORGANITZATIVA.DENOMINACIO</text:p>
            <text:p text:style-name="P204"/>
            <text:p text:style-name="P200"><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204"/>
            <text:p text:style-name="P204"/>
            <text:p text:style-name="P207">-- #236: Millora de regles. Nou tipus de regla "reenviar a UO"</text:p>
            <text:p text:style-name="P204"/>
            <text:p text:style-name="P200"><text:span text:style-name="T45">ALTER</text:span><text:span text:style-name="T16"> </text:span><text:span text:style-name="T45">TABLE</text:span><text:span text:style-name="T16"> DIS_REGLA</text:span></text:p>
            <text:p text:style-name="P200"><text:span text:style-name="T45">ADD</text:span><text:span text:style-name="T16"> (</text:span></text:p>
            <text:p text:style-name="P211"><text:s text:c="4"/>UNITAT_DESTI_ID NUMBER(19)</text:p>
            <text:p text:style-name="P211">);</text:p>
            <text:p text:style-name="P204"/>
            <text:p text:style-name="P20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79"/>
            <text:p text:style-name="P211"/>
          </table:table-cell>
        </table:table-row>
      </table:table>
      <text:p text:style-name="P51"/>
      <text:p text:style-name="P28"><text:span text:style-name="T3">Propietats globals</text:span>: </text:p>
      <text:list xml:id="list736722045" text:style-name="L48">
        <text:list-item>
          <text:p text:style-name="P311">Sense canvis</text:p>
        </text:list-item>
      </text:list>
      <text:p text:style-name="P161"/>
      <text:list xml:id="list110458563702282" text:continue-list="list110459672437907" text:style-name="Outline">
        <text:list-item>
          <text:list>
            <text:list-header>
              <text:h text:style-name="P242" text:outline-level="2" text:is-list-header="true"><text:bookmark-start text:name="__RefHeading___Toc387429_3965979134"/><text:span text:style-name="T79">Versió 0.9.</text:span><text:span text:style-name="T65">3</text:span><text:span text:style-name="T68">2</text:span><text:span text:style-name="T65"> </text:span><text:span text:style-name="T69">Millores visuals</text:span><text:span text:style-name="T66">. </text:span><text:bookmark-end text:name="__RefHeading___Toc387429_3965979134"/></text:h>
            </text:list-header>
          </text:list>
        </text:list-item>
      </text:list>
      <text:p text:style-name="P124">Data: 2020.12.0<text:span text:style-name="T123">3</text:span> 15:00h</text:p>
      <text:p text:style-name="P124"/>
      <text:p text:style-name="P139">Resum: <text:span text:style-name="T111">M</text:span>illores visuals<text:span text:style-name="T122"> i botons d'accions i navegació en el detall de les anotacions.</text:span></text:p>
      <text:p text:style-name="P124"/>
      <text:p text:style-name="P172">Canvis i millores:</text:p>
      <text:list xml:id="list110459070007185" text:continue-list="list110459486078154" text:style-name="L36">
        <text:list-item>
          <text:p text:style-name="P338"><text:a xlink:type="simple" xlink:href="https://github.com/GovernIB/distribucio/issues/242" text:style-name="Internet_20_link" text:visited-style-name="Visited_20_Internet_20_Link">#242</text:a>: Nova pestanya de resum als detalls d'una anotació</text:p>
        </text:list-item>
        <text:list-item>
          <text:p text:style-name="P338"><text:a xlink:type="simple" xlink:href="https://github.com/GovernIB/distribucio/issues/240" text:style-name="Internet_20_link" text:visited-style-name="Visited_20_Internet_20_Link">#240</text:a>: Navegació entre registres</text:p>
        </text:list-item>
        <text:list-item>
          <text:p text:style-name="P3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38"><text:a xlink:type="simple" xlink:href="https://github.com/GovernIB/distribucio/issues/239" text:style-name="Internet_20_link" text:visited-style-name="Visited_20_Internet_20_Link">#239</text:a>: Afegir accions en els detalls</text:p>
        </text:list-item>
        <text:list-item>
          <text:p text:style-name="P338"><text:a xlink:type="simple" xlink:href="https://github.com/GovernIB/distribucio/issues/247" text:style-name="Internet_20_link" text:visited-style-name="Visited_20_Internet_20_Link">#247</text:a>: Opció per descarregar tots els documents d'una anotació</text:p>
        </text:list-item>
        <text:list-item>
          <text:p text:style-name="P338"><text:a xlink:type="simple" xlink:href="https://github.com/GovernIB/distribucio/issues/244" text:style-name="Internet_20_link" text:visited-style-name="Visited_20_Internet_20_Link">#244</text:a>: Poder filtrar dins del desplegable de bústies i que surtin ordenades</text:p>
          <text:p text:style-name="P338"/>
        </text:list-item>
      </text:list>
      <text:p text:style-name="P172">Errors:</text:p>
      <text:list xml:id="list1522793190" text:style-name="L49">
        <text:list-item>
          <text:p text:style-name="P313"><text:a xlink:type="simple" xlink:href="https://github.com/GovernIB/distribucio/issues/238" text:style-name="Internet_20_link" text:visited-style-name="Visited_20_Internet_20_Link">#238</text:a>: Error obrint l'enllaç de comunicació de nova anotació</text:p>
        </text:list-item>
        <text:list-item>
          <text:p text:style-name="P31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14"><text:a xlink:type="simple" xlink:href="https://github.com/GovernIB/distribucio/issues/257" text:style-name="Internet_20_link" text:visited-style-name="Visited_20_Internet_20_Link">#257</text:a><text:span text:style-name="T123"> </text:span>Error sincronitzant canvi de noms d'unitats orgániques amb el DIR3 </text:p>
        </text:list-item>
      </text:list>
      <text:p text:style-name="P162"/>
      <text:p text:style-name="P165">Base de dades:<text:span text:style-name="T2"> </text:span></text:p>
      <text:list xml:id="list356602350" text:style-name="L50">
        <text:list-item>
          <text:p text:style-name="P312">Sense canvis</text:p>
        </text:list-item>
      </text:list>
      <text:p text:style-name="P160"/>
      <text:p text:style-name="P27"><text:span text:style-name="T3">Propietats globals</text:span>: </text:p>
      <text:list xml:id="list110459356266915" text:continue-numbering="true" text:style-name="L50">
        <text:list-item>
          <text:p text:style-name="P312">Sense canvis</text:p>
        </text:list-item>
      </text:list>
      <text:list xml:id="list110459108687107" text:continue-list="list110458563702282" text:style-name="Outline">
        <text:list-item>
          <text:list>
            <text:list-header>
              <text:h text:style-name="P243" text:outline-level="2" text:is-list-header="true"><text:bookmark-start text:name="__RefHeading___Toc210152_2228722299"/><text:soft-page-break/><text:span text:style-name="T79">Versió 0.9.</text:span><text:span text:style-name="T70">32</text:span><text:span text:style-name="T62">.</text:span><text:span text:style-name="T70">1</text:span><text:span text:style-name="T58"> </text:span><text:span text:style-name="T59">C</text:span><text:span text:style-name="T62">orrecció e</text:span><text:span text:style-name="T63">rror d</text:span><text:span text:style-name="T70">escarrega</text:span><text:bookmark-end text:name="__RefHeading___Toc210152_2228722299"/></text:h>
            </text:list-header>
          </text:list>
        </text:list-item>
      </text:list>
      <text:p text:style-name="P126">Data: <text:span text:style-name="T124">13</text:span>/0<text:span text:style-name="T124">1</text:span>/202<text:span text:style-name="T124">1</text:span></text:p>
      <text:p text:style-name="P29"/>
      <text:list xml:id="list110460092267152" text:continue-list="list110458512184348" text:style-name="L22">
        <text:list-item>
          <text:p text:style-name="P305"><text:a xlink:type="simple" xlink:href="https://github.com/GovernIB/distribucio/issues/261" text:style-name="Internet_20_link" text:visited-style-name="Visited_20_Internet_20_Link"><text:span text:style-name="T124">#</text:span></text:a><text:a xlink:type="simple" xlink:href="https://github.com/GovernIB/distribucio/issues/261" text:style-name="Internet_20_link" text:visited-style-name="Visited_20_Internet_20_Link">261</text:a><text:span text:style-name="T98"> Problema amb la descàrrega dels fitxers de les anotacions de registre</text:span></text:p>
        </text:list-item>
      </text:list>
      <text:p text:style-name="P111"/>
      <text:p text:style-name="P52">Base de dades:<text:span text:style-name="T2"> </text:span></text:p>
      <text:list xml:id="list483099772" text:style-name="L51">
        <text:list-item>
          <text:p text:style-name="P328">S<text:span text:style-name="T97">ense canvis</text:span></text:p>
        </text:list-item>
      </text:list>
      <text:p text:style-name="P52"/>
      <text:p text:style-name="P29"><text:span text:style-name="T3">Propietats globals</text:span>: </text:p>
      <text:list xml:id="list923593043" text:style-name="L52">
        <text:list-item>
          <text:p text:style-name="P316">Sense canvis</text:p>
        </text:list-item>
      </text:list>
      <text:p text:style-name="P166"/>
      <text:list xml:id="list110458344841319" text:continue-list="list110459108687107" text:style-name="Outline">
        <text:list-item>
          <text:list>
            <text:list-header>
              <text:h text:style-name="P244" text:outline-level="2" text:is-list-header="true"><text:bookmark-start text:name="__RefHeading___Toc210154_2228722299"/><text:span text:style-name="T79">Versió 0.9.</text:span><text:span text:style-name="T70">3</text:span><text:span text:style-name="T71">3</text:span><text:span text:style-name="T58"> </text:span><text:span text:style-name="T72">No tancar modal, API firma simple i corre</text:span><text:span text:style-name="T74">c</text:span><text:span text:style-name="T72">ció errors d</text:span><text:span text:style-name="T73">escarregant annexos</text:span><text:bookmark-end text:name="__RefHeading___Toc210154_2228722299"/></text:h>
            </text:list-header>
          </text:list>
        </text:list-item>
      </text:list>
      <text:p text:style-name="P127">Data: <text:span text:style-name="T125">11</text:span>/0<text:span text:style-name="T124">2</text:span>/202<text:span text:style-name="T124">1 13:00h</text:span></text:p>
      <text:p text:style-name="P127"/>
      <text:p text:style-name="P128"><text:span text:style-name="T126">Resum: No tancar la modal després de realitzar accions. Canvi API firma. Permetre reenviar i marcar coma processades massivament. Altres millores i </text:span>correcció d'errors descarregant annexos i altres errors menors. <text:span text:style-name="T126">.</text:span></text:p>
      <text:p text:style-name="P127"/>
      <text:p text:style-name="P174">Canvis i millores:</text:p>
      <text:list xml:id="list110460004005545" text:continue-list="list110459070007185" text:style-name="L36">
        <text:list-item>
          <text:p text:style-name="P339"><text:a xlink:type="simple" xlink:href="https://github.com/GovernIB/distribucio/issues/264" text:style-name="Internet_20_link" text:visited-style-name="Visited_20_Internet_20_Link">#264</text:a> No sortir de la navegació quan es reenvia una anotació</text:p>
        </text:list-item>
        <text:list-item>
          <text:p text:style-name="P339"><text:a xlink:type="simple" xlink:href="https://github.com/GovernIB/distribucio/issues/241" text:style-name="Internet_20_link" text:visited-style-name="Visited_20_Internet_20_Link">#241</text:a> Posar un visor de documents per als annexos</text:p>
        </text:list-item>
        <text:list-item>
          <text:p text:style-name="P339"><text:a xlink:type="simple" xlink:href="https://github.com/GovernIB/distribucio/issues/243" text:style-name="Internet_20_link" text:visited-style-name="Visited_20_Internet_20_Link">#243</text:a> Canviar l'API de firma amb passarel·la per l'API de firma simple</text:p>
        </text:list-item>
        <text:list-item>
          <text:p text:style-name="P3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39"><text:a xlink:type="simple" xlink:href="https://github.com/GovernIB/distribucio/issues/266" text:style-name="Internet_20_link" text:visited-style-name="Visited_20_Internet_20_Link">#266</text:a> Afegir el remitent al contingut del correu</text:p>
        </text:list-item>
        <text:list-item>
          <text:p text:style-name="P3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39"><text:a xlink:type="simple" xlink:href="https://github.com/GovernIB/distribucio/issues/259" text:style-name="Internet_20_link" text:visited-style-name="Visited_20_Internet_20_Link">#259</text:a> Afegir accions de les anotacions als administradors</text:p>
        </text:list-item>
        <text:list-item>
          <text:p text:style-name="P3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39"/>
        </text:list-item>
      </text:list>
      <text:p text:style-name="P174">Errors:</text:p>
      <text:list xml:id="list3617836497" text:style-name="L53">
        <text:list-item>
          <text:p text:style-name="P31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1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45"><text:a xlink:type="simple" xlink:href="https://github.com/GovernIB/distribucio/issues/269" text:style-name="Internet_20_link" text:visited-style-name="Visited_20_Internet_20_Link">#269</text:a><text:span text:style-name="T19"> Estat estrany al reenviar/processar una anotació des de la URL del correu</text:span></text:p>
        </text:list-item>
        <text:list-item>
          <text:p text:style-name="P346"><text:a xlink:type="simple" xlink:href="https://github.com/GovernIB/distribucio/issues/232" text:style-name="Internet_20_link" text:visited-style-name="Visited_20_Internet_20_Link">#232</text:a>: Error descarregant annex pendent de guardar-se a l'Arxiu</text:p>
        </text:list-item>
        <text:list-item>
          <text:p text:style-name="P346"><text:a xlink:type="simple" xlink:href="https://github.com/GovernIB/distribucio/issues/273" text:style-name="Internet_20_link" text:visited-style-name="Visited_20_Internet_20_Link">#273</text:a><text:span text:style-name="T19">: Revisar la descàrrega d'annexos amb firma detached guardats o no a l'Arxiu</text:span></text:p>
        </text:list-item>
      </text:list>
      <text:p text:style-name="P163"/>
      <text:p text:style-name="P53">Base de dades:<text:span text:style-name="T2"> </text:span></text:p>
      <text:list xml:id="list3291203280" text:style-name="L54">
        <text:list-item>
          <text:p text:style-name="P329"><text:soft-page-break/>S<text:span text:style-name="T97">ense canvis</text:span></text:p>
        </text:list-item>
      </text:list>
      <text:p text:style-name="P53"/>
      <text:p text:style-name="P30"><text:span text:style-name="T3">Propietats globals</text:span>: </text:p>
      <text:list xml:id="list2997041115" text:style-name="L55">
        <text:list-item>
          <text:p text:style-name="P348">Per tal d'emprar l'API de firma simple s'ha de canviar la configuració del plugin de signatura i afegir propietats d'autenticació.</text:p>
        </text:list-item>
        <text:list-item>
          <text:p text:style-name="P348">Per poder filtrar l'arbre d'unitats al reenviament s'ha afegit una propietat opcional.</text:p>
        </text:list-item>
      </text:list>
      <text:list xml:id="list110460272406486" text:continue-list="list1952242440" text:style-name="L42">
        <text:list-header>
          <text:p text:style-name="P275"/>
        </text:list-header>
      </text:list>
      <table:table table:name="Tabela3" table:style-name="Tabela3">
        <table:table-column table:style-name="Tabela3.A"/>
        <table:table-row table:style-name="Tabela3.1">
          <table:table-cell table:style-name="Tabela3.A1" office:value-type="string">
            <text:p text:style-name="P202"># ###################### #</text:p>
            <text:p text:style-name="P201"># PROPERTIES MODIFICADES #</text:p>
            <text:p text:style-name="P201"># ###################### #</text:p>
            <text:p text:style-name="P203"/>
            <text:p text:style-name="P197"><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97"><text:span text:style-name="T16">es.caib.distribucio.plugin.signatura.class=</text:span><text:span text:style-name="T20">es.caib.distribucio.plugin.caib.signatura.FirmaSimplePluginPortafib</text:span></text:p>
            <text:p text:style-name="P203"/>
            <text:p text:style-name="P203"/>
            <text:p text:style-name="P201"># ################### #</text:p>
            <text:p text:style-name="P201"># PROPERTIES AFEGIDES #</text:p>
            <text:p text:style-name="P201"># ################### #</text:p>
            <text:p text:style-name="P203"/>
            <text:p text:style-name="P197"><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97"><text:span text:style-name="T16">es.caib.distribucio.plugin.api.firma.en.servidor.simple.endpoint=</text:span><text:span text:style-name="T25">https://dev.caib.es/portafib/common/rest/apifirmaenservidorsimple/v1/</text:span></text:p>
            <text:p text:style-name="P197"><text:span text:style-name="T16">es.caib.distribucio.plugin.api.firma.en.servidor.simple.username=</text:span><text:span text:style-name="T20">USERNAME</text:span></text:p>
            <text:p text:style-name="P197"><text:span text:style-name="T16">es.caib.distribucio.plugin.api.firma.en.servidor.simple.password=</text:span><text:span text:style-name="T20">PASSWORD</text:span></text:p>
            <text:p text:style-name="P203"/>
            <text:p text:style-name="P197"><text:span text:style-name="T31"># 265: </text:span><text:span text:style-name="T34">Poder</text:span><text:span text:style-name="T31"> </text:span><text:span text:style-name="T34">filtrar</text:span><text:span text:style-name="T31"> l'arbre d'unitats </text:span><text:span text:style-name="T34">al</text:span><text:span text:style-name="T31"> </text:span><text:span text:style-name="T34">reenviament</text:span><text:span text:style-name="T31"> i </text:span><text:span text:style-name="T34">desplegar</text:span><text:span text:style-name="T31"> fins </text:span><text:span text:style-name="T34">al</text:span><text:span text:style-name="T31"> </text:span><text:span text:style-name="T34">nivell</text:span><text:span text:style-name="T31"> X d'unitats</text:span></text:p>
            <text:p text:style-name="P197"><text:span text:style-name="T31"># </text:span><text:span text:style-name="T34">Propietat</text:span><text:span text:style-name="T31"> per </text:span><text:span text:style-name="T34">indicar</text:span><text:span text:style-name="T31"> fins a </text:span><text:span text:style-name="T34">quin</text:span><text:span text:style-name="T31"> </text:span><text:span text:style-name="T34">nivell</text:span><text:span text:style-name="T31"> </text:span><text:span text:style-name="T34">obrir</text:span><text:span text:style-name="T31"> l'arbre d'unitats </text:span><text:span text:style-name="T34">al</text:span><text:span text:style-name="T31"> </text:span><text:span text:style-name="T34">reenviar</text:span><text:span text:style-name="T31"> </text:span><text:span text:style-name="T34">una</text:span><text:span text:style-name="T31"> </text:span><text:span text:style-name="T34">anotació</text:span><text:span text:style-name="T31"> (</text:span><text:span text:style-name="T34">defecte</text:span><text:span text:style-name="T31"> = 1)</text:span></text:p>
            <text:p text:style-name="P197"><text:span text:style-name="T16">es.caib.distribucio.contingut.enviar.arbre.nivell=</text:span><text:span text:style-name="T20">1</text:span></text:p>
          </table:table-cell>
        </table:table-row>
      </table:table>
      <text:p text:style-name="P167"/>
      <text:p text:style-name="P167"/>
      <text:p text:style-name="P167"/>
      <text:p text:style-name="P167"/>
      <text:list xml:id="list110458659486845" text:continue-list="list110458344841319" text:style-name="Outline">
        <text:list-item>
          <text:list>
            <text:list-header>
              <text:h text:style-name="P245" text:outline-level="2" text:is-list-header="true"><text:bookmark-start text:name="__RefHeading___Toc182672_83721363"/><text:span text:style-name="T79">Versió 0.9.</text:span><text:span text:style-name="T70">3</text:span><text:span text:style-name="T71">3</text:span><text:span text:style-name="T75">.1</text:span><text:span text:style-name="T58"> </text:span><text:span text:style-name="T73">Permetre realitzar accions sobre anotacions pendent d'Arxiu que hagin esgotat els reintents</text:span><text:bookmark-end text:name="__RefHeading___Toc182672_83721363"/></text:h>
            </text:list-header>
          </text:list>
        </text:list-item>
      </text:list>
      <text:p text:style-name="P129">Data: 05/03/2021 11:00h</text:p>
      <text:p text:style-name="P129"/>
      <text:p text:style-name="P349">Resum: Permetre realitzar accions sobre anotacions pendent d'Arxiu que hagin esgotat els reintents</text:p>
      <text:p text:style-name="P129"/>
      <text:p text:style-name="P175">Canvis i millores:</text:p>
      <text:list xml:id="list110458473977105" text:continue-list="list110460004005545" text:style-name="L36">
        <text:list-item>
          <text:p text:style-name="P347"><text:a xlink:type="simple" xlink:href="https://github.com/GovernIB/distribucio/issues/286" text:style-name="Internet_20_link" text:visited-style-name="Visited_20_Internet_20_Link">#286</text:a><text:span text:style-name="T127"> Permetre realitzar accions sobre anotacions pendent d'Arxiu que hagin esgotat els reintents</text:span></text:p>
        </text:list-item>
      </text:list>
      <text:p text:style-name="P164"/>
      <text:p text:style-name="P55">Base de dades:<text:span text:style-name="T2"> </text:span></text:p>
      <text:list xml:id="list3172953642" text:style-name="L56">
        <text:list-item>
          <text:list>
            <text:list-item>
              <text:p text:style-name="P321"><text:a xlink:type="simple" xlink:href="https://github.com/GovernIB/distribucio/blob/dis-0.9/scripts/bbdd/1.0/oracle/updates/distribucio_update_0.9.33.1.sql" text:style-name="Internet_20_link" text:visited-style-name="Visited_20_Internet_20_Link"><text:span text:style-name="T104">distribucio_update_0.9.33.1.sql</text:span></text:a><text:span text:style-name="T104"> (Oracle)</text:span></text:p>
            </text:list-item>
          </text:list>
        </text:list-item>
      </text:list>
      <text:p text:style-name="P180"/>
      <table:table table:name="Tabela4" table:style-name="Tabela4">
        <table:table-column table:style-name="Tabela4.A"/>
        <text:soft-page-break/>
        <table:table-row table:style-name="Tabela4.1">
          <table:table-cell table:style-name="Tabela4.A1" office:value-type="string">
            <text:p text:style-name="P80"/>
            <text:p text:style-name="P350">-- #286: Permetre realitzar accions sobre anotacions pendent d'Arxiu que hagin esgotat els reintents</text:p>
            <text:p text:style-name="P203"/>
            <text:p text:style-name="P197"><text:span text:style-name="T45">UPDATE</text:span><text:span text:style-name="T16"> DIS_REGISTRE </text:span><text:span text:style-name="T45">SET</text:span><text:span text:style-name="T16"> PROCES_INTENTS = PROCES_INTENTS -1 </text:span><text:span text:style-name="T45">WHERE</text:span><text:span text:style-name="T16"> PROCES_ESTAT = </text:span><text:span text:style-name="T86">'ARXIU_PENDENT'</text:span><text:span text:style-name="T16">;</text:span></text:p>
            <text:p text:style-name="P197"><text:span text:style-name="T45">UPDATE</text:span><text:span text:style-name="T16"> DIS_REGISTRE </text:span><text:span text:style-name="T45">SET</text:span><text:span text:style-name="T16"> PROCES_INTENTS = 0 </text:span><text:span text:style-name="T45">WHERE</text:span><text:span text:style-name="T16"> PROCES_INTENTS = -1;</text:span></text:p>
            <text:p text:style-name="P212"/>
            <text:p text:style-name="P205"/>
            <text:p text:style-name="P205"/>
            <text:p text:style-name="P214"/>
            <text:p text:style-name="P212"/>
          </table:table-cell>
        </table:table-row>
      </table:table>
      <text:p text:style-name="P55"/>
      <text:p text:style-name="P54"/>
      <text:p text:style-name="P17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8"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9</text:page-number></text:span><text:span text:style-name="MT1"><text:s/>/ </text:span><text:span text:style-name="MT1"><text:page-count>2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05T11:04:57.768000117">05/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11M48S</meta:editing-duration>
    <meta:editing-cycles>192</meta:editing-cycles>
    <meta:generator>LibreOffice/6.3.3.2$Windows_X86_64 LibreOffice_project/a64200df03143b798afd1ec74a12ab50359878ed</meta:generator>
    <dc:date>2021-03-05T11:04:57.534000000</dc:date>
    <meta:document-statistic meta:table-count="21" meta:image-count="0" meta:object-count="0" meta:page-count="29" meta:paragraph-count="1009" meta:word-count="5932" meta:character-count="45388" meta:non-whitespace-character-count="38264"/>
  </office:meta>
</office:document-meta>
</file>